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360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308.01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570.7pt"/>
    </style:style>
    <style:style style:name="co8" style:family="table-column">
      <style:table-column-properties fo:break-before="auto" style:column-width="490.3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o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bron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indieners</text:p>
          </table:table-cell>
          <table:table-cell office:value-type="string" calcext:value-type="string">
            <text:p>uitslag</text:p>
          </table:table-cell>
          <table:table-cell office:value-type="string" calcext:value-type="string">
            <text:p>stemmen voor</text:p>
          </table:table-cell>
          <table:table-cell office:value-type="string" calcext:value-type="string">
            <text:p>stemmen teg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eindhoven.parlaeus.nl/user/motie/action=showdoc/gd=2/AcM1_Onderzoek_consequenties_loondispensatie.pdf" xlink:type="simple">https://eindhoven.parlaeus.nl/user/motie/action=showdoc/gd=2/AcM1_Onderzoek_consequenties_loondispensatie.pdf</text:a> </text:p>
          </table:table-cell>
          <table:table-cell office:value-type="string" calcext:value-type="string">
            <text:p>AcM1 Onderzoek consequenties loondispensatie</text:p>
          </table:table-cell>
          <table:table-cell office:value-type="string" calcext:value-type="string">
            <text:p>17-04-2018</text:p>
          </table:table-cell>
          <table:table-cell office:value-type="string" calcext:value-type="string">
            <text:p>['50PLUS', 'CU', 'SP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eindhoven.parlaeus.nl/user/motie/action=showdoc/gd=3/AcM2_Loondispensatie.pdf</text:p>
          </table:table-cell>
          <table:table-cell office:value-type="string" calcext:value-type="string">
            <text:p>AcM2 Loondispensatie</text:p>
          </table:table-cell>
          <table:table-cell office:value-type="string" calcext:value-type="string">
            <text:p>17-04-2018</text:p>
          </table:table-cell>
          <table:table-cell office:value-type="string" calcext:value-type="string">
            <text:p>['50PLUS', 'CU', 'SP', 'OAE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eindhoven.parlaeus.nl/user/motie/action=showdoc/gd=4/AcM1_Van_Gogh_Museum_naar_Brabant__D66_.pdf</text:p>
          </table:table-cell>
          <table:table-cell office:value-type="string" calcext:value-type="string">
            <text:p>AcM1 Van Gogh Museum naar Brabant (D66)</text:p>
          </table:table-cell>
          <table:table-cell office:value-type="string" calcext:value-type="string">
            <text:p>22-05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eindhoven.parlaeus.nl/user/motie/action=showdoc/gd=5/M1_Benchmark_GR_VRBZO_en_ODZOB.pdf</text:p>
          </table:table-cell>
          <table:table-cell office:value-type="string" calcext:value-type="string">
            <text:p>M1 Benchmark GR VRBZO en ODZOB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['PvdA', 'GL']</text:p>
          </table:table-cell>
          <table:table-cell office:value-type="string" calcext:value-type="string">
            <text:p>Niet ingediend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eindhoven.parlaeus.nl/user/motie/action=showdoc/gd=6/M2_Paraplubestemmingsplan_-_beleidsregels.pdf</text:p>
          </table:table-cell>
          <table:table-cell office:value-type="string" calcext:value-type="string">
            <text:p>M2 Paraplubestemmingsplan - beleidsregels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['LPF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eindhoven.parlaeus.nl/user/motie/action=showdoc/gd=7/M3_Flexibel_onder_ons_parapluutje.pdf</text:p>
          </table:table-cell>
          <table:table-cell office:value-type="string" calcext:value-type="string">
            <text:p>M3 Flexibel onder ons parapluutje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eindhoven.parlaeus.nl/user/motie/action=showdoc/gd=8/AcM1_Reik_het_jeugdlintje_weer_uit.pdf</text:p>
          </table:table-cell>
          <table:table-cell office:value-type="string" calcext:value-type="string">
            <text:p>AcM1 Reik het jeugdlintje weer uit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['CDA', 'LE', '50PLUS', 'DENK', 'VVD', 'PvdA', 'D66', 'GL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eindhoven.parlaeus.nl/user/motie/action=showdoc/gd=9/AcM2_Houd_de_straatnaam_Witte_de_With_in_ere.pdf</text:p>
          </table:table-cell>
          <table:table-cell office:value-type="string" calcext:value-type="string">
            <text:p>AcM2 Houd de straatnaam Witte de With in ere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['LPF']</text:p>
          </table:table-cell>
          <table:table-cell office:value-type="string" calcext:value-type="string">
            <text:p>Verworp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eindhoven.parlaeus.nl/user/motie/action=showdoc/gd=10/AcM3_Rachid_komt_moeilijker_aan_een_huis_dan_Jaap.pdf</text:p>
          </table:table-cell>
          <table:table-cell office:value-type="string" calcext:value-type="string">
            <text:p>AcM3 Rachid komt moeilijker aan een huis dan Jaap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['DENK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eindhoven.parlaeus.nl/user/motie/action=showdoc/gd=11/AcM4_Benchmarks_GR_VRBZO_en_ODZOB.pdf</text:p>
          </table:table-cell>
          <table:table-cell office:value-type="string" calcext:value-type="string">
            <text:p>AcM4 Benchmarks GR VRBZO en ODZOB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['CU', 'PvdA', 'OAE', 'GL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eindhoven.parlaeus.nl/user/motie/action=showdoc/gd=16/Ingetrokken_motie_M1_wachtlijsten__PvdA__GL__DENK_.pdf</text:p>
          </table:table-cell>
          <table:table-cell office:value-type="string" calcext:value-type="string">
            <text:p>Ingetrokken motie M1 wachtlijsten (PvdA, GL, DENK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eindhoven.parlaeus.nl/user/motie/action=showdoc/gd=17/Ingetrokken_motie_M2_Medisch_verwijzers__PvdA__GL__DENK__VVD_.pdf</text:p>
          </table:table-cell>
          <table:table-cell office:value-type="string" calcext:value-type="string">
            <text:p>Ingetrokken motie M2 Medisch verwijzers (PvdA, GL, DENK, VVD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ENK', 'VVD', 'PvdA', 'GL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eindhoven.parlaeus.nl/user/motie/action=showdoc/gd=18/Verworpen_motie_M3_Servicebureau__SP__D66_.pdf</text:p>
          </table:table-cell>
          <table:table-cell office:value-type="string" calcext:value-type="string">
            <text:p>Verworpen motie M3 Servicebureau (SP, D66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66', 'SP']</text:p>
          </table:table-cell>
          <table:table-cell office:value-type="string" calcext:value-type="string">
            <text:p>Verworp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eindhoven.parlaeus.nl/user/motie/action=showdoc/gd=19/Ingetrokken_motie_M4_Subsidierelaties__SP_.pdf</text:p>
          </table:table-cell>
          <table:table-cell office:value-type="string" calcext:value-type="string">
            <text:p>Ingetrokken motie M4 Subsidierelaties (SP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eindhoven.parlaeus.nl/user/motie/action=showdoc/gd=20/Ingetrokken_motie_M5_Prikkels_Inhoudelijke_Doorontwikkeling__GL__PvdA__DENK_.pdf</text:p>
          </table:table-cell>
          <table:table-cell office:value-type="string" calcext:value-type="string">
            <text:p>Ingetrokken motie M5 Prikkels Inhoudelijke Doorontwikkeling (GL, PvdA, DENK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ENK', 'PvdA', 'GL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eindhoven.parlaeus.nl/user/motie/action=showdoc/gd=21/Ingetrokken_motie_M6B_Focus_op_Sociale_Basis__CU_.pdf</text:p>
          </table:table-cell>
          <table:table-cell office:value-type="string" calcext:value-type="string">
            <text:p>Ingetrokken motie M6B Focus op Sociale Basis (CU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CU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eindhoven.parlaeus.nl/user/motie/action=showdoc/gd=22/Ingetrokken_motie_M7_Sturen_in_de_mist__CDA_.pdf</text:p>
          </table:table-cell>
          <table:table-cell office:value-type="string" calcext:value-type="string">
            <text:p>Ingetrokken motie M7 Sturen in de mist (CDA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CDA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eindhoven.parlaeus.nl/user/motie/action=showdoc/gd=23/Ingetrokken_motie_M8_KPI_s__CDA_.pdf</text:p>
          </table:table-cell>
          <table:table-cell office:value-type="string" calcext:value-type="string">
            <text:p>Ingetrokken motie M8 KPI's (CDA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CDA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eindhoven.parlaeus.nl/user/motie/action=showdoc/gd=24/Aangehouden_motie_M9_Praktijkondersteuning_jeugd__OAE_.pdf</text:p>
          </table:table-cell>
          <table:table-cell office:value-type="string" calcext:value-type="string">
            <text:p>Aangehouden motie M9 Praktijkondersteuning jeugd (OAE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OAE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eindhoven.parlaeus.nl/user/motie/action=showdoc/gd=25/Verworpen_Amendement_JRA01_Zijn_de_overschrijdingen_terecht__D66_.pdf</text:p>
          </table:table-cell>
          <table:table-cell office:value-type="string" calcext:value-type="string">
            <text:p>Verworpen Amendement JRA01 Zijn de overschrijdingen terecht (D66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Verworp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eindhoven.parlaeus.nl/user/motie/action=showdoc/gd=26/Verworpen_motie_JRM01_Geef_de_raad_van_Eindhoven_zijn_Kaderstellende_rol__D66_.pdf</text:p>
          </table:table-cell>
          <table:table-cell office:value-type="string" calcext:value-type="string">
            <text:p>Verworpen motie JRM01 Geef de raad van Eindhoven zijn Kaderstellende rol (D66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Verworp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eindhoven.parlaeus.nl/user/motie/action=showdoc/gd=27/Ingetrokken_motie_JRM02_Het_gras_bij_de_buurwijk_is_groener__D66_.pdf</text:p>
          </table:table-cell>
          <table:table-cell office:value-type="string" calcext:value-type="string">
            <text:p>Ingetrokken motie JRM02 Het gras bij de buurwijk is groener (D66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eindhoven.parlaeus.nl/user/motie/action=showdoc/gd=28/Ingetrokken_motie_JRM03A_Investeren_in_de_sociale_basis__D66_.pdf</text:p>
          </table:table-cell>
          <table:table-cell office:value-type="string" calcext:value-type="string">
            <text:p>Ingetrokken motie JRM03A Investeren in de sociale basis (D66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eindhoven.parlaeus.nl/user/motie/action=showdoc/gd=29/Ingetrokken_motie_JRM05A_Op_weg_naar_een_gezonde_organisatie__het_vervolg___PvdA_GroenLinks_DENK_.pdf</text:p>
          </table:table-cell>
          <table:table-cell office:value-type="string" calcext:value-type="string">
            <text:p>Ingetrokken motie JRM05A Op weg naar een gezonde organisatie (het vervolg) (PvdA GroenLinks DENK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ENK', 'PvdA', 'GL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eindhoven.parlaeus.nl/user/motie/action=showdoc/gd=30/Ingetrokken_motie_JRM04_WIJeindhoven_meets_innovatie__D66_.pdf</text:p>
          </table:table-cell>
          <table:table-cell office:value-type="string" calcext:value-type="string">
            <text:p>Ingetrokken motie JRM04 WIJeindhoven meets innovatie (D66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eindhoven.parlaeus.nl/user/motie/action=showdoc/gd=31/Aangenomen_motie_JRM06A_Jaarrekening_Bevriezing_FTE_s_gemeentelijke_organisatie__PvdA_.pdf</text:p>
          </table:table-cell>
          <table:table-cell office:value-type="string" calcext:value-type="string">
            <text:p>Aangenomen motie JRM06A Jaarrekening Bevriezing FTE's gemeentelijke organisatie (PvdA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PvdA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eindhoven.parlaeus.nl/user/motie/action=showdoc/gd=32/Ingetrokken_motie_JRM07_Monitoren_Hofstraat__CDA__SP__PvdA__DENK__D66_.pdf</text:p>
          </table:table-cell>
          <table:table-cell office:value-type="string" calcext:value-type="string">
            <text:p>Ingetrokken motie JRM07 Monitoren Hofstraat (CDA, SP, PvdA, DENK, D66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CDA', 'DENK', 'PvdA', 'D66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eindhoven.parlaeus.nl/user/motie/action=showdoc/gd=33/Verworpen_motie_JRM09_Kracht_en_hoop__OAE__DENK__LPF_.pdf</text:p>
          </table:table-cell>
          <table:table-cell office:value-type="string" calcext:value-type="string">
            <text:p>Verworpen motie JRM09 Kracht en hoop (OAE, DENK, LPF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DENK', 'LPF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GL:7', 'PvdA:6', 'LPF:1', 'LE:1', 'OAE:2', 'DENK:1']</text:p>
          </table:table-cell>
          <table:table-cell office:value-type="string" calcext:value-type="string">
            <text:p>['CDA:6', 'D66:5', '50PLUS:2', 'CU:1', 'VVD:7', 'SP:3'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eindhoven.parlaeus.nl/user/motie/action=showdoc/gd=34/Ingetrokken_motie_JRM10_Rekenkamer_vastgoed__CDA_.pdf</text:p>
          </table:table-cell>
          <table:table-cell office:value-type="string" calcext:value-type="string">
            <text:p>Ingetrokken motie JRM10 Rekenkamer vastgoed (CDA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CDA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eindhoven.parlaeus.nl/user/motie/action=showdoc/gd=35/Ingetrokken_motie_JRM11_Naar_een_goedkeurende_verklaring__CDA_.pdf</text:p>
          </table:table-cell>
          <table:table-cell office:value-type="string" calcext:value-type="string">
            <text:p>Ingetrokken motie JRM11 Naar een goedkeurende verklaring (CDA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CDA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eindhoven.parlaeus.nl/user/motie/action=showdoc/gd=36/Ingetrokken_motie_JRM12_Elk_risico_verdient_waardering__VVD__CDA_.pdf</text:p>
          </table:table-cell>
          <table:table-cell office:value-type="string" calcext:value-type="string">
            <text:p>Ingetrokken motie JRM12 Elk risico verdient waardering (VVD, CDA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CDA', 'VVD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eindhoven.parlaeus.nl/user/motie/action=showdoc/gd=37/Ingetrokken_motie_JRM13_Tussenbalans_2018__OAE__LPF_.pdf</text:p>
          </table:table-cell>
          <table:table-cell office:value-type="string" calcext:value-type="string">
            <text:p>Ingetrokken motie JRM13 Tussenbalans 2018 (OAE, LPF)</text:p>
          </table:table-cell>
          <table:table-cell office:value-type="string" calcext:value-type="string">
            <text:p>03-07-2018</text:p>
          </table:table-cell>
          <table:table-cell office:value-type="string" calcext:value-type="string">
            <text:p>['LPF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eindhoven.parlaeus.nl/user/motie/action=showdoc/gd=50/Ingetrokken_motie_M1_Buurtontmoetingsplek_Zuidwest_Stratum__CDA__GL__LPF__LE__DENK__50PLUS__SP__PvdA_.pdf</text:p>
          </table:table-cell>
          <table:table-cell office:value-type="string" calcext:value-type="string">
            <text:p>Ingetrokken motie M1 Buurtontmoetingsplek Zuidwest Stratum (CDA, GL, LPF, LE, DENK, 50PLUS, SP, PvdA)</text:p>
          </table:table-cell>
          <table:table-cell office:value-type="string" calcext:value-type="string">
            <text:p>28-08-2018</text:p>
          </table:table-cell>
          <table:table-cell office:value-type="string" calcext:value-type="string">
            <text:p>['50PLUS', 'CDA', 'DENK', 'GL', 'LPF', 'PvdA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eindhoven.parlaeus.nl/user/motie/action=showdoc/gd=51/Toezegging_wethouder_List_Vragenhalfuur_Passage_Eindhoven_Centraal.pdf</text:p>
          </table:table-cell>
          <table:table-cell office:value-type="string" calcext:value-type="string">
            <text:p>Toezegging wethouder List Vragenhalfuur Passage Eindhoven Centraal</text:p>
          </table:table-cell>
          <table:table-cell office:value-type="string" calcext:value-type="string">
            <text:p>28-08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eindhoven.parlaeus.nl/user/motie/action=showdoc/gd=52/Ingetrokken_motie_M1A_VVV-kantoor_zondag__D66__LPF__50_PLUS_.pdf</text:p>
          </table:table-cell>
          <table:table-cell office:value-type="string" calcext:value-type="string">
            <text:p>Ingetrokken motie M1A VVV-kantoor zondag (D66, LPF, 50 PLUS)</text:p>
          </table:table-cell>
          <table:table-cell office:value-type="string" calcext:value-type="string">
            <text:p>11-09-2018</text:p>
          </table:table-cell>
          <table:table-cell office:value-type="string" calcext:value-type="string">
            <text:p>['50PLUS', 'D66', 'DENK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eindhoven.parlaeus.nl/user/motie/action=showdoc/gd=53/Ingetrokken_motie_M2A_Geen_valse_start_voor_P+R_Genneper_Parken__VVD__D66__LPF__CDA__SP__50PLUS_.pdf</text:p>
          </table:table-cell>
          <table:table-cell office:value-type="string" calcext:value-type="string">
            <text:p>Ingetrokken motie M2A Geen valse start voor P+R Genneper Parken (VVD, D66, LPF, CDA, SP, 50PLUS)</text:p>
          </table:table-cell>
          <table:table-cell office:value-type="string" calcext:value-type="string">
            <text:p>11-09-2018</text:p>
          </table:table-cell>
          <table:table-cell office:value-type="string" calcext:value-type="string">
            <text:p>['50PLUS', 'CDA', 'CU', 'D66', 'LE', 'LPF', 'SP', 'VVD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eindhoven.parlaeus.nl/user/motie/action=showdoc/gd=54/Aangehouden_motie_M3_Alle_schoolverlaters_een_baan__OAE__DENK__GL_.pdf</text:p>
          </table:table-cell>
          <table:table-cell office:value-type="string" calcext:value-type="string">
            <text:p>Aangehouden motie M3 Alle schoolverlaters een baan (OAE, DENK, GL)</text:p>
          </table:table-cell>
          <table:table-cell office:value-type="string" calcext:value-type="string">
            <text:p>11-09-2018</text:p>
          </table:table-cell>
          <table:table-cell office:value-type="string" calcext:value-type="string">
            <text:p>['DENK', 'GL', 'OAE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eindhoven.parlaeus.nl/user/motie/action=showdoc/gd=55/Aangenomen_actuele_motie_AcM1_afschaffen_dividendbelasting__PvdA__LPF_.pdf</text:p>
          </table:table-cell>
          <table:table-cell office:value-type="string" calcext:value-type="string">
            <text:p>Aangenomen actuele motie AcM1 afschaffen dividendbelasting (PvdA, LPF)</text:p>
          </table:table-cell>
          <table:table-cell office:value-type="string" calcext:value-type="string">
            <text:p>11-09-2018</text:p>
          </table:table-cell>
          <table:table-cell office:value-type="string" calcext:value-type="string">
            <text:p>['LPF', 'PvdA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5', 'LPF:2', '50PLUS:2', 'CU:1', 'OAE:2', 'DENK:1', 'SP:4']</text:p>
          </table:table-cell>
          <table:table-cell office:value-type="string" calcext:value-type="string">
            <text:p>['CDA:6', 'D66:6', 'LE:1', 'VVD:4'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eindhoven.parlaeus.nl/user/motie/action=showdoc/gd=56/Aangenomen_actuele_motie_AcM2_Heldere_communicatie__GL__CDA__PvdA__50PLUS__CU__SP__DENK__OAE__D66__LPF__VVD_.pdf</text:p>
          </table:table-cell>
          <table:table-cell office:value-type="string" calcext:value-type="string">
            <text:p>Aangenomen actuele motie AcM2 Heldere communicatie (GL, CDA, PvdA, 50PLUS, CU, SP, DENK, OAE, D66, LPF, VVD)</text:p>
          </table:table-cell>
          <table:table-cell office:value-type="string" calcext:value-type="string">
            <text:p>11-09-2018</text:p>
          </table:table-cell>
          <table:table-cell office:value-type="string" calcext:value-type="string">
            <text:p>['50PLUS', 'CDA', 'CU', 'D66', 'DENK', 'GL', 'LPF', 'OAE', 'PvdA', 'SP', 'VVD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s://eindhoven.parlaeus.nl/user/motie/action=showdoc/gd=57/Toezegging_wethouder_Steenbakkers_Financi__le_borging_SPIL_beleid_VVE_2019_tot_en_met_2022.pdf</text:p>
          </table:table-cell>
          <table:table-cell office:value-type="string" calcext:value-type="string">
            <text:p>Toezegging wethouder Steenbakkers Financiële borging SPIL beleid VVE 2019 tot en met 2022</text:p>
          </table:table-cell>
          <table:table-cell office:value-type="string" calcext:value-type="string">
            <text:p>11-09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s://eindhoven.parlaeus.nl/user/motie/action=showdoc/gd=58/Toezegging_wethouder_Steenbakkers_Uitvoering_Regio_Deal_Brainport_Eindhoven.pdf</text:p>
          </table:table-cell>
          <table:table-cell office:value-type="string" calcext:value-type="string">
            <text:p>Toezegging wethouder Steenbakkers Uitvoering Regio Deal Brainport Eindhoven</text:p>
          </table:table-cell>
          <table:table-cell office:value-type="string" calcext:value-type="string">
            <text:p>11-09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eindhoven.parlaeus.nl/user/motie/action=showdoc/gd=59/Aangenomen_actuele_motie_AcM1_Kinderpardon_Gemeente_Eindhoven__PvdA__SP__GL__OAE__50PLUS__DENK_.pdf</text:p>
          </table:table-cell>
          <table:table-cell office:value-type="string" calcext:value-type="string">
            <text:p>Aangenomen actuele motie AcM1 Kinderpardon Gemeente Eindhoven (PvdA, SP, GL, OAE, 50PLUS, DENK)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50PLUS', 'DENK', 'GL', 'OAE', 'PvdA', 'SP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s://eindhoven.parlaeus.nl/user/motie/action=showdoc/gd=60/Ingetrokken_actuele_motie_AcM2_Hou_me_vast_Q_koorts__D66__DENK__50PLUS__GL_.pdf</text:p>
          </table:table-cell>
          <table:table-cell office:value-type="string" calcext:value-type="string">
            <text:p>Ingetrokken actuele motie AcM2 Hou me vast Q koorts (D66, DENK, 50PLUS, GL)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50PLUS', 'D66', 'DENK', 'GL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s://eindhoven.parlaeus.nl/user/motie/action=showdoc/gd=61/Ingetrokken_actuele_motie_AcM3_Herindicatie_inwoners_met_een_langedurige_zorgvraag__PvdA__CU__OAE__D66_.pdf</text:p>
          </table:table-cell>
          <table:table-cell office:value-type="string" calcext:value-type="string">
            <text:p>Ingetrokken actuele motie AcM3 Herindicatie inwoners met een langedurige zorgvraag (PvdA, CU, OAE, D66)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CU', 'D66', 'OAE', 'PvdA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s://eindhoven.parlaeus.nl/user/motie/action=showdoc/gd=62/Ingetrokken_actuele_motie_AcM4_Schoner_en_stiller__CDA__GL__PvdA__VVD__OAE__CU__50PLUS_.pdf</text:p>
          </table:table-cell>
          <table:table-cell office:value-type="string" calcext:value-type="string">
            <text:p>Ingetrokken actuele motie AcM4 Schoner en stiller (CDA, GL, PvdA, VVD, OAE, CU, 50PLUS)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50PLUS', 'CDA', 'CU', 'GL', 'OAE', 'PvdA', 'VVD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s://eindhoven.parlaeus.nl/user/motie/action=showdoc/gd=63/Ingetrokken_actuele_motie_AcM5_Tijdelijke_Doorzetting_Verlaatjes__GL__VVD__D66__CDA__LPF__LE__50PLUS__DENK__OAE_.pdf</text:p>
          </table:table-cell>
          <table:table-cell office:value-type="string" calcext:value-type="string">
            <text:p>Ingetrokken actuele motie AcM5 Tijdelijke Doorzetting Verlaatjes (GL, VVD, D66, CDA, LPF, LE, 50PLUS, DENK, OAE)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50PLUS', 'CDA', 'D66', 'DENK', 'GL', 'LE', 'LPF', 'OAE', 'VVD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s://eindhoven.parlaeus.nl/user/motie/action=showdoc/gd=64/Verworpen_actuele_motie_AcM6_indicaties_hh__SP__D66__DENK__OAE_.pdf</text:p>
          </table:table-cell>
          <table:table-cell office:value-type="string" calcext:value-type="string">
            <text:p>Verworpen actuele motie AcM6 indicaties hh (SP, D66, DENK, OAE)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D66', 'DENK', 'OAE', 'SP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s://eindhoven.parlaeus.nl/user/motie/action=showdoc/gd=65/Ingetrokken_actuele_motie_AcM7_Terugbetalen_Eigen_Bijdrage__SP__OAE_.pdf</text:p>
          </table:table-cell>
          <table:table-cell office:value-type="string" calcext:value-type="string">
            <text:p>Ingetrokken actuele motie AcM7 Terugbetalen Eigen Bijdrage (SP, OAE)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OAE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s://eindhoven.parlaeus.nl/user/motie/action=showdoc/gd=66/Verworpen_actuele_motie_AcM8_Oude_indicatie_na_bezwaar__SP__D66__OAE__DENK_.pdf</text:p>
          </table:table-cell>
          <table:table-cell office:value-type="string" calcext:value-type="string">
            <text:p>Verworpen actuele motie AcM8 Oude indicatie na bezwaar (SP, D66, OAE, DENK)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D66', 'DENK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6', 'OAE:2', 'DENK:1', 'SP:4']</text:p>
          </table:table-cell>
          <table:table-cell office:value-type="string" calcext:value-type="string">
            <text:p>['GL:7', 'PvdA:6', 'CDA:6', 'LPF:1', '50PLUS:2', 'LE:1', 'CU:1', 'VVD:7'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s://eindhoven.parlaeus.nl/user/motie/action=showdoc/gd=67/Aangehouden_actuele_motie_AcM9A_Den_Haag_stuur_extra_agenten_naar_Eindhoven__D66__CDA__CU__D66__PvdA__SP__DENK__OAE__LPF__LE__50PLUS_.pdf</text:p>
          </table:table-cell>
          <table:table-cell office:value-type="string" calcext:value-type="string">
            <text:p>Aangehouden actuele motie AcM9A Den Haag stuur extra agenten naar Eindhoven (D66, CDA, CU, D66, PvdA, SP, DENK, OAE, LPF, LE, 50PLUS)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50PLUS', 'CDA', 'CU', 'D66', 'DENK', 'GL', 'LE', 'LPF', 'OAE', 'PvdA', 'SP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://eindhoven.parlaeus.nl/user/motie/action=showdoc/gd=68/Toezegging_wethouder_List_inzake_RV_zienswijze_brief_op_concept_regioprofiel_cultuur_BrabantStad.pdf</text:p>
          </table:table-cell>
          <table:table-cell office:value-type="string" calcext:value-type="string">
            <text:p>Toezegging wethouder List inzake RV zienswijze brief op concept regioprofiel cultuur BrabantStad</text:p>
          </table:table-cell>
          <table:table-cell office:value-type="string" calcext:value-type="string">
            <text:p>02-10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eindhoven.parlaeus.nl/user/motie/action=showdoc/gd=69/Ingetrokken_actuele_motie_AcM1_RyanAir_moet_zich_aan_de_regels_houden__CU__GL__D66__CDA__DENK_.pdf</text:p>
          </table:table-cell>
          <table:table-cell office:value-type="string" calcext:value-type="string">
            <text:p>Ingetrokken actuele motie AcM1 RyanAir moet zich aan de regels houden (CU, GL, D66, CDA, DENK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CDA', 'CU', 'D66', 'DENK', 'GL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s://eindhoven.parlaeus.nl/user/motie/action=showdoc/gd=70/Ingetrokken_actuele_motie_AcM2_Charter_diversiteit__GL__CDA__PvdA__VVD_.pdf</text:p>
          </table:table-cell>
          <table:table-cell office:value-type="string" calcext:value-type="string">
            <text:p>Ingetrokken actuele motie AcM2 Charter diversiteit (GL, CDA, PvdA, VVD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CDA', 'GL', 'PvdA', 'VVD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s://eindhoven.parlaeus.nl/user/motie/action=showdoc/gd=71/Aangehouden_actuele_motie_AcM3_Vuurwerkpret_voor_allen__GL__50PLUS__OAE__PvdA__D66__CU__DENK__CDA_.pdf</text:p>
          </table:table-cell>
          <table:table-cell office:value-type="string" calcext:value-type="string">
            <text:p>Aangehouden actuele motie AcM3 Vuurwerkpret voor allen (GL, 50PLUS, OAE, PvdA, D66, CU, DENK, CDA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50PLUS', 'CDA', 'CU', 'D66', 'DENK', 'GL', 'OAE', 'PvdA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s://eindhoven.parlaeus.nl/user/motie/action=showdoc/gd=72/Verworpen_actuele_motie_AcM4_Sinterklaasoptocht__OAE_.pdf</text:p>
          </table:table-cell>
          <table:table-cell office:value-type="string" calcext:value-type="string">
            <text:p>Verworpen actuele motie AcM4 Sinterklaasoptocht (OAE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LPF:2', 'OAE:2']</text:p>
          </table:table-cell>
          <table:table-cell office:value-type="string" calcext:value-type="string">
            <text:p>['GL:7', 'PvdA:5', 'CDA:5', 'D66:6', '50PLUS:2', 'LE:1', 'CU:1', 'DENK:1', 'VVD:7', 'SP:4'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s://eindhoven.parlaeus.nl/user/motie/action=showdoc/gd=73/Niet_behandeld_actuele_motie_AcM5_AEDs_en_EHBO_materialen_voor_Stadstoezicht__LPF__OAE_.pdf</text:p>
          </table:table-cell>
          <table:table-cell office:value-type="string" calcext:value-type="string">
            <text:p>Niet behandeld actuele motie AcM5 AEDs en EHBO materialen voor Stadstoezicht (LPF, OAE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LPF', 'OAE']</text:p>
          </table:table-cell>
          <table:table-cell office:value-type="string" calcext:value-type="string">
            <text:p>(niet gebruiken)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s://eindhoven.parlaeus.nl/user/motie/action=showdoc/gd=74/Aangehouden_actuele_motie_AcM6_Subsidiebepaling_2019__50PLUS__D66_.pdf</text:p>
          </table:table-cell>
          <table:table-cell office:value-type="string" calcext:value-type="string">
            <text:p>Aangehouden actuele motie AcM6 Subsidiebepaling 2019 (50PLUS, D66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50PLUS', 'D66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s://eindhoven.parlaeus.nl/user/motie/action=showdoc/gd=75/Verworpen_actuele_motie_AcM7_alternatief_voor_Zwarte_Piet__DENK__D66_.pdf</text:p>
          </table:table-cell>
          <table:table-cell office:value-type="string" calcext:value-type="string">
            <text:p>Verworpen actuele motie AcM7 alternatief voor Zwarte Piet (DENK, D66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D66', 'DENK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6', 'DENK:1']</text:p>
          </table:table-cell>
          <table:table-cell office:value-type="string" calcext:value-type="string">
            <text:p>['GL:7', 'PvdA:5', 'CDA:5', 'LPF:2', '50PLUS:2', 'LE:1', 'CU:1', 'OAE:2', 'VVD:7'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s://eindhoven.parlaeus.nl/user/motie/action=showdoc/gd=76/Niet_behandeld_actuele_motie_AcM8_Hartveilig_Eindhoven__CDA__D66__CU__DENK__50PLUS_.pdf</text:p>
          </table:table-cell>
          <table:table-cell office:value-type="string" calcext:value-type="string">
            <text:p>Niet behandeld actuele motie AcM8 Hartveilig Eindhoven (CDA, D66, CU, DENK, 50PLUS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50PLUS', 'CDA', 'CU', 'D66', 'DENK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s://eindhoven.parlaeus.nl/user/motie/action=showdoc/gd=77/Niet_behandeld_actuele_motie_AcM9_Reanimatieonderwijs_op_Eindhovense_middelbare_scholen__CDA__50PLUS__DENK_.pdf</text:p>
          </table:table-cell>
          <table:table-cell office:value-type="string" calcext:value-type="string">
            <text:p>Niet behandeld actuele motie AcM9 Reanimatieonderwijs op Eindhovense middelbare scholen (CDA, 50PLUS, DENK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50PLUS', 'CDA', 'DENK', 'VVD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s://eindhoven.parlaeus.nl/user/motie/action=showdoc/gd=78/Aangenomen_actuele_motie_AcM10A_Racisme_en_geweld_zijn_nooit_acceptabel__GL__D66__SP__PvdA__CU__CDA__DENK__50PLUS__VVD__LE_.pdf</text:p>
          </table:table-cell>
          <table:table-cell office:value-type="string" calcext:value-type="string">
            <text:p>Aangenomen actuele motie AcM10A Racisme en geweld zijn nooit acceptabel (GL, D66, SP, PvdA, CU, CDA, DENK, 50PLUS, VVD, LE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50PLUS', 'CDA', 'CU', 'D66', 'DENK', 'GL', 'LE', 'PvdA', 'SP', 'VVD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5', 'CDA:5', 'D66:6', '50PLUS:2', 'LE:1', 'CU:1', 'DENK:1', 'VVD:7', 'SP:4']</text:p>
          </table:table-cell>
          <table:table-cell office:value-type="string" calcext:value-type="string">
            <text:p>['LPF:2', 'OAE:2'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s://eindhoven.parlaeus.nl/user/motie/action=showdoc/gd=79/Ingetrokken_actuele_motie_AcM11_Zeker_zijn_van_een_warm_bed__PvdA__SP__D66__50PLUS__CU__DENK_.pdf</text:p>
          </table:table-cell>
          <table:table-cell office:value-type="string" calcext:value-type="string">
            <text:p>Ingetrokken actuele motie AcM11 Zeker zijn van een warm bed (PvdA, SP, D66, 50PLUS, CU, DENK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50PLUS', 'CU', 'D66', 'DENK', 'PvdA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s://eindhoven.parlaeus.nl/user/motie/action=showdoc/gd=80/Toezegging_wethouder_List_RV_2e_tussentijdse_rapportage_2018__amendement_A2A_bezoekers_van_Eindhoven_zijn_ook_op_zondag_welkom_.pdf</text:p>
          </table:table-cell>
          <table:table-cell office:value-type="string" calcext:value-type="string">
            <text:p>Toezegging wethouder List RV 2e tussentijdse rapportage 2018 (amendement A2A bezoekers van Eindhoven zijn ook op zondag welkom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s://eindhoven.parlaeus.nl/user/motie/action=showdoc/gd=81/Toezegging_wethouder_Oosterveer_RV_2e_tussentijdse_rapportage_2018__Bezwaar_en_beroepsprocedures_.pdf</text:p>
          </table:table-cell>
          <table:table-cell office:value-type="string" calcext:value-type="string">
            <text:p>Toezegging wethouder Oosterveer RV 2e tussentijdse rapportage 2018 (Bezwaar en beroepsprocedures)</text:p>
          </table:table-cell>
          <table:table-cell office:value-type="string" calcext:value-type="string">
            <text:p>27-11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s://eindhoven.parlaeus.nl/user/motie/action=showdoc/gd=82/Ingetrokken_motie_B.M04_P+R_en_station_bij_Acht__D66__CU__GL_.pdf</text:p>
          </table:table-cell>
          <table:table-cell office:value-type="string" calcext:value-type="string">
            <text:p>Ingetrokken motie B.M04 P+R en station bij Acht (D66, CU, GL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CU', 'D66', 'GL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s://eindhoven.parlaeus.nl/user/motie/action=showdoc/gd=83/Ingetrokken_motie_B.M05_voor_gratis_openbaar_vervoer_voor_minima__SP__LPF__50PLUS_.pdf</text:p>
          </table:table-cell>
          <table:table-cell office:value-type="string" calcext:value-type="string">
            <text:p>Ingetrokken motie B.M05 voor gratis openbaar vervoer voor minima (SP, LPF, 50PLUS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50PLUS', 'LPF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s://eindhoven.parlaeus.nl/user/motie/action=showdoc/gd=84/Ingetrokken_motie_B.M06A_monitoren_en_repareren__SP__D66_.pdf</text:p>
          </table:table-cell>
          <table:table-cell office:value-type="string" calcext:value-type="string">
            <text:p>Ingetrokken motie B.M06A monitoren en repareren (SP, 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s://eindhoven.parlaeus.nl/user/motie/action=showdoc/gd=85/Aangenomen_motie_B.M07_Eerlijke_verdeling_van_de_welvaart__PvdA_.pdf</text:p>
          </table:table-cell>
          <table:table-cell office:value-type="string" calcext:value-type="string">
            <text:p>Aangenomen motie B.M07 Eerlijke verdeling van de welvaart (PvdA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PvdA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D66:5', '50PLUS:2', 'LE:1', 'DENK:1', 'SP:4']</text:p>
          </table:table-cell>
          <table:table-cell office:value-type="string" calcext:value-type="string">
            <text:p>['CDA:6', 'LPF:2', 'CU:1', 'VVD:7'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s://eindhoven.parlaeus.nl/user/motie/action=showdoc/gd=86/Ingetrokken_motie_B.M08_Geef_de_regio_een_stem__D66_.pdf</text:p>
          </table:table-cell>
          <table:table-cell office:value-type="string" calcext:value-type="string">
            <text:p>Ingetrokken motie B.M08 Geef de regio een stem (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s://eindhoven.parlaeus.nl/user/motie/action=showdoc/gd=87/Ingetrokken_motie_B.M09_Campagne_voor_meer_pleeggezinnen__D66_.pdf</text:p>
          </table:table-cell>
          <table:table-cell office:value-type="string" calcext:value-type="string">
            <text:p>Ingetrokken motie B.M09 Campagne voor meer pleeggezinnen (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s://eindhoven.parlaeus.nl/user/motie/action=showdoc/gd=88/Ingetrokken_motie_B.M10_Effectieve_voorlichting_voor_een_hoge_vaccinatiegraad__D66_.pdf</text:p>
          </table:table-cell>
          <table:table-cell office:value-type="string" calcext:value-type="string">
            <text:p>Ingetrokken motie B.M10 Effectieve voorlichting voor een hoge vaccinatiegraad (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s://eindhoven.parlaeus.nl/user/motie/action=showdoc/gd=89/Ingetrokken_motie_B.M11_Drempelvrije_stad__D66__50PLUS__CDA_.pdf</text:p>
          </table:table-cell>
          <table:table-cell office:value-type="string" calcext:value-type="string">
            <text:p>Ingetrokken motie B.M11 Drempelvrije stad (D66, 50PLUS, CDA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50PLUS', 'CDA', 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s://eindhoven.parlaeus.nl/user/motie/action=showdoc/gd=90/Ingetrokken_motie_B.M12_Duurzame_woningvoorraad__D66_.pdf</text:p>
          </table:table-cell>
          <table:table-cell office:value-type="string" calcext:value-type="string">
            <text:p>Ingetrokken motie B.M12 Duurzame woningvoorraad (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s://eindhoven.parlaeus.nl/user/motie/action=showdoc/gd=91/Ingetrokken_motie_B.M13_Het_voortouw_in_de_Omgevingswet__D66_.pdf</text:p>
          </table:table-cell>
          <table:table-cell office:value-type="string" calcext:value-type="string">
            <text:p>Ingetrokken motie B.M13 Het voortouw in de Omgevingswet (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s://eindhoven.parlaeus.nl/user/motie/action=showdoc/gd=92/Aangenomen_motie_B.M14A_Dividend_uitkering_Eindhoven_Airport__GL__PvdA_.pdf</text:p>
          </table:table-cell>
          <table:table-cell office:value-type="string" calcext:value-type="string">
            <text:p>Aangenomen motie B.M14A Dividend uitkering Eindhoven Airport (GL, PvdA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GL', 'PvdA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s://eindhoven.parlaeus.nl/user/motie/action=showdoc/gd=93/Aangehouden_motie_B.M15_Dividend_uitkering_Eindhoven_Airport_QuickSan_juridische_stappen__GL__PvdA_.pdf</text:p>
          </table:table-cell>
          <table:table-cell office:value-type="string" calcext:value-type="string">
            <text:p>Aangehouden motie B.M15 Dividend uitkering Eindhoven Airport QuickSan juridische stappen (GL, PvdA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GL', 'PvdA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s://eindhoven.parlaeus.nl/user/motie/action=showdoc/gd=94/Ingetrokken_motie_B.M16_Help_werkende_armen_aan_beter_werk__GL_.pdf</text:p>
          </table:table-cell>
          <table:table-cell office:value-type="string" calcext:value-type="string">
            <text:p>Ingetrokken motie B.M16 Help werkende armen aan beter werk (GL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GL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eindhoven.parlaeus.nl/user/motie/action=showdoc/gd=95/Ingetrokken_motie_B.M17_Huurteam_voor_Eindhovense_studenten__GL__PvdA__D66_.pdf</text:p>
          </table:table-cell>
          <table:table-cell office:value-type="string" calcext:value-type="string">
            <text:p>Ingetrokken motie B.M17 Huurteam voor Eindhovense studenten (GL, PvdA, 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, 'GL', 'PvdA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s://eindhoven.parlaeus.nl/user/motie/action=showdoc/gd=96/Ingetrokken_motie_B.M18_Ondermijning__CDA__LPF_.pdf</text:p>
          </table:table-cell>
          <table:table-cell office:value-type="string" calcext:value-type="string">
            <text:p>Ingetrokken motie B.M18 Ondermijning (CDA, LPF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CDA', 'LPF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s://eindhoven.parlaeus.nl/user/motie/action=showdoc/gd=97/Ingetrokken_motie_B.M19_Behoud_avondopenstellingen_Inwonersplein__CDA__LPF_.pdf</text:p>
          </table:table-cell>
          <table:table-cell office:value-type="string" calcext:value-type="string">
            <text:p>Ingetrokken motie B.M19 Behoud avondopenstellingen Inwonersplein (CDA, LPF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CDA', 'LPF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s://eindhoven.parlaeus.nl/user/motie/action=showdoc/gd=98/Ingetrokken_motie_B.M20_Coordinatie_keten_uitkering-werk__CDA__50PLUS__GL_.pdf</text:p>
          </table:table-cell>
          <table:table-cell office:value-type="string" calcext:value-type="string">
            <text:p>Ingetrokken motie B.M20 Coordinatie keten uitkering-werk (CDA, 50PLUS, GL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50PLUS', 'CDA', 'GL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s://eindhoven.parlaeus.nl/user/motie/action=showdoc/gd=99/Ingetrokken_motie_B.M21_Middelen_uitvoering_beleidskader_veiligheid__CDA__LPF_.pdf</text:p>
          </table:table-cell>
          <table:table-cell office:value-type="string" calcext:value-type="string">
            <text:p>Ingetrokken motie B.M21 Middelen uitvoering beleidskader veiligheid (CDA, LPF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CDA', 'LPF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s://eindhoven.parlaeus.nl/user/motie/action=showdoc/gd=100/Ingetrokken_motie_B.M22_Gegevensuitwisseling_jeugdwet__CDA__LPF_.pdf</text:p>
          </table:table-cell>
          <table:table-cell office:value-type="string" calcext:value-type="string">
            <text:p>Ingetrokken motie B.M22 Gegevensuitwisseling jeugdwet (CDA, LPF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CDA', 'LPF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s://eindhoven.parlaeus.nl/user/motie/action=showdoc/gd=101/Ingetrokken_motie_B.M23_Tegen_woonoverlast__SP__CU__LPF_.pdf</text:p>
          </table:table-cell>
          <table:table-cell office:value-type="string" calcext:value-type="string">
            <text:p>Ingetrokken motie B.M23 Tegen woonoverlast (SP, CU, LPF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CU', 'LPF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s://eindhoven.parlaeus.nl/user/motie/action=showdoc/gd=102/Aangenomen_motie_B.M24_Meevallers_naar_weerstandsvermogen__VVD__LPF__50PLUS__CU__DENK_.pdf</text:p>
          </table:table-cell>
          <table:table-cell office:value-type="string" calcext:value-type="string">
            <text:p>Aangenomen motie B.M24 Meevallers naar weerstandsvermogen (VVD, LPF, 50PLUS, CU, DENK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50PLUS', 'CU', 'DENK', 'LPF', 'VVD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LPF:2', '50PLUS:2', 'LE:1', 'CU:1', 'DENK:1', 'VVD:7']</text:p>
          </table:table-cell>
          <table:table-cell office:value-type="string" calcext:value-type="string">
            <text:p>['CDA:6', 'D66:5', 'SP:4'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s://eindhoven.parlaeus.nl/user/motie/action=showdoc/gd=103/Ingetrokken_motie_B.M25_Op_naar_een_beweegvriendelijke_stad__D66_.pdf</text:p>
          </table:table-cell>
          <table:table-cell office:value-type="string" calcext:value-type="string">
            <text:p>Ingetrokken motie B.M25 Op naar een beweegvriendelijke stad (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s://eindhoven.parlaeus.nl/user/motie/action=showdoc/gd=104/Verworpen_motie_B.M26_Op_naar_een_duurzame_kantoorvoorraad__D66_.pdf</text:p>
          </table:table-cell>
          <table:table-cell office:value-type="string" calcext:value-type="string">
            <text:p>Verworpen motie B.M26 Op naar een duurzame kantoorvoorraad (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DENK:1']</text:p>
          </table:table-cell>
          <table:table-cell office:value-type="string" calcext:value-type="string">
            <text:p>['GL:7', 'PvdA:6', 'CDA:6', 'LPF:2', '50PLUS:2', 'LE:1', 'CU:1', 'VVD:7', 'SP:4'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s://eindhoven.parlaeus.nl/user/motie/action=showdoc/gd=105/Verworpen_motie_B.M27_Op_naar_een_Klimaatadaptieve_stad__D66_.pdf</text:p>
          </table:table-cell>
          <table:table-cell office:value-type="string" calcext:value-type="string">
            <text:p>Verworpen motie B.M27 Op naar een Klimaatadaptieve stad (D6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DENK:1', 'SP:4']</text:p>
          </table:table-cell>
          <table:table-cell office:value-type="string" calcext:value-type="string">
            <text:p>['GL:7', 'PvdA:6', 'CDA:6', 'LPF:2', '50PLUS:2', 'LE:1', 'CU:1', 'VVD:7'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s://eindhoven.parlaeus.nl/user/motie/action=showdoc/gd=106/Ingetrokken_motie_B.M28_Expats_en_woningmarkt__50PLUS_.pdf</text:p>
          </table:table-cell>
          <table:table-cell office:value-type="string" calcext:value-type="string">
            <text:p>Ingetrokken motie B.M28 Expats en woningmarkt (50PLUS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50PLUS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s://eindhoven.parlaeus.nl/user/motie/action=showdoc/gd=107/Ingetrokken_motie_B.M29_Onderzoek_eerst_de_mogelijkheden_van_2_tunnels_voordat_de_volgende_fase_van_de_Vestdijk_in_uitvoering_gaat__LPF_.pdf</text:p>
          </table:table-cell>
          <table:table-cell office:value-type="string" calcext:value-type="string">
            <text:p>Ingetrokken motie B.M29 Onderzoek eerst de mogelijkheden van 2 tunnels voordat de volgende fase van de Vestdijk in uitvoering gaat (LPF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LPF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s://eindhoven.parlaeus.nl/user/motie/action=showdoc/gd=108/Verworpen_motie_B.M30_investeren_in_de_toekomst_van_kinderen__SP_.pdf</text:p>
          </table:table-cell>
          <table:table-cell office:value-type="string" calcext:value-type="string">
            <text:p>Verworpen motie B.M30 investeren in de toekomst van kinderen (SP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PvdA:6', 'D66:5', 'DENK:1', 'SP:4']</text:p>
          </table:table-cell>
          <table:table-cell office:value-type="string" calcext:value-type="string">
            <text:p>['GL:7', 'CDA:6', 'LPF:2', '50PLUS:2', 'LE:1', 'CU:1', 'VVD:7'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s://eindhoven.parlaeus.nl/user/motie/action=showdoc/gd=109/Toezegging_wethouder_List_inzake_Toeristenbelasting__amendement_B.A02_.pdf</text:p>
          </table:table-cell>
          <table:table-cell office:value-type="string" calcext:value-type="string">
            <text:p>Toezegging wethouder List inzake Toeristenbelasting (amendement B.A02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s://eindhoven.parlaeus.nl/user/motie/action=showdoc/gd=110/Toezegging_wethouder_List_inzake_Verkeer.pdf</text:p>
          </table:table-cell>
          <table:table-cell office:value-type="string" calcext:value-type="string">
            <text:p>Toezegging wethouder List inzake Verkeer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s://eindhoven.parlaeus.nl/user/motie/action=showdoc/gd=111/Toezegging_wethouder_Oosterveer_inzake_Collegeprogramma.pdf</text:p>
          </table:table-cell>
          <table:table-cell office:value-type="string" calcext:value-type="string">
            <text:p>Toezegging wethouder Oosterveer inzake Collegeprogramma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s://eindhoven.parlaeus.nl/user/motie/action=showdoc/gd=112/Toezegging_wethouder_Oosterveer_inzake_Inhuur.pdf</text:p>
          </table:table-cell>
          <table:table-cell office:value-type="string" calcext:value-type="string">
            <text:p>Toezegging wethouder Oosterveer inzake Inhuur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s://eindhoven.parlaeus.nl/user/motie/action=showdoc/gd=113/Toezegging_wethouder_Torunoglu_inzake_Wonen.pdf</text:p>
          </table:table-cell>
          <table:table-cell office:value-type="string" calcext:value-type="string">
            <text:p>Toezegging wethouder Torunoglu inzake Wonen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s://eindhoven.parlaeus.nl/user/motie/action=showdoc/gd=114/Toezegging_wethouder_Van_der_Meer_inzake_Buurtbudget_Groen__amendement_B.A06_.pdf</text:p>
          </table:table-cell>
          <table:table-cell office:value-type="string" calcext:value-type="string">
            <text:p>Toezegging wethouder Van der Meer inzake Buurtbudget Groen (amendement B.A06)</text:p>
          </table:table-cell>
          <table:table-cell office:value-type="string" calcext:value-type="string">
            <text:p>06-11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s://eindhoven.parlaeus.nl/user/motie/action=showdoc/gd=40/Ingetrokken_actuele_motie_AcM1_AEDs_en_EHBO_materialen_voor_Stadstoezicht__LPF__OAE_.pdf</text:p>
          </table:table-cell>
          <table:table-cell office:value-type="string" calcext:value-type="string">
            <text:p>Ingetrokken actuele motie AcM1 AEDs en EHBO materialen voor Stadstoezicht (LPF, OAE)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LPF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s://eindhoven.parlaeus.nl/user/motie/action=showdoc/gd=41/Ingetrokken_actuele_motie_AcM2_Hartveilig_Eindhoven__CDA__D66__CU__50PLUS__DENK__LPF__OAE_.pdf</text:p>
          </table:table-cell>
          <table:table-cell office:value-type="string" calcext:value-type="string">
            <text:p>Ingetrokken actuele motie AcM2 Hartveilig Eindhoven (CDA, D66, CU, 50PLUS, DENK, LPF, OAE)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50PLUS', 'CDA', 'CU', 'D66', 'DENK', 'LPF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s://eindhoven.parlaeus.nl/user/motie/action=showdoc/gd=42/Ingetrokken_actuele_motie_AcM3_Reanimatieonderwijs_op_Eindhovense_middelbare_scholen__CDA__DENK__50PLUS__VVD__LPF__D66__OAE_.pdf</text:p>
          </table:table-cell>
          <table:table-cell office:value-type="string" calcext:value-type="string">
            <text:p>Ingetrokken actuele motie AcM3 Reanimatieonderwijs op Eindhovense middelbare scholen (CDA, DENK, 50PLUS, VVD, LPF, D66, OAE)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50PLUS', 'CDA', 'D66', 'DENK', 'LPF', 'OAE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s://eindhoven.parlaeus.nl/user/motie/action=showdoc/gd=43/Aangenomen_actuele_motie_AcM5_Normering_topinkomens_BIS_instelling_Concertzaal_en_Schouwburg__PvdA__GL__OAE__LE__50PLUS__SP__DENK__CU_.pdf</text:p>
          </table:table-cell>
          <table:table-cell office:value-type="string" calcext:value-type="string">
            <text:p>Aangenomen actuele motie AcM5 Normering topinkomens BIS instelling Concertzaal en Schouwburg (PvdA, GL, OAE, LE, 50PLUS, SP, DENK, CU)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50PLUS', 'CU', 'DENK', 'GL', 'LE', 'OAE', 'PvdA', 'SP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50PLUS:2', 'LE:1', 'CU:1', 'OAE:2', 'DENK:1', 'SP:4']</text:p>
          </table:table-cell>
          <table:table-cell office:value-type="string" calcext:value-type="string">
            <text:p>['CDA:5', 'D66:5', 'LPF:2', 'VVD:7'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s://eindhoven.parlaeus.nl/user/motie/action=showdoc/gd=44/Verworpen_actuele_motie_AcM6_Motie_van_Treurnis__SP__D66__DENK__OAE_.pdf</text:p>
          </table:table-cell>
          <table:table-cell office:value-type="string" calcext:value-type="string">
            <text:p>Verworpen actuele motie AcM6 Motie van Treurnis (SP, D66, DENK, OAE)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D66', 'DENK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6', 'OAE:1', 'DENK:1', 'SP:4']</text:p>
          </table:table-cell>
          <table:table-cell office:value-type="string" calcext:value-type="string">
            <text:p>['GL:7', 'PvdA:6', 'CDA:5', 'LPF:2', '50PLUS:2', 'LE:1', 'CU:1', 'VVD:7'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s://eindhoven.parlaeus.nl/user/motie/action=showdoc/gd=45/Toezegging_wethouder_Oosterveer_RV_Financiele_verordening_2019.pdf</text:p>
          </table:table-cell>
          <table:table-cell office:value-type="string" calcext:value-type="string">
            <text:p>Toezegging wethouder Oosterveer RV Financiele verordening 2019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ttps://eindhoven.parlaeus.nl/user/motie/action=showdoc/gd=46/Toezegging_wethouder_Oosterveer_Vragenhalfuur_afhandeling_bezwaarschriften_huishoudelijke_ondersteuning.pdf</text:p>
          </table:table-cell>
          <table:table-cell office:value-type="string" calcext:value-type="string">
            <text:p>Toezegging wethouder Oosterveer Vragenhalfuur afhandeling bezwaarschriften huishoudelijke ondersteuning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s://eindhoven.parlaeus.nl/user/motie/action=showdoc/gd=47/Toezegging_wethouder_Richters_Vragenhalfuur_Clientenraad.pdf</text:p>
          </table:table-cell>
          <table:table-cell office:value-type="string" calcext:value-type="string">
            <text:p>Toezegging wethouder Richters Vragenhalfuur Clientenraad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s://eindhoven.parlaeus.nl/user/motie/action=showdoc/gd=48/Toezegging_wethouder_Van_der_Meer_RV_Ecologische_inrichtingsvisie_Eindhovensch_kanaal.pdf</text:p>
          </table:table-cell>
          <table:table-cell office:value-type="string" calcext:value-type="string">
            <text:p>Toezegging wethouder Van der Meer RV Ecologische inrichtingsvisie Eindhovensch kanaal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s://eindhoven.parlaeus.nl/user/motie/action=showdoc/gd=49/Toezegging_wethouder_Van_der_Meer_vragenhalfuur_Uitstapstroken.pdf</text:p>
          </table:table-cell>
          <table:table-cell office:value-type="string" calcext:value-type="string">
            <text:p>Toezegging wethouder Van der Meer vragenhalfuur Uitstapstroken</text:p>
          </table:table-cell>
          <table:table-cell office:value-type="string" calcext:value-type="string">
            <text:p>18-12-2018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s://eindhoven.parlaeus.nl/user/motie/action=showdoc/gd=115/Verworpen_motie_M1_Ook__s_avonds_voldoende_toezicht_Baekelandplein___CDA_.pdf</text:p>
          </table:table-cell>
          <table:table-cell office:value-type="string" calcext:value-type="string">
            <text:p>Verworpen motie M1 Ook 's avonds voldoende toezicht Baekelandplein' (CDA)</text:p>
          </table:table-cell>
          <table:table-cell office:value-type="string" calcext:value-type="string">
            <text:p>29-01-2019</text:p>
          </table:table-cell>
          <table:table-cell office:value-type="string" calcext:value-type="string">
            <text:p>['CDA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CDA:6']</text:p>
          </table:table-cell>
          <table:table-cell office:value-type="string" calcext:value-type="string">
            <text:p>['GL:7', 'PvdA:6', 'D66:5', 'LPF:2', '50PLUS:1', 'LE:1', 'CU:1', 'OAE:2', 'DENK:1', 'VVD:7', 'SP:4'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s://eindhoven.parlaeus.nl/user/motie/action=showdoc/gd=116/Ingetrokken_actuele_motie_AcM1_Pilot_Verlaatjes__PvdA__LPF__SP__OAE_.pdf</text:p>
          </table:table-cell>
          <table:table-cell office:value-type="string" calcext:value-type="string">
            <text:p>Ingetrokken actuele motie AcM1 Pilot Verlaatjes (PvdA, LPF, SP, OAE)</text:p>
          </table:table-cell>
          <table:table-cell office:value-type="string" calcext:value-type="string">
            <text:p>29-01-2019</text:p>
          </table:table-cell>
          <table:table-cell office:value-type="string" calcext:value-type="string">
            <text:p>['LPF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s://eindhoven.parlaeus.nl/user/motie/action=showdoc/gd=117/Ingetrokken_actuele_motie_AcM2_Er_staat_een_bulldozer_op_de_Vestdijk_jaja_een_bulldozer_op_de_Vestdijk__GL__PvdA__D66__DENK__OAE__LPF_.pdf</text:p>
          </table:table-cell>
          <table:table-cell office:value-type="string" calcext:value-type="string">
            <text:p>Ingetrokken actuele motie AcM2 Er staat een bulldozer op de Vestdijk jaja een bulldozer op de Vestdijk (GL, PvdA, D66, DENK, OAE, LPF)</text:p>
          </table:table-cell>
          <table:table-cell office:value-type="string" calcext:value-type="string">
            <text:p>29-01-2019</text:p>
          </table:table-cell>
          <table:table-cell office:value-type="string" calcext:value-type="string">
            <text:p>['D66', 'DENK', 'GL', 'LPF', 'OAE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s://eindhoven.parlaeus.nl/user/motie/action=showdoc/gd=118/Verworpen_actuele_motie_AcM3_woningsplitsing_en_kamerverhuur__SP__CU__LPF__DENK__OAE__50PLUS_.pdf</text:p>
          </table:table-cell>
          <table:table-cell office:value-type="string" calcext:value-type="string">
            <text:p>Verworpen actuele motie AcM3 woningsplitsing en kamerverhuur (SP, CU, LPF, DENK, OAE, 50PLUS)</text:p>
          </table:table-cell>
          <table:table-cell office:value-type="string" calcext:value-type="string">
            <text:p>29-01-2019</text:p>
          </table:table-cell>
          <table:table-cell office:value-type="string" calcext:value-type="string">
            <text:p>['50PLUS', 'CU', 'DENK', 'LPF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LPF:2', '50PLUS:1', 'CU:1', 'OAE:2', 'DENK:1', 'SP:4']</text:p>
          </table:table-cell>
          <table:table-cell office:value-type="string" calcext:value-type="string">
            <text:p>['GL:7', 'PvdA:6', 'CDA:6', 'D66:5', 'LE:1', 'VVD:7'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ttps://eindhoven.parlaeus.nl/user/motie/action=showdoc/gd=119/Ingetrokken_actuele_motie_AcM4_Platform_Wonen__Zorg_en_Welzijn__SP__D66__OAE__50PLUS__DENK_.pdf</text:p>
          </table:table-cell>
          <table:table-cell office:value-type="string" calcext:value-type="string">
            <text:p>Ingetrokken actuele motie AcM4 Platform Wonen, Zorg en Welzijn (SP, D66, OAE, 50PLUS, DENK)</text:p>
          </table:table-cell>
          <table:table-cell office:value-type="string" calcext:value-type="string">
            <text:p>29-01-2019</text:p>
          </table:table-cell>
          <table:table-cell office:value-type="string" calcext:value-type="string">
            <text:p>['50PLUS', 'D66', 'DENK', 'OAE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s://eindhoven.parlaeus.nl/user/motie/action=showdoc/gd=120/Ingetrokken_actuele_motie_AcM5A_Preventie____Gevaarlijke_Liefde_____SP__D66__CU__DENk__OAE__.pdf</text:p>
          </table:table-cell>
          <table:table-cell office:value-type="string" calcext:value-type="string">
            <text:p>Ingetrokken actuele motie AcM5A Preventie ‘Gevaarlijke Liefde’ (SP, D66, CU, DENk, OAE )</text:p>
          </table:table-cell>
          <table:table-cell office:value-type="string" calcext:value-type="string">
            <text:p>29-01-2019</text:p>
          </table:table-cell>
          <table:table-cell office:value-type="string" calcext:value-type="string">
            <text:p>['CU', 'D66', 'DENK', 'OAE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ttps://eindhoven.parlaeus.nl/user/motie/action=showdoc/gd=121/Aangenomen_actuele_motie_AcM6_100_jaar_vrouwenkiesrecht__D66__GL__DENK__CU__OAE__LPF__SP__CDA__50PLUS_.pdf</text:p>
          </table:table-cell>
          <table:table-cell office:value-type="string" calcext:value-type="string">
            <text:p>Aangenomen actuele motie AcM6 100 jaar vrouwenkiesrecht (D66, GL, DENK, CU, OAE, LPF, SP, CDA, 50PLUS)</text:p>
          </table:table-cell>
          <table:table-cell office:value-type="string" calcext:value-type="string">
            <text:p>29-01-2019</text:p>
          </table:table-cell>
          <table:table-cell office:value-type="string" calcext:value-type="string">
            <text:p>['50PLUS', 'CDA', 'CU', 'D66', 'DENK', 'GL', 'LPF', 'OAE', 'SP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unaniem'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s://eindhoven.parlaeus.nl/user/motie/action=showdoc/gd=122/Toezegging_wethouder_Van_der_Meer_RV_Uitvoeren_fase_1_Slim_Verduurzamen_Vastgoed__SVV_.pdf</text:p>
          </table:table-cell>
          <table:table-cell office:value-type="string" calcext:value-type="string">
            <text:p>Toezegging wethouder Van der Meer RV Uitvoeren fase 1 Slim Verduurzamen Vastgoed (SVV)</text:p>
          </table:table-cell>
          <table:table-cell office:value-type="string" calcext:value-type="string">
            <text:p>29-0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s://eindhoven.parlaeus.nl/user/motie/action=showdoc/gd=125/Aangenomen_motie_M1A_Aanvulling_in_het_werkprogramma_2019_Metropoolregio_Eindhoven__MRE___LPF_.pdf</text:p>
          </table:table-cell>
          <table:table-cell office:value-type="string" calcext:value-type="string">
            <text:p>Aangenomen motie M1A Aanvulling in het werkprogramma 2019 Metropoolregio Eindhoven (MRE) (LPF)</text:p>
          </table:table-cell>
          <table:table-cell office:value-type="string" calcext:value-type="string">
            <text:p>19-02-2019</text:p>
          </table:table-cell>
          <table:table-cell office:value-type="string" calcext:value-type="string">
            <text:p>['LPF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CDA:5', 'D66:6', 'LPF:2', 'LE:1', 'CU:1', 'OAE:1', 'DENK:1', 'VVD:7', 'SP:4']</text:p>
          </table:table-cell>
          <table:table-cell office:value-type="string" calcext:value-type="string">
            <text:p>['50PLUS:2'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ttps://eindhoven.parlaeus.nl/user/motie/action=showdoc/gd=126/Ingetrokken_actuele_motie_AcM1_Onafhankelijke_samenspraak_bij_bouwplannen__D66__SP_.pdf</text:p>
          </table:table-cell>
          <table:table-cell office:value-type="string" calcext:value-type="string">
            <text:p>Ingetrokken actuele motie AcM1 Onafhankelijke samenspraak bij bouwplannen (D66, SP)</text:p>
          </table:table-cell>
          <table:table-cell office:value-type="string" calcext:value-type="string">
            <text:p>19-02-2019</text:p>
          </table:table-cell>
          <table:table-cell office:value-type="string" calcext:value-type="string">
            <text:p>['D66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ttps://eindhoven.parlaeus.nl/user/motie/action=showdoc/gd=127/Toezegging_wethouder_Torunoglu_Een_onafhankelijk_aanspreekpunt_bij_samenspraak__actuele_motie_AcM1_.pdf</text:p>
          </table:table-cell>
          <table:table-cell office:value-type="string" calcext:value-type="string">
            <text:p>Toezegging wethouder Torunoglu Een onafhankelijk aanspreekpunt bij samenspraak (actuele motie AcM1)</text:p>
          </table:table-cell>
          <table:table-cell office:value-type="string" calcext:value-type="string">
            <text:p>19-02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ttps://eindhoven.parlaeus.nl/user/motie/action=showdoc/gd=128/Aangenomen_actuele_motie_AcM2A_Stop_met_Herindiceren_Huishoudelijke_Ondersteuning__SP__DENK__D66__VVD__OAE__PvdA__GL__50PLUS__CU_.pdf</text:p>
          </table:table-cell>
          <table:table-cell office:value-type="string" calcext:value-type="string">
            <text:p>Aangenomen actuele motie AcM2A Stop met Herindiceren Huishoudelijke Ondersteuning (SP, DENK, D66, VVD, OAE, PvdA, GL, 50PLUS, CU)</text:p>
          </table:table-cell>
          <table:table-cell office:value-type="string" calcext:value-type="string">
            <text:p>19-02-2019</text:p>
          </table:table-cell>
          <table:table-cell office:value-type="string" calcext:value-type="string">
            <text:p>['50PLUS', 'CU', 'D66', 'DENK', 'GL', 'OAE', 'PvdA', 'SP', 'VVD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unaniem'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s://eindhoven.parlaeus.nl/user/motie/action=showdoc/gd=129/Verworpen_actuele_motie_AcM3_Inhoudelijk_en_financieel_ruimte_voor_minnelijke_oplossingen_bezwaren_huishoudelijke_hulp__D66__OAE__SP__DENK_.pdf</text:p>
          </table:table-cell>
          <table:table-cell office:value-type="string" calcext:value-type="string">
            <text:p>Verworpen actuele motie AcM3 Inhoudelijk en financieel ruimte voor minnelijke oplossingen bezwaren huishoudelijke hulp (D66, OAE, SP, DENK)</text:p>
          </table:table-cell>
          <table:table-cell office:value-type="string" calcext:value-type="string">
            <text:p>19-02-2019</text:p>
          </table:table-cell>
          <table:table-cell office:value-type="string" calcext:value-type="string">
            <text:p>['D66', 'DENK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6', 'CU:1', 'OAE:1', 'DENK:1', 'SP:4']</text:p>
          </table:table-cell>
          <table:table-cell office:value-type="string" calcext:value-type="string">
            <text:p>['GL:7', 'PvdA:6', 'CDA:5', 'LPF:2', '50PLUS:2', 'LE:1', 'VVD:7'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s://eindhoven.parlaeus.nl/user/motie/action=showdoc/gd=130/Toezegging_wethouder_Van_der_Meer_Vraag_vragenhalfuur_Geen____knip____voor_de_neus_weg.pdf</text:p>
          </table:table-cell>
          <table:table-cell office:value-type="string" calcext:value-type="string">
            <text:p>Toezegging wethouder Van der Meer Vraag vragenhalfuur Geen ‘knip’ voor de neus weg</text:p>
          </table:table-cell>
          <table:table-cell office:value-type="string" calcext:value-type="string">
            <text:p>19-02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ttps://eindhoven.parlaeus.nl/user/motie/action=showdoc/gd=124/Toezegging_wethouder_Van_der_Meer_rondvraag_D66_Philipsdorp_entree.pdf</text:p>
          </table:table-cell>
          <table:table-cell office:value-type="string" calcext:value-type="string">
            <text:p>Toezegging wethouder Van der Meer rondvraag D66 Philipsdorp entree</text:p>
          </table:table-cell>
          <table:table-cell office:value-type="string" calcext:value-type="string">
            <text:p>12-02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ttps://eindhoven.parlaeus.nl/user/motie/action=showdoc/gd=131/Niet_in_stemming_gebracht_actuele_motie_AcM1_Tornen_aanThorbecke__PvdA__CU__50PLUS__DENK_.pdf</text:p>
          </table:table-cell>
          <table:table-cell office:value-type="string" calcext:value-type="string">
            <text:p>Niet in stemming gebracht actuele motie AcM1 Tornen aanThorbecke (PvdA, CU, 50PLUS, DENK)</text:p>
          </table:table-cell>
          <table:table-cell office:value-type="string" calcext:value-type="string">
            <text:p>19-03-2019</text:p>
          </table:table-cell>
          <table:table-cell office:value-type="string" calcext:value-type="string">
            <text:p>['50PLUS', 'CU', 'DENK', 'PvdA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s://eindhoven.parlaeus.nl/user/motie/action=showdoc/gd=132/Aangenomen_actuele_motie_AcM2B__Wat__geld_als_wettig_betaalmiddel__50PLUS__DENK_.pdf</text:p>
          </table:table-cell>
          <table:table-cell office:value-type="string" calcext:value-type="string">
            <text:p>Aangenomen actuele motie AcM2B (Wat) geld als wettig betaalmiddel (50PLUS, DENK)</text:p>
          </table:table-cell>
          <table:table-cell office:value-type="string" calcext:value-type="string">
            <text:p>19-03-2019</text:p>
          </table:table-cell>
          <table:table-cell office:value-type="string" calcext:value-type="string">
            <text:p>['50PLUS', 'DENK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CDA:5', 'D66:6', 'LPF:2', '50PLUS:2', 'LE:1', 'CU:1', 'DENK:1', 'SP:4']</text:p>
          </table:table-cell>
          <table:table-cell office:value-type="string" calcext:value-type="string">
            <text:p>['OAE:2', 'VVD:5'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s://eindhoven.parlaeus.nl/user/motie/action=showdoc/gd=133/Ingetrokken_actuele_motie_AcM3_Uitstel__besluitvorming__AvA_Eindhoven_Airport__PvdA__GL__50PLUS__SP__CU_.pdf</text:p>
          </table:table-cell>
          <table:table-cell office:value-type="string" calcext:value-type="string">
            <text:p>Ingetrokken actuele motie AcM3 Uitstel (besluitvorming) AvA Eindhoven Airport (PvdA, GL, 50PLUS, SP, CU)</text:p>
          </table:table-cell>
          <table:table-cell office:value-type="string" calcext:value-type="string">
            <text:p>19-03-2019</text:p>
          </table:table-cell>
          <table:table-cell office:value-type="string" calcext:value-type="string">
            <text:p>['50PLUS', 'CU', 'GL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ttps://eindhoven.parlaeus.nl/user/motie/action=showdoc/gd=134/Toezegging_wethouder_Van_der_Meer_Vraag_V2_vragenhalfuur_Plastic_afval_reductie.pdf</text:p>
          </table:table-cell>
          <table:table-cell office:value-type="string" calcext:value-type="string">
            <text:p>Toezegging wethouder Van der Meer Vraag V2 vragenhalfuur Plastic afval reductie</text:p>
          </table:table-cell>
          <table:table-cell office:value-type="string" calcext:value-type="string">
            <text:p>19-03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s://eindhoven.parlaeus.nl/user/motie/action=showdoc/gd=135/Toezegging_wethouder_Richters_Vraag_V3_vragenhalfuur_Jeugdzorg.pdf</text:p>
          </table:table-cell>
          <table:table-cell office:value-type="string" calcext:value-type="string">
            <text:p>Toezegging wethouder Richters Vraag V3 vragenhalfuur Jeugdzorg</text:p>
          </table:table-cell>
          <table:table-cell office:value-type="string" calcext:value-type="string">
            <text:p>19-03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ttps://eindhoven.parlaeus.nl/user/motie/action=showdoc/gd=136/Toezegging_wethouder_Richters_Raadsvoorstel_Aanpassing_medisch_verwijsroute_in_Verordening_Sociaal_Domein.pdf</text:p>
          </table:table-cell>
          <table:table-cell office:value-type="string" calcext:value-type="string">
            <text:p>Toezegging wethouder Richters Raadsvoorstel Aanpassing medisch verwijsroute in Verordening Sociaal Domein</text:p>
          </table:table-cell>
          <table:table-cell office:value-type="string" calcext:value-type="string">
            <text:p>19-03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s://eindhoven.parlaeus.nl/user/motie/action=showdoc/gd=137/Ingetrokken_motie_M1_Manifest_van_Nicosia__GL__OAE__50PLUS__M.A._Schreurs_.pdf</text:p>
          </table:table-cell>
          <table:table-cell office:value-type="string" calcext:value-type="string">
            <text:p>Ingetrokken motie M1 Manifest van Nicosia (GL, OAE, 50PLUS, M.A. Schreurs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50PLUS', 'GL', 'M.A.Schreurs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ttps://eindhoven.parlaeus.nl/user/motie/action=showdoc/gd=138/Ingetrokken_motie_M2_Cingelshouck__PvdA__LPF__D66_.pdf</text:p>
          </table:table-cell>
          <table:table-cell office:value-type="string" calcext:value-type="string">
            <text:p>Ingetrokken motie M2 Cingelshouck (PvdA, LPF, D66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D66', 'LPF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ttps://eindhoven.parlaeus.nl/user/motie/action=showdoc/gd=139/Ingetrokken_motie_M3_Voorzorgsprincipe_zendmasten__OAE_v2.pdf</text:p>
          </table:table-cell>
          <table:table-cell office:value-type="string" calcext:value-type="string">
            <text:p>Ingetrokken motie M3 Voorzorgsprincipe zendmasten <text:s/>OAE v2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ttps://eindhoven.parlaeus.nl/user/motie/action=showdoc/gd=140/Ingetrokken_motie_M4_Verplaats_zendmasten_bij_scholen_en_kinderdagverblijven__GL__OAE__M.A._Schreurs__CDA__50PLUS_.pdf</text:p>
          </table:table-cell>
          <table:table-cell office:value-type="string" calcext:value-type="string">
            <text:p>Ingetrokken motie M4 Verplaats zendmasten bij scholen en kinderdagverblijven (GL, OAE, M.A. Schreurs, CDA, 50PLUS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50PLUS', 'CDA', 'GL', 'M.A.Schreurs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ttps://eindhoven.parlaeus.nl/user/motie/action=showdoc/gd=141/Verworpen_motie_M5_Gaan_we_voor_recreatief_vrijzwemmen_in_de_Tongelreep__D66__SP_.pdf</text:p>
          </table:table-cell>
          <table:table-cell office:value-type="string" calcext:value-type="string">
            <text:p>Verworpen motie M5 Gaan we voor recreatief vrijzwemmen in de Tongelreep (D66, SP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D66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CU:1', 'M.A. Schreurs:1', 'SP:4']</text:p>
          </table:table-cell>
          <table:table-cell office:value-type="string" calcext:value-type="string">
            <text:p>['GL:7', 'PvdA:6', 'CDA:6', 'LPF:2', '50PLUS:2', 'OAE:2', 'DENK:1', 'VVD:7'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ttps://eindhoven.parlaeus.nl/user/motie/action=showdoc/gd=142/Aangehouden_actuele_motie_AcM1_Behoud_Dagbehandeling_Autisme__SP__DENK__D66__50PLUS__OAE__LPF_.pdf</text:p>
          </table:table-cell>
          <table:table-cell office:value-type="string" calcext:value-type="string">
            <text:p>Aangehouden actuele motie AcM1 Behoud Dagbehandeling Autisme (SP, DENK, D66, 50PLUS, OAE, LPF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50PLUS', 'D66', 'DENK', 'LPF', 'OAE', 'SP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ttps://eindhoven.parlaeus.nl/user/motie/action=showdoc/gd=143/Ingetrokken_actuele_motie_AcM2_XL_Topinkomens_publieke_sector__GL__PvdA__SP__DENK__OAE__D66__50PLUS__CU_.pdf</text:p>
          </table:table-cell>
          <table:table-cell office:value-type="string" calcext:value-type="string">
            <text:p>Ingetrokken actuele motie AcM2 XL Topinkomens publieke sector (GL, PvdA, SP, DENK, OAE, D66, 50PLUS, CU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50PLUS', 'CU', 'D66', 'DENK', 'GL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ttps://eindhoven.parlaeus.nl/user/motie/action=showdoc/gd=144/Ingetrokken_actuele_motie_AcM3B_30_kilometer_per_uur_binnen_de_bebouwde_kom__PvdA__GL__OAE__D66__50PLUS__SP__DENK_.pdf</text:p>
          </table:table-cell>
          <table:table-cell office:value-type="string" calcext:value-type="string">
            <text:p>Ingetrokken actuele motie AcM3B 30 kilometer per uur binnen de bebouwde kom (PvdA, GL, OAE, D66, 50PLUS, SP, DENK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50PLUS', 'D66', 'DENK', 'GL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ttps://eindhoven.parlaeus.nl/user/motie/action=showdoc/gd=145/Ingetrokken_actuele_motie_AcM4A_Laaggeletterdheid__VVD__GL__CDA__D66__LPF__M.A._Schreurs__DENK__50PLUS__CU__OAE__PvdA_.pdf</text:p>
          </table:table-cell>
          <table:table-cell office:value-type="string" calcext:value-type="string">
            <text:p>Ingetrokken actuele motie AcM4A Laaggeletterdheid (VVD, GL, CDA, D66, LPF, M.A. Schreurs, DENK, 50PLUS, CU, OAE, PvdA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50PLUS', 'CDA', 'CU', 'D66', 'DENK', 'GL', 'LPF', 'M.A.Schreurs', 'OAE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ttps://eindhoven.parlaeus.nl/user/motie/action=showdoc/gd=146/Ingetrokken_actuele_motie_AcM5_Een_groene_stadboulevard_met_volop_ruimte_voor_fietsers_en_voetgangers__D66__GL__PvdA___SP__DENK__OAE_.pdf</text:p>
          </table:table-cell>
          <table:table-cell office:value-type="string" calcext:value-type="string">
            <text:p>Ingetrokken actuele motie AcM5 Een groene stadboulevard met volop ruimte voor fietsers en voetgangers (D66, GL, PvdA,, SP, DENK, OAE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D66', 'DENK', 'GL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ttps://eindhoven.parlaeus.nl/user/motie/action=showdoc/gd=147/Aangehouden_actuele_motie_AcM6_Straffeloos_wapens_en_munitie_inleveren__CDA__50PLUS__VVD__LPF__D66__M.A._Schreurs__DENK__GL__PvdA__CU__OAE_.pdf</text:p>
          </table:table-cell>
          <table:table-cell office:value-type="string" calcext:value-type="string">
            <text:p>Aangehouden actuele motie AcM6 Straffeloos wapens en munitie inleveren (CDA, 50PLUS, VVD, LPF, D66, M.A. Schreurs, DENK, GL, PvdA, CU, OAE)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50PLUS', 'CDA', 'CU', 'D66', 'DENK', 'GL', 'LPF', 'OAE', 'PvdA', 'VVD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ttps://eindhoven.parlaeus.nl/user/motie/action=showdoc/gd=148/Toezegging_wethouder_Torunoglu_Vraag_Vragenhalfuur_Buurtontmoetingsplek_Zuidwest_Stratum.pdf</text:p>
          </table:table-cell>
          <table:table-cell office:value-type="string" calcext:value-type="string">
            <text:p>Toezegging wethouder Torunoglu Vraag Vragenhalfuur Buurtontmoetingsplek Zuidwest Stratum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ttps://eindhoven.parlaeus.nl/user/motie/action=showdoc/gd=149/Toezegging_wethouder_Steenbakkers_Raadsvoorstel_Definitieve_vitale_sportvereniging.pdf</text:p>
          </table:table-cell>
          <table:table-cell office:value-type="string" calcext:value-type="string">
            <text:p>Toezegging wethouder Steenbakkers Raadsvoorstel Definitieve vitale sportvereniging</text:p>
          </table:table-cell>
          <table:table-cell office:value-type="string" calcext:value-type="string">
            <text:p>09-04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ttps://eindhoven.parlaeus.nl/user/motie/action=showdoc/gd=150/Toezegging_Voetbalvisie.pdf</text:p>
          </table:table-cell>
          <table:table-cell office:value-type="string" calcext:value-type="string">
            <text:p>Toezegging Voetbalvisie</text:p>
          </table:table-cell>
          <table:table-cell office:value-type="string" calcext:value-type="string">
            <text:p>02-04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tps://eindhoven.parlaeus.nl/user/motie/action=showdoc/gd=151/Ingetrokken_motie_M1_Bijstandsgerechtigden_Beter_in_Beeld__GL__PvdA__50PLUS_CU__CDA__VVD__LPF__SP_.pdf</text:p>
          </table:table-cell>
          <table:table-cell office:value-type="string" calcext:value-type="string">
            <text:p>Ingetrokken motie M1 Bijstandsgerechtigden Beter in Beeld (GL, PvdA, 50PLUS CU, CDA, VVD, LPF, SP)</text:p>
          </table:table-cell>
          <table:table-cell office:value-type="string" calcext:value-type="string">
            <text:p>14-05-2019</text:p>
          </table:table-cell>
          <table:table-cell office:value-type="string" calcext:value-type="string">
            <text:p>[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ttps://eindhoven.parlaeus.nl/user/motie/action=showdoc/gd=152/Toezegging_wethouder_Torunoglu_Herzien_ontwerp_raadsbesluit_Rekenkamerrapport_Werk_aan_de_Winkel__Amendement_A4_.pdf</text:p>
          </table:table-cell>
          <table:table-cell office:value-type="string" calcext:value-type="string">
            <text:p>Toezegging wethouder Torunoglu Herzien ontwerp raadsbesluit Rekenkamerrapport Werk aan de Winkel (Amendement A4)</text:p>
          </table:table-cell>
          <table:table-cell office:value-type="string" calcext:value-type="string">
            <text:p>14-05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s://eindhoven.parlaeus.nl/user/motie/action=showdoc/gd=153/Verworpen_motie_M2_Structuurplan__VVD_.pdf</text:p>
          </table:table-cell>
          <table:table-cell office:value-type="string" calcext:value-type="string">
            <text:p>Verworpen motie M2 Structuurplan (VVD)</text:p>
          </table:table-cell>
          <table:table-cell office:value-type="string" calcext:value-type="string">
            <text:p>14-05-2019</text:p>
          </table:table-cell>
          <table:table-cell office:value-type="string" calcext:value-type="string">
            <text:p>['VVD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CU:1', 'OAE:2', 'DENK:1', 'VVD:7']</text:p>
          </table:table-cell>
          <table:table-cell office:value-type="string" calcext:value-type="string">
            <text:p>['GL:7', 'PvdA:6', 'CDA:5', 'D66:5', 'LPF:2', '50PLUS:2', 'LE:1', 'M.A. Schreurs:1', 'SP:2'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ttps://eindhoven.parlaeus.nl/user/motie/action=showdoc/gd=154/Ingetrokken_motie_M3_ook_onderdeel_van_een_betere_toekomst__VVD_.pdf</text:p>
          </table:table-cell>
          <table:table-cell office:value-type="string" calcext:value-type="string">
            <text:p>Ingetrokken motie M3 ook onderdeel van een betere toekomst (VVD)</text:p>
          </table:table-cell>
          <table:table-cell office:value-type="string" calcext:value-type="string">
            <text:p>14-05-2019</text:p>
          </table:table-cell>
          <table:table-cell office:value-type="string" calcext:value-type="string">
            <text:p>[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ttps://eindhoven.parlaeus.nl/user/motie/action=showdoc/gd=155/Ingetrokken_motie_M4_Meer_aandacht_middensegment_woningbouw__CDA__D66__LPF_.pdf</text:p>
          </table:table-cell>
          <table:table-cell office:value-type="string" calcext:value-type="string">
            <text:p>Ingetrokken motie M4 Meer aandacht middensegment woningbouw (CDA, D66, LPF)</text:p>
          </table:table-cell>
          <table:table-cell office:value-type="string" calcext:value-type="string">
            <text:p>14-05-2019</text:p>
          </table:table-cell>
          <table:table-cell office:value-type="string" calcext:value-type="string">
            <text:p>['CDA', 'D66', 'LPF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ttps://eindhoven.parlaeus.nl/user/motie/action=showdoc/gd=156/Ingetrokken_actuele_motie_AcM1_Maak_van_dak-_en_thuislozen_geen_zwervers__D66__LPF__DENK_.pdf</text:p>
          </table:table-cell>
          <table:table-cell office:value-type="string" calcext:value-type="string">
            <text:p>Ingetrokken actuele motie AcM1 Maak van dak- en thuislozen geen zwervers (D66, LPF, DENK)</text:p>
          </table:table-cell>
          <table:table-cell office:value-type="string" calcext:value-type="string">
            <text:p>14-05-2019</text:p>
          </table:table-cell>
          <table:table-cell office:value-type="string" calcext:value-type="string">
            <text:p>['D66', 'DENK', 'LPF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ttps://eindhoven.parlaeus.nl/user/motie/action=showdoc/gd=157/Toezegging_wethouder_Torunoglu_Vragenhalfuur_Studentenhuisvesting_nog_4_maanden_tot_september__Vraag_V1_.pdf</text:p>
          </table:table-cell>
          <table:table-cell office:value-type="string" calcext:value-type="string">
            <text:p>Toezegging wethouder Torunoglu Vragenhalfuur Studentenhuisvesting nog 4 maanden tot september (Vraag V1)</text:p>
          </table:table-cell>
          <table:table-cell office:value-type="string" calcext:value-type="string">
            <text:p>14-05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ttps://eindhoven.parlaeus.nl/user/motie/action=showdoc/gd=158/Toezegging_wethouder_Van_der_Meer_Vragenhalfuur_Bijzet_afval_ondergrondse_afvalcontainers__Vraag_V2_.pdf</text:p>
          </table:table-cell>
          <table:table-cell office:value-type="string" calcext:value-type="string">
            <text:p>Toezegging wethouder Van der Meer Vragenhalfuur Bijzet afval ondergrondse afvalcontainers (Vraag V2)</text:p>
          </table:table-cell>
          <table:table-cell office:value-type="string" calcext:value-type="string">
            <text:p>14-05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ttps://eindhoven.parlaeus.nl/user/motie/action=showdoc/gd=159/Ingetrokken_actuele_motie_AcM1_afname_jeugdzorg__PvdA__VVD__M.A._Schreurs__D66__50PLUS__GL__CU__DENK_.pdf</text:p>
          </table:table-cell>
          <table:table-cell office:value-type="string" calcext:value-type="string">
            <text:p>Ingetrokken actuele motie AcM1 afname jeugdzorg (PvdA, VVD, M.A. Schreurs, D66, 50PLUS, GL, CU, DENK)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50PLUS', 'CU', 'D66', 'DENK', 'GL', 'M.A.Schreurs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tps://eindhoven.parlaeus.nl/user/motie/action=showdoc/gd=160/Verworpen_actuele_motie_AcM2_Stop_grensoverschrijdend_gedrag_op_het_werk__OAE_.pdf</text:p>
          </table:table-cell>
          <table:table-cell office:value-type="string" calcext:value-type="string">
            <text:p>Verworpen actuele motie AcM2 Stop grensoverschrijdend gedrag op het werk (OAE)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GL:7', 'PvdA:6', 'M.A. Schreurs:1', 'OAE:2', 'DENK:1']</text:p>
          </table:table-cell>
          <table:table-cell office:value-type="string" calcext:value-type="string">
            <text:p>['CDA:6', 'D66:5', 'LPF:2', '50PLUS:2', 'LE:1', 'CU:1', 'VVD:6', 'SP:2'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s://eindhoven.parlaeus.nl/user/motie/action=showdoc/gd=161/Aangenomen_actuele_motie_AcM3_Regionale_wietproef__D66__GL__DENK__PvdA_.pdf</text:p>
          </table:table-cell>
          <table:table-cell office:value-type="string" calcext:value-type="string">
            <text:p>Aangenomen actuele motie AcM3 Regionale wietproef (D66, GL, DENK, PvdA)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D66', 'DENK', 'GL', 'PvdA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CDA:6', 'D66:5', 'M.A. Schreurs:1', 'DENK:1']</text:p>
          </table:table-cell>
          <table:table-cell office:value-type="string" calcext:value-type="string">
            <text:p>['LPF:2', '50PLUS:2', 'LE:1', 'CU:1', 'OAE:2', 'VVD:6', 'SP:2'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tps://eindhoven.parlaeus.nl/user/motie/action=showdoc/gd=162/Verworpen_actuele_motie_AcM4_Aanmelding_wietexperiment_onder_voorwaarden__PvdA__D66__OAE_.pdf</text:p>
          </table:table-cell>
          <table:table-cell office:value-type="string" calcext:value-type="string">
            <text:p>Verworpen actuele motie AcM4 Aanmelding wietexperiment onder voorwaarden (PvdA, D66, OAE)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D66', 'OAE', 'PvdA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PvdA:6', 'D66:5', 'M.A. Schreurs:1', 'OAE:2']</text:p>
          </table:table-cell>
          <table:table-cell office:value-type="string" calcext:value-type="string">
            <text:p>['GL:7', 'CDA:6', 'LPF:2', '50PLUS:2', 'LE:1', 'CU:1', 'DENK:1', 'VVD:6', 'SP:2'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s://eindhoven.parlaeus.nl/user/motie/action=showdoc/gd=163/Aangenomen_actuele_motie_AcM5_aanpak_discriminatie_in_horecastappenplan__PvdA__GL__OAE__D66__DENK_.pdf</text:p>
          </table:table-cell>
          <table:table-cell office:value-type="string" calcext:value-type="string">
            <text:p>Aangenomen actuele motie AcM5 aanpak discriminatie in horecastappenplan (PvdA, GL, OAE, D66, DENK)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D66', 'DENK', 'GL', 'OAE', 'PvdA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D66:5', 'CU:1', 'M.A. Schreurs:1', 'OAE:2', 'DENK:1', 'SP:2']</text:p>
          </table:table-cell>
          <table:table-cell office:value-type="string" calcext:value-type="string">
            <text:p>['CDA:6', 'LPF:2', '50PLUS:2', 'LE:1', 'VVD:6'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ttps://eindhoven.parlaeus.nl/user/motie/action=showdoc/gd=164/Verworpen_actuele_motie_AcM6_Bied_kwetsbare_cli__nten_continuiteit__D66__OAE__DENK__M.A._Schreurs__SP_.pdf</text:p>
          </table:table-cell>
          <table:table-cell office:value-type="string" calcext:value-type="string">
            <text:p>Verworpen actuele motie AcM6 Bied kwetsbare cliënten continuiteit (D66, OAE, DENK, M.A. Schreurs, SP)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D66', 'DENK', 'M.A.Schreurs', 'OAE', 'SP']</text:p>
          </table:table-cell>
          <table:table-cell office:value-type="string" calcext:value-type="string">
            <text:p>Verworp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ttps://eindhoven.parlaeus.nl/user/motie/action=showdoc/gd=165/Ingetrokken_actuele_motie_AcM7_Evaluatie_HOV2__50PLUS__M.A._Schreurs__D66__LE__De_Leeuw__VVD__GL_.pdf</text:p>
          </table:table-cell>
          <table:table-cell office:value-type="string" calcext:value-type="string">
            <text:p>Ingetrokken actuele motie AcM7 Evaluatie HOV2 (50PLUS, M.A. Schreurs, D66, LE, De Leeuw, VVD, GL)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50PLUS', 'D66', 'GL', 'LE', 'M.A.Schreurs', 'H.A.G.deLeeuw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ttps://eindhoven.parlaeus.nl/user/motie/action=showdoc/gd=166/Toezegging_wethouder_Oosterveer_Vraag_V1_vragenhalfuur_Bedrijgsvoering___Eigenaarschap_in_de_organisatie.pdf</text:p>
          </table:table-cell>
          <table:table-cell office:value-type="string" calcext:value-type="string">
            <text:p>Toezegging wethouder Oosterveer Vraag V1 vragenhalfuur Bedrijgsvoering, <text:s/>Eigenaarschap in de organisatie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tps://eindhoven.parlaeus.nl/user/motie/action=showdoc/gd=167/Toezegging_wethouder_Thijs_Vraag_V2_vragenhalfuur_Nieuwe_bomen_erbij.pdf</text:p>
          </table:table-cell>
          <table:table-cell office:value-type="string" calcext:value-type="string">
            <text:p>Toezegging wethouder Thijs Vraag V2 vragenhalfuur Nieuwe bomen erbij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ttps://eindhoven.parlaeus.nl/user/motie/action=showdoc/gd=168/Toezegging_wethouder_Thijs_RV_kredietaanvraag_regionale_opvang_zwerfdieren.pdf</text:p>
          </table:table-cell>
          <table:table-cell office:value-type="string" calcext:value-type="string">
            <text:p>Toezegging wethouder Thijs RV kredietaanvraag regionale opvang zwerfdieren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ttps://eindhoven.parlaeus.nl/user/motie/action=showdoc/gd=169/Ingetrokken_motie_K.M01_De_zeven_zekerheden_van_de_gemeente_Eindhoven__PvdA__OAE__GL__D66__DENK_.pdf</text:p>
          </table:table-cell>
          <table:table-cell office:value-type="string" calcext:value-type="string">
            <text:p>Ingetrokken motie K.M01 De zeven zekerheden van de gemeente Eindhoven (PvdA, OAE, GL, D66, DENK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D66', 'DENK', 'GL', 'OAE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ttps://eindhoven.parlaeus.nl/user/motie/action=showdoc/gd=170/Ingetrokken_motie_K.M02A_Stel_duurzame_voorwaarden_op_voor_het_gebruik_van_Biomassa__D66__CU__GL_.pdf</text:p>
          </table:table-cell>
          <table:table-cell office:value-type="string" calcext:value-type="string">
            <text:p>Ingetrokken motie K.M02A Stel duurzame voorwaarden op voor het gebruik van Biomassa (D66, CU, GL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CU', 'D66', 'GL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ttps://eindhoven.parlaeus.nl/user/motie/action=showdoc/gd=171/Ingetrokken_motie_K.M03_Bouwoffensief__VVD__CU__D66__DENK__OAE__LPF__CDA_.pdf</text:p>
          </table:table-cell>
          <table:table-cell office:value-type="string" calcext:value-type="string">
            <text:p>Ingetrokken motie K.M03 Bouwoffensief (VVD, CU, D66, DENK, OAE, LPF, CDA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CDA', 'CU', 'D66', 'DENK', 'LPF', 'OAE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ttps://eindhoven.parlaeus.nl/user/motie/action=showdoc/gd=172/Ingetrokken_motie_K.M04_Een_groene_Kleine_Berg_voor_fietsers_en_voetgangers__D66__LPF__OAE__GroenLinks_.pdf</text:p>
          </table:table-cell>
          <table:table-cell office:value-type="string" calcext:value-type="string">
            <text:p>Ingetrokken motie K.M04 Een groene Kleine Berg voor fietsers en voetgangers (D66, LPF, OAE, GroenLinks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D66', 'GL', 'LPF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ttps://eindhoven.parlaeus.nl/user/motie/action=showdoc/gd=173/Verworpen_motie_K.M05_Wachttijden_GGD_Brabant-Zuidoost_verkorten__SP__DENK__H.A.G._de_Leeuw__D66__OAE_.pdf</text:p>
          </table:table-cell>
          <table:table-cell office:value-type="string" calcext:value-type="string">
            <text:p>Verworpen motie K.M05 Wachttijden GGD Brabant-Zuidoost verkorten (SP, DENK, H.A.G. de Leeuw, D66, OAE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D66', 'DENK', 'H.A.G.deLeeuw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OAE:2', 'DENK:1', 'H.A.G. de Leeuw:1', 'SP:2']</text:p>
          </table:table-cell>
          <table:table-cell office:value-type="string" calcext:value-type="string">
            <text:p>['GL:6', 'PvdA:6', 'CDA:6', 'LPF:2', '50PLUS:2', 'LE:1', 'CU:1', 'M.A. Schreurs:1', 'VVD:7'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ttps://eindhoven.parlaeus.nl/user/motie/action=showdoc/gd=174/Ingetrokken_motie_K.M06_Klimaatcrisis_van_40puntenplan_naar_040puntenplan__GL__SP__D66_.pdf</text:p>
          </table:table-cell>
          <table:table-cell office:value-type="string" calcext:value-type="string">
            <text:p>Ingetrokken motie K.M06 Klimaatcrisis van 40puntenplan naar 040puntenplan (GL, SP, D66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D66', 'GL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ttps://eindhoven.parlaeus.nl/user/motie/action=showdoc/gd=175/Ingetrokken_motie_K.M07_Aanslingeren_logistieke_bundeling__VVD__D66__CDA__GL__DENK_.pdf</text:p>
          </table:table-cell>
          <table:table-cell office:value-type="string" calcext:value-type="string">
            <text:p>Ingetrokken motie K.M07 Aanslingeren logistieke bundeling (VVD, D66, CDA, GL, DENK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CDA', 'D66', 'DENK', 'GL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ttps://eindhoven.parlaeus.nl/user/motie/action=showdoc/gd=176/Aangehouden_motie_K.M09_Het_verkeerde_spoor__OAE__DENK_.pdf</text:p>
          </table:table-cell>
          <table:table-cell office:value-type="string" calcext:value-type="string">
            <text:p>Aangehouden motie K.M09 Het verkeerde spoor (OAE, DENK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DENK', 'OAE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ttps://eindhoven.parlaeus.nl/user/motie/action=showdoc/gd=177/Aangehouden_motie_K.M10_Banencommitment_Brainport__M.A._Schreurs__OAE__H.A.G._de_Leeuw__DENK_.pdf</text:p>
          </table:table-cell>
          <table:table-cell office:value-type="string" calcext:value-type="string">
            <text:p>Aangehouden motie K.M10 Banencommitment Brainport (M.A. Schreurs, OAE, H.A.G. de Leeuw, DENK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DENK', 'H.A.G.deLeeuw', 'M.A.Schreurs', 'OAE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ttps://eindhoven.parlaeus.nl/user/motie/action=showdoc/gd=178/Aangehouden_motie_K.M11_Dekking_exploitatielasten__M.A._Schreurs__OAE__H.A.G._de_Leeuw__DENK_.pdf</text:p>
          </table:table-cell>
          <table:table-cell office:value-type="string" calcext:value-type="string">
            <text:p>Aangehouden motie K.M11 Dekking exploitatielasten (M.A. Schreurs, OAE, H.A.G. de Leeuw, DENK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DENK', 'H.A.G.deLeeuw', 'M.A.Schreurs', 'OAE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ttps://eindhoven.parlaeus.nl/user/motie/action=showdoc/gd=179/Verworpen_motie_K.M12_Gebruik_compensatie_zorgtekorten_Rijk__M.A._Schreurs__OAE__H.A.G._de_Leeuw_.pdf</text:p>
          </table:table-cell>
          <table:table-cell office:value-type="string" calcext:value-type="string">
            <text:p>Verworpen motie K.M12 Gebruik compensatie zorgtekorten Rijk (M.A. Schreurs, OAE, H.A.G. de Leeuw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H.A.G.deLeeuw', 'M.A.Schreurs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M.A. Schreurs:1', 'OAE:2', 'H.A.G. de Leeuw:1']</text:p>
          </table:table-cell>
          <table:table-cell office:value-type="string" calcext:value-type="string">
            <text:p>['GL:6', 'PvdA:6', 'CDA:6', 'D66:5', 'LPF:2', '50PLUS:2', 'LE:1', 'CU:1', 'DENK:1', 'VVD:7', 'SP:2'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ttps://eindhoven.parlaeus.nl/user/motie/action=showdoc/gd=180/Ingetrokken_motie_K.M13_Invoering_scanauto__M.A._Schreurs__D66__OAE__H.A.G._de_Leeuw__50PLUS_.pdf</text:p>
          </table:table-cell>
          <table:table-cell office:value-type="string" calcext:value-type="string">
            <text:p>Ingetrokken motie K.M13 Invoering scanauto (M.A. Schreurs, D66, OAE, H.A.G. de Leeuw, 50PLUS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50PLUS', 'D66', 'H.A.G.deLeeuw', 'M.A.Schreurs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ttps://eindhoven.parlaeus.nl/user/motie/action=showdoc/gd=181/Ingetrokken_motie_K.M14_Extra_geld_MO__PvdA__CU__CDA__GL__D66__OAE__50PLUS__DENK__SP_.pdf</text:p>
          </table:table-cell>
          <table:table-cell office:value-type="string" calcext:value-type="string">
            <text:p>Ingetrokken motie K.M14 Extra geld MO (PvdA, CU, CDA, GL, D66, OAE, 50PLUS, DENK, SP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50PLUS', 'CDA', 'CU', 'D66', 'DENK', 'GL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ttps://eindhoven.parlaeus.nl/user/motie/action=showdoc/gd=182/Ingetrokken_motie_K.M15_Kerkenvisie__CDA__LPF__OAE__CU__D66_.pdf</text:p>
          </table:table-cell>
          <table:table-cell office:value-type="string" calcext:value-type="string">
            <text:p>Ingetrokken motie K.M15 Kerkenvisie (CDA, LPF, OAE, CU, D66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CDA', 'CU', 'D66', 'LPF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ttps://eindhoven.parlaeus.nl/user/motie/action=showdoc/gd=183/Ingetrokken_motie_K.M16_Subsidieverantwoording__CDA__GL__SP__CU_.pdf</text:p>
          </table:table-cell>
          <table:table-cell office:value-type="string" calcext:value-type="string">
            <text:p>Ingetrokken motie K.M16 Subsidieverantwoording (CDA, GL, SP, CU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CDA', 'CU', 'GL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ttps://eindhoven.parlaeus.nl/user/motie/action=showdoc/gd=184/Ingetrokken_motie_K.M17_Kostenbeheersing_Wij_Eindhoven__OAE__DENK_.pdf</text:p>
          </table:table-cell>
          <table:table-cell office:value-type="string" calcext:value-type="string">
            <text:p>Ingetrokken motie K.M17 Kostenbeheersing Wij Eindhoven (OAE, DENK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DENK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ttps://eindhoven.parlaeus.nl/user/motie/action=showdoc/gd=185/Aangehouden_motie_K.M18_Binnen_slapen_als_het_vriest__SP__D66__OAE_.pdf</text:p>
          </table:table-cell>
          <table:table-cell office:value-type="string" calcext:value-type="string">
            <text:p>Aangehouden motie K.M18 Binnen slapen als het vriest (SP, D66, OAE)</text:p>
          </table:table-cell>
          <table:table-cell office:value-type="string" calcext:value-type="string">
            <text:p>02-07-2019</text:p>
          </table:table-cell>
          <table:table-cell office:value-type="string" calcext:value-type="string">
            <text:p>['D66', 'OAE', 'SP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ttps://eindhoven.parlaeus.nl/user/motie/action=showdoc/gd=186/Ingetrokken_motie_JRM01_Eindhovenaren_verdienen_goede_rechtsbescherming__SP__50PLUS__OAE__DENK__M.A._Schreurs_.pdf</text:p>
          </table:table-cell>
          <table:table-cell office:value-type="string" calcext:value-type="string">
            <text:p>Ingetrokken motie JRM01 Eindhovenaren verdienen goede rechtsbescherming (SP, 50PLUS, OAE, DENK, M.A. Schreurs)</text:p>
          </table:table-cell>
          <table:table-cell office:value-type="string" calcext:value-type="string">
            <text:p>27-08-2019</text:p>
          </table:table-cell>
          <table:table-cell office:value-type="string" calcext:value-type="string">
            <text:p>['50PLUS', 'DENK', 'M.A.Schreurs', 'OAE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ttps://eindhoven.parlaeus.nl/user/motie/action=showdoc/gd=187/Ingetrokken_motie_JRM02_Jaarstukken__jaarrekening__2018_in_samenhang_met_de_Kadernota_2020__D66__50PLUS__OAE__VVD__DENK__GL__CDA__LPF_.pdf</text:p>
          </table:table-cell>
          <table:table-cell office:value-type="string" calcext:value-type="string">
            <text:p>Ingetrokken motie JRM02 Jaarstukken (jaarrekening) 2018 in samenhang met de Kadernota 2020 (D66, 50PLUS, OAE, VVD, DENK, GL, CDA, LPF)</text:p>
          </table:table-cell>
          <table:table-cell office:value-type="string" calcext:value-type="string">
            <text:p>27-08-2019</text:p>
          </table:table-cell>
          <table:table-cell office:value-type="string" calcext:value-type="string">
            <text:p>['50PLUS', 'CDA', 'D66', 'DENK', 'GL', 'LPF', 'OAE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ttps://eindhoven.parlaeus.nl/user/motie/action=showdoc/gd=188/Verworpen_motie_JRM03_Uitspraak_Rechtbank_geldt_voor_alle_bezwaarmakers__SP__OAE__M.A._Schreurs_.pdf</text:p>
          </table:table-cell>
          <table:table-cell office:value-type="string" calcext:value-type="string">
            <text:p>Verworpen motie JRM03 Uitspraak Rechtbank geldt voor alle bezwaarmakers (SP, OAE, M.A. Schreurs)</text:p>
          </table:table-cell>
          <table:table-cell office:value-type="string" calcext:value-type="string">
            <text:p>27-08-2019</text:p>
          </table:table-cell>
          <table:table-cell office:value-type="string" calcext:value-type="string">
            <text:p>['M.A.Schreurs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M.A. Schreurs:1', 'OAE:2', 'DENK:1', 'SP:3']</text:p>
          </table:table-cell>
          <table:table-cell office:value-type="string" calcext:value-type="string">
            <text:p>['GL:7', 'PvdA:6', 'CDA:6', 'LPF:2', '50PLUS:2', 'LE:1', 'CU:1', 'H.A.G. de Leeuw:1', 'VVD:7'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ttps://eindhoven.parlaeus.nl/user/motie/action=showdoc/gd=189/Verworpen_motie_JRM04_huishoudelijke_hulp_volgens_de_wet__SP__OAE__M.A._Schreurs_.pdf</text:p>
          </table:table-cell>
          <table:table-cell office:value-type="string" calcext:value-type="string">
            <text:p>Verworpen motie JRM04 huishoudelijke hulp volgens de wet (SP, OAE, M.A. Schreurs)</text:p>
          </table:table-cell>
          <table:table-cell office:value-type="string" calcext:value-type="string">
            <text:p>27-08-2019</text:p>
          </table:table-cell>
          <table:table-cell office:value-type="string" calcext:value-type="string">
            <text:p>['M.A.Schreurs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M.A. Schreurs:1', 'OAE:2', 'DENK:1', 'SP:3']</text:p>
          </table:table-cell>
          <table:table-cell office:value-type="string" calcext:value-type="string">
            <text:p>['GL:7', 'PvdA:6', 'CDA:6', 'LPF:2', '50PLUS:2', 'LE:1', 'CU:1', 'H.A.G. de Leeuw:1', 'VVD:7'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tps://eindhoven.parlaeus.nl/user/motie/action=showdoc/gd=190/Toezegging_wethouder_Oosterveer_RV_Jaarrekening_2018.pdf</text:p>
          </table:table-cell>
          <table:table-cell office:value-type="string" calcext:value-type="string">
            <text:p>Toezegging wethouder Oosterveer RV Jaarrekening 2018</text:p>
          </table:table-cell>
          <table:table-cell office:value-type="string" calcext:value-type="string">
            <text:p>27-08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ttps://eindhoven.parlaeus.nl/user/motie/action=showdoc/gd=191/Ingetrokken_motie_M1_behoud_de_Zomerschool__SP__D66__50PLUS__DENK__OAE_.pdf</text:p>
          </table:table-cell>
          <table:table-cell office:value-type="string" calcext:value-type="string">
            <text:p>Ingetrokken motie M1 behoud de Zomerschool (SP, D66, 50PLUS, DENK, OAE)</text:p>
          </table:table-cell>
          <table:table-cell office:value-type="string" calcext:value-type="string">
            <text:p>10-09-2019</text:p>
          </table:table-cell>
          <table:table-cell office:value-type="string" calcext:value-type="string">
            <text:p>['50PLUS', 'D66', 'DENK', 'OAE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ttps://eindhoven.parlaeus.nl/user/motie/action=showdoc/gd=192/Ingetrokken_motie_M2_pedagogische_ondersteuning__SP__PvdA__D66__DENK__OAE_.pdf</text:p>
          </table:table-cell>
          <table:table-cell office:value-type="string" calcext:value-type="string">
            <text:p>Ingetrokken motie M2 pedagogische ondersteuning (SP, PvdA, D66, DENK, OAE)</text:p>
          </table:table-cell>
          <table:table-cell office:value-type="string" calcext:value-type="string">
            <text:p>10-09-2019</text:p>
          </table:table-cell>
          <table:table-cell office:value-type="string" calcext:value-type="string">
            <text:p>['D66', 'DENK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ttps://eindhoven.parlaeus.nl/user/motie/action=showdoc/gd=193/Aangenomen_motie_M3_plan_B_Ballonnen__GL__VVD__CDA__PvdA__D66_.pdf</text:p>
          </table:table-cell>
          <table:table-cell office:value-type="string" calcext:value-type="string">
            <text:p>Aangenomen motie M3 plan B Ballonnen (GL, VVD, CDA, PvdA, D66)</text:p>
          </table:table-cell>
          <table:table-cell office:value-type="string" calcext:value-type="string">
            <text:p>10-09-2019</text:p>
          </table:table-cell>
          <table:table-cell office:value-type="string" calcext:value-type="string">
            <text:p>['CDA', 'D66', 'GL', 'PvdA', 'VVD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CDA:5', 'D66:5', '50PLUS:2', 'LE:1', 'CU:1', 'DENK:1', 'H.A.G. de Leeuw:1', 'VVD:7', 'SP:3']</text:p>
          </table:table-cell>
          <table:table-cell office:value-type="string" calcext:value-type="string">
            <text:p>['LPF:2', 'OAE:2'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ttps://eindhoven.parlaeus.nl/user/motie/action=showdoc/gd=194/Aangenomen_actuele_motie_AcM1A_Niemand_meer_tussen_wal_en_schip__50PLUS__OAE__DENK__D66__VVD__GL__CDA__PvdA__CU__LPF__SP__LE__H.A.G._de_Leeuw_.pdf</text:p>
          </table:table-cell>
          <table:table-cell office:value-type="string" calcext:value-type="string">
            <text:p>Aangenomen actuele motie AcM1A Niemand meer tussen wal en schip (50PLUS, OAE, DENK, D66, VVD, GL, CDA, PvdA, CU, LPF, SP, LE, H.A.G. de Leeuw)</text:p>
          </table:table-cell>
          <table:table-cell office:value-type="string" calcext:value-type="string">
            <text:p>10-09-2019</text:p>
          </table:table-cell>
          <table:table-cell office:value-type="string" calcext:value-type="string">
            <text:p>['50PLUS', 'CDA', 'CU', 'D66', 'DENK', 'GL', 'H.A.G.deLeeuw', 'LE', 'LPF', 'OAE', 'PvdA', 'SP', 'VVD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unaniem'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ttps://eindhoven.parlaeus.nl/user/motie/action=showdoc/gd=195/Ingetrokken_actuele_motie_AcM2_van_nationaliteit_onbekend_naar_staatloos__D66__CU__DENK__SP__OAE__GL__PvdA__H.A.G._de_Leeuw_.pdf</text:p>
          </table:table-cell>
          <table:table-cell office:value-type="string" calcext:value-type="string">
            <text:p>Ingetrokken actuele motie AcM2 van nationaliteit onbekend naar staatloos (D66, CU, DENK, SP, OAE, GL, PvdA, H.A.G. de Leeuw)</text:p>
          </table:table-cell>
          <table:table-cell office:value-type="string" calcext:value-type="string">
            <text:p>10-09-2019</text:p>
          </table:table-cell>
          <table:table-cell office:value-type="string" calcext:value-type="string">
            <text:p>['CU', 'D66', 'DENK', 'GL', 'H.A.G.deLeeuw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ttps://eindhoven.parlaeus.nl/user/motie/action=showdoc/gd=196/Toezegging_wethouder_Steenbakkers_Voetbalbvereniging_Wodan__vraag_V1_vragenhalfuur_.pdf</text:p>
          </table:table-cell>
          <table:table-cell office:value-type="string" calcext:value-type="string">
            <text:p>Toezegging wethouder Steenbakkers Voetbalbvereniging Wodan (vraag V1 vragenhalfuur)</text:p>
          </table:table-cell>
          <table:table-cell office:value-type="string" calcext:value-type="string">
            <text:p>10-09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ttps://eindhoven.parlaeus.nl/user/motie/action=showdoc/gd=197/Toezegging_wethouder_Thijs_RV_Innovatief_Lucht_Meetnet_AiREAS.pdf</text:p>
          </table:table-cell>
          <table:table-cell office:value-type="string" calcext:value-type="string">
            <text:p>Toezegging wethouder Thijs RV Innovatief Lucht Meetnet AiREAS</text:p>
          </table:table-cell>
          <table:table-cell office:value-type="string" calcext:value-type="string">
            <text:p>10-09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ttps://eindhoven.parlaeus.nl/user/motie/action=showdoc/gd=198/Toezegging_wethouder_Thijs_RV_Boeiende_Binnenstad__amendement_A1_.pdf</text:p>
          </table:table-cell>
          <table:table-cell office:value-type="string" calcext:value-type="string">
            <text:p>Toezegging wethouder Thijs RV Boeiende Binnenstad (amendement A1)</text:p>
          </table:table-cell>
          <table:table-cell office:value-type="string" calcext:value-type="string">
            <text:p>10-09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ttps://eindhoven.parlaeus.nl/user/motie/action=showdoc/gd=199/Ingetrokken_actuele_motie_AcM1A_Gebarentolk__LPF__50PLUS__D66__OAE_.pdf</text:p>
          </table:table-cell>
          <table:table-cell office:value-type="string" calcext:value-type="string">
            <text:p>Ingetrokken actuele motie AcM1A Gebarentolk (LPF, 50PLUS, D66, OAE)</text:p>
          </table:table-cell>
          <table:table-cell office:value-type="string" calcext:value-type="string">
            <text:p>01-10-2019</text:p>
          </table:table-cell>
          <table:table-cell office:value-type="string" calcext:value-type="string">
            <text:p>['50PLUS', 'D66', 'LPF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ttps://eindhoven.parlaeus.nl/user/motie/action=showdoc/gd=200/Verworpen_actuele_motie_AcM2A_Gelijke_gevallen_gelijk_behandelen__OAE__M.A._Schreurs__LPF__D66__DENK_.pdf</text:p>
          </table:table-cell>
          <table:table-cell office:value-type="string" calcext:value-type="string">
            <text:p>Verworpen actuele motie AcM2A Gelijke gevallen gelijk behandelen (OAE, M.A. Schreurs, LPF, D66, DENK)</text:p>
          </table:table-cell>
          <table:table-cell office:value-type="string" calcext:value-type="string">
            <text:p>01-10-2019</text:p>
          </table:table-cell>
          <table:table-cell office:value-type="string" calcext:value-type="string">
            <text:p>['D66', 'DENK', 'LPF', 'M.A.Schreurs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LPF:2', 'M.A. Schreurs:1', 'OAE:2', 'DENK:1', 'H.A.G. de Leeuw:1', 'SP:3']</text:p>
          </table:table-cell>
          <table:table-cell office:value-type="string" calcext:value-type="string">
            <text:p>['GL:7', 'PvdA:6', 'CDA:6', '50PLUS:2', 'LE:1', 'CU:1', 'VVD:7'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ttps://eindhoven.parlaeus.nl/user/motie/action=showdoc/gd=201/Ingetrokken_actuele_motie_AcM3_Uitvoeringsplan_verjongen_ambtelijk_apparaat__GL__VVD__CDA__D66_.pdf</text:p>
          </table:table-cell>
          <table:table-cell office:value-type="string" calcext:value-type="string">
            <text:p>Ingetrokken actuele motie AcM3 Uitvoeringsplan verjongen ambtelijk apparaat (GL, VVD, CDA, D66)</text:p>
          </table:table-cell>
          <table:table-cell office:value-type="string" calcext:value-type="string">
            <text:p>01-10-2019</text:p>
          </table:table-cell>
          <table:table-cell office:value-type="string" calcext:value-type="string">
            <text:p>['CDA', 'D66', 'GL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ttps://eindhoven.parlaeus.nl/user/motie/action=showdoc/gd=202/Ingetrokken_actuele_motie_AcM4_Participatie_Goede_toegang_maar_ook_goed_vervolg__GL__VVD__50PLUS__H.A.G._de_Leeuw_.pdf</text:p>
          </table:table-cell>
          <table:table-cell office:value-type="string" calcext:value-type="string">
            <text:p>Ingetrokken actuele motie AcM4 Participatie Goede toegang maar ook goed vervolg (GL, VVD, 50PLUS, H.A.G. de Leeuw)</text:p>
          </table:table-cell>
          <table:table-cell office:value-type="string" calcext:value-type="string">
            <text:p>01-10-2019</text:p>
          </table:table-cell>
          <table:table-cell office:value-type="string" calcext:value-type="string">
            <text:p>['50PLUS', 'GL', 'H.A.G.deLeeuw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ttps://eindhoven.parlaeus.nl/user/motie/action=showdoc/gd=203/Ingetrokken_actuele_motie_AcM5_geen_hoger_beroep_instellen_tegen_het_niet_mogen_inbreken_op_een_lopende_indicatie__SP__DENK_.pdf</text:p>
          </table:table-cell>
          <table:table-cell office:value-type="string" calcext:value-type="string">
            <text:p>Ingetrokken actuele motie AcM5 geen hoger beroep instellen tegen het niet mogen inbreken op een lopende indicatie (SP, DENK)</text:p>
          </table:table-cell>
          <table:table-cell office:value-type="string" calcext:value-type="string">
            <text:p>01-10-2019</text:p>
          </table:table-cell>
          <table:table-cell office:value-type="string" calcext:value-type="string">
            <text:p>['DENK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ttps://eindhoven.parlaeus.nl/user/motie/action=showdoc/gd=204/Verworpen_actuele_motie_AcM6_motie_van_Afkeuring_Eindhovenaren_moeten_op_de_gemeente_kunnen_vertrouwen__SP__OAE__DENK__M.A._Schreurs_.pdf</text:p>
          </table:table-cell>
          <table:table-cell office:value-type="string" calcext:value-type="string">
            <text:p>Verworpen actuele motie AcM6 motie van Afkeuring Eindhovenaren moeten op de gemeente kunnen vertrouwen (SP, OAE, DENK, M.A. Schreurs)</text:p>
          </table:table-cell>
          <table:table-cell office:value-type="string" calcext:value-type="string">
            <text:p>01-10-2019</text:p>
          </table:table-cell>
          <table:table-cell office:value-type="string" calcext:value-type="string">
            <text:p>['DENK', 'M.A.Schreurs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M.A. Schreurs:1', 'OAE:2', 'DENK:1', 'SP:3']</text:p>
          </table:table-cell>
          <table:table-cell office:value-type="string" calcext:value-type="string">
            <text:p>['GL:7', 'PvdA:6', 'CDA:6', 'LPF:2', '50PLUS:2', 'LE:1', 'CU:1', 'H.A.G. de Leeuw:1', 'VVD:7'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ttps://eindhoven.parlaeus.nl/user/motie/action=showdoc/gd=205/Verworpen_actuele_motie_AcM7_geen_hoger_beroep_instellen_tegen_het_niet_mogen_inbreken_op_een_lopende_indicatie__SP_.pdf</text:p>
          </table:table-cell>
          <table:table-cell office:value-type="string" calcext:value-type="string">
            <text:p>Verworpen actuele motie AcM7 geen hoger beroep instellen tegen het niet mogen inbreken op een lopende indicatie (SP)</text:p>
          </table:table-cell>
          <table:table-cell office:value-type="string" calcext:value-type="string">
            <text:p>01-10-2019</text:p>
          </table:table-cell>
          <table:table-cell office:value-type="string" calcext:value-type="string">
            <text:p>[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PvdA:6', 'M.A. Schreurs:1', 'OAE:2', 'DENK:1', 'SP:3']</text:p>
          </table:table-cell>
          <table:table-cell office:value-type="string" calcext:value-type="string">
            <text:p>['GL:7', 'CDA:6', 'D66:5', 'LPF:2', '50PLUS:2', 'LE:1', 'CU:1', 'H.A.G. de Leeuw:1', 'VVD:7'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ttps://eindhoven.parlaeus.nl/user/motie/action=showdoc/gd=206/Toezegging_wethouder_Torunoglu_RV_bestemmingsplan_Vogelzangterrein.pdf</text:p>
          </table:table-cell>
          <table:table-cell office:value-type="string" calcext:value-type="string">
            <text:p>Toezegging wethouder Torunoglu RV bestemmingsplan Vogelzangterrein</text:p>
          </table:table-cell>
          <table:table-cell office:value-type="string" calcext:value-type="string">
            <text:p>01-10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ttps://eindhoven.parlaeus.nl/user/motie/action=showdoc/gd=230/Aangenomen_motie_M1A_Strijken_zonder_strijkstok__PvdA__DENK__D66__SP__GL_.pdf</text:p>
          </table:table-cell>
          <table:table-cell office:value-type="string" calcext:value-type="string">
            <text:p>Aangenomen motie M1A Strijken zonder strijkstok (PvdA, DENK, D66, SP, GL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50PLUS', 'D66', 'DENK', 'GL', 'PvdA', 'SP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D66:5', '50PLUS:2', 'OAE:2', 'DENK:1', 'SP:3']</text:p>
          </table:table-cell>
          <table:table-cell office:value-type="string" calcext:value-type="string">
            <text:p>['CDA:6', 'LPF:2', 'LE:1', 'CU:1', 'H.A.G. de Leeuw:1', 'VVD:7'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ttps://eindhoven.parlaeus.nl/user/motie/action=showdoc/gd=231/Ingetrokken_na_toezegging_motie_M6_Voorwaarden_en_eisen_inkoopbeleid__CDA__GL__VVD_.pdf</text:p>
          </table:table-cell>
          <table:table-cell office:value-type="string" calcext:value-type="string">
            <text:p>Ingetrokken na toezegging motie M6 Voorwaarden en eisen inkoopbeleid (CDA, GL, VVD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CDA', 'GL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ttps://eindhoven.parlaeus.nl/user/motie/action=showdoc/gd=232/Ingetrokken_na_toezegging_motie_M9_Proactief_sturen_op_sociale_innovatie__GL__VVD__PvdA__D66__CU__50PLUS__CDA__DENK_.pdf</text:p>
          </table:table-cell>
          <table:table-cell office:value-type="string" calcext:value-type="string">
            <text:p>Ingetrokken na toezegging motie M9 Proactief sturen op sociale innovatie (GL, VVD, PvdA, D66, CU, 50PLUS, CDA, DENK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50PLUS', 'CDA', 'CU', 'D66', 'DENK', 'GL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https://eindhoven.parlaeus.nl/user/motie/action=showdoc/gd=233/Ingetrokken_na_toezegging_motie_M12A_Gun_het_kind_een_stabiele_basis__SP__50PLUS__PvdA__OAE__DENK__GL__CU__D66_.pdf</text:p>
          </table:table-cell>
          <table:table-cell office:value-type="string" calcext:value-type="string">
            <text:p>Ingetrokken na toezegging motie M12A Gun het kind een stabiele basis (SP, 50PLUS, PvdA, OAE, DENK, GL, CU, D66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50PLUS', 'CU', 'D66', 'DENK', 'GL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ttps://eindhoven.parlaeus.nl/user/motie/action=showdoc/gd=234/Ingetrokken_na_toezegging_motie_M13A_Stop_de_jeugdzorg-carrousel__SP__50PLUS__GL__PvdA__DENK__CU__D66__OAE_.pdf</text:p>
          </table:table-cell>
          <table:table-cell office:value-type="string" calcext:value-type="string">
            <text:p>Ingetrokken na toezegging motie M13A Stop de jeugdzorg-carrousel (SP, 50PLUS, GL, PvdA, DENK, CU, D66, OAE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50PLUS', 'CU', 'D66', 'DENK', 'GL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ttps://eindhoven.parlaeus.nl/user/motie/action=showdoc/gd=235/Verworpen_motie_M15_Minder_markt_in_de_zorg__SP_.pdf</text:p>
          </table:table-cell>
          <table:table-cell office:value-type="string" calcext:value-type="string">
            <text:p>Verworpen motie M15 Minder markt in de zorg (SP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PvdA:6', 'CU:1', 'OAE:2', 'DENK:1', 'H.A.G. de Leeuw:1', 'SP:3']</text:p>
          </table:table-cell>
          <table:table-cell office:value-type="string" calcext:value-type="string">
            <text:p>['GL:7', 'CDA:6', 'D66:5', 'LPF:2', '50PLUS:2', 'LE:1', 'VVD:7']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ttps://eindhoven.parlaeus.nl/user/motie/action=showdoc/gd=236/Ingetrokken_motie_M16_Laat_het_los_geef_vernieuwing_een_kans__D66__OAE__DENK_.pdf</text:p>
          </table:table-cell>
          <table:table-cell office:value-type="string" calcext:value-type="string">
            <text:p>Ingetrokken motie M16 Laat het los geef vernieuwing een kans (D66, OAE, DENK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D66', 'DENK', 'OAE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ttps://eindhoven.parlaeus.nl/user/motie/action=showdoc/gd=237/Ingetrokken_na_toezegging_motie_M4_Preventie_dak-en_thuislozen__PvdA__GL__CDA__OAE__CU__D66__VVD__SP__50PLUS__LE__DENK__H.A.G._de_Leeuw_.pdf</text:p>
          </table:table-cell>
          <table:table-cell office:value-type="string" calcext:value-type="string">
            <text:p>Ingetrokken na toezegging motie M4 Preventie dak-en thuislozen (PvdA, GL, CDA, OAE, CU, D66, VVD, SP, 50PLUS, LE, DENK, H.A.G. de Leeuw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50PLUS', 'CDA', 'CU', 'D66', 'DENK', 'GL', 'H.A.G.deLeeuw', 'LE', 'OAE', 'PvdA', 'SP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ttps://eindhoven.parlaeus.nl/user/motie/action=showdoc/gd=238/Ingetrokken_na_toezegging_motie_M5_Afbouw_Mathildelaan__CDA__PvdA__GL__CU__D66__SP__50PLUS_.pdf</text:p>
          </table:table-cell>
          <table:table-cell office:value-type="string" calcext:value-type="string">
            <text:p>Ingetrokken na toezegging motie M5 Afbouw Mathildelaan (CDA, PvdA, GL, CU, D66, SP, 50PLUS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50PLUS', 'CDA', 'CU', 'D66', 'GL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ttps://eindhoven.parlaeus.nl/user/motie/action=showdoc/gd=239/Ingetrokken_na_toezegging_motie_M7_Samen_de_schouders_eronder_tegen_dakloosheid__GL__PvdA__CDA__VVD__DENK_.pdf</text:p>
          </table:table-cell>
          <table:table-cell office:value-type="string" calcext:value-type="string">
            <text:p>Ingetrokken na toezegging motie M7 Samen de schouders eronder tegen dakloosheid (GL, PvdA, CDA, VVD, DENK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50PLUS', 'CDA', 'CU', 'DENK', 'GL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ttps://eindhoven.parlaeus.nl/user/motie/action=showdoc/gd=240/Ingetrokken_na_toezegging_motie_M2_Niemand_zomaar_op_straat__PvdA_.pdf</text:p>
          </table:table-cell>
          <table:table-cell office:value-type="string" calcext:value-type="string">
            <text:p>Ingetrokken na toezegging motie M2 Niemand zomaar op straat (PvdA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ttps://eindhoven.parlaeus.nl/user/motie/action=showdoc/gd=241/Ingetrokken_na_toezegging_motie_M3_Impuls_aan_Convenant_Studentenhuisvesting_2020-2025__GL__D66__CU__VVD__CDA__DENK_.pdf</text:p>
          </table:table-cell>
          <table:table-cell office:value-type="string" calcext:value-type="string">
            <text:p>Ingetrokken na toezegging motie M3 Impuls aan Convenant Studentenhuisvesting 2020-2025 (GL, D66, CU, VVD, CDA, DENK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CDA', 'CU', 'D66', 'DENK', 'GL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ttps://eindhoven.parlaeus.nl/user/motie/action=showdoc/gd=242/Ingetrokken_na_toezegging_motie_M8_Ambities_betekenen_ook__verantwoordelijkheid__CDA__CU__PvdA__GL__50PLUS__VVD_.pdf</text:p>
          </table:table-cell>
          <table:table-cell office:value-type="string" calcext:value-type="string">
            <text:p>Ingetrokken na toezegging motie M8 Ambities betekenen ook <text:s/>verantwoordelijkheid (CDA, CU, PvdA, GL, 50PLUS, VVD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50PLUS', 'CDA', 'CU', 'GL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ttps://eindhoven.parlaeus.nl/user/motie/action=showdoc/gd=243/Ingetrokken_na_toezegging_motie_M10_Meer_samenhang_in_verbetering_makersklimaat__GL__D66__DENK_.pdf</text:p>
          </table:table-cell>
          <table:table-cell office:value-type="string" calcext:value-type="string">
            <text:p>Ingetrokken na toezegging motie M10 Meer samenhang in verbetering makersklimaat (GL, D66, DENK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D66', 'DENK', 'GL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ttps://eindhoven.parlaeus.nl/user/motie/action=showdoc/gd=244/Ingetrokken_na_toezegging_motie_M11_Cultuur_van__door_en_voor_iedereen__GL__D66__VVD_DENK_.pdf</text:p>
          </table:table-cell>
          <table:table-cell office:value-type="string" calcext:value-type="string">
            <text:p>Ingetrokken na toezegging motie M11 Cultuur van, door en voor iedereen (GL, D66, VVD DENK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D66', 'DENK', 'GL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ttps://eindhoven.parlaeus.nl/user/motie/action=showdoc/gd=245/Ingetrokken_na_toezegging_motie_M14_Geef_erfgoed_een_gezicht__CDA__50PLUS_.pdf</text:p>
          </table:table-cell>
          <table:table-cell office:value-type="string" calcext:value-type="string">
            <text:p>Ingetrokken na toezegging motie M14 Geef erfgoed een gezicht (CDA, 50PLUS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50PLUS', 'C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ttps://eindhoven.parlaeus.nl/user/motie/action=showdoc/gd=246/Toezegging_wethouder_Richters_bij_vragenhalfuur_Uitspraak_CRvB_woningaanpassingen_WMO.pdf</text:p>
          </table:table-cell>
          <table:table-cell office:value-type="string" calcext:value-type="string">
            <text:p>Toezegging wethouder Richters bij vragenhalfuur Uitspraak CRvB woningaanpassingen WMO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ttps://eindhoven.parlaeus.nl/user/motie/action=showdoc/gd=247/Toezegging_wethouder_Torunoglu_bij_raadsvoorstel_bestemmingsplan_Blixembosch_NO__Plateau_.pdf</text:p>
          </table:table-cell>
          <table:table-cell office:value-type="string" calcext:value-type="string">
            <text:p>Toezegging wethouder Torunoglu bij raadsvoorstel bestemmingsplan Blixembosch NO (Plateau)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ttps://eindhoven.parlaeus.nl/user/motie/action=showdoc/gd=248/Toezegging_wethouder_Torunoglu_bij_raadsvoorstel_verordening_gebiedsgericht_werken__buurtpreventie.pdf</text:p>
          </table:table-cell>
          <table:table-cell office:value-type="string" calcext:value-type="string">
            <text:p>Toezegging wethouder Torunoglu bij raadsvoorstel verordening gebiedsgericht werken, buurtpreventie</text:p>
          </table:table-cell>
          <table:table-cell office:value-type="string" calcext:value-type="string">
            <text:p>26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ttps://eindhoven.parlaeus.nl/user/motie/action=showdoc/gd=207/Ingetrokken_motie_M1_Mensenrechten__DENK__M.A._Schreurs_.pdf</text:p>
          </table:table-cell>
          <table:table-cell office:value-type="string" calcext:value-type="string">
            <text:p>Ingetrokken motie M1 Mensenrechten (DENK, M.A. Schreurs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DENK', 'M.A.Schreurs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ttps://eindhoven.parlaeus.nl/user/motie/action=showdoc/gd=208/Ingetrokken_motie_B.M01_Heldere_en_Begrijpelijke_Begroting__VVD__GL__50PLUS__OAE__H.A.G._de_Leeuw__D66__CU__SP__CDA__DENK__M.A._Schreurs_.pdf</text:p>
          </table:table-cell>
          <table:table-cell office:value-type="string" calcext:value-type="string">
            <text:p>Ingetrokken motie B.M01 Heldere en Begrijpelijke Begroting (VVD, GL, 50PLUS, OAE, H.A.G. de Leeuw, D66, CU, SP, CDA, DENK, M.A. Schreurs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50PLUS', 'CDA', 'CU', 'D66', 'DENK', 'GL', 'H.A.G.deLeeuw', 'M.A.Schreurs', 'OAE', 'SP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ttps://eindhoven.parlaeus.nl/user/motie/action=showdoc/gd=209/Ingetrokken_motie_B.M02_Uitbreiding_fietsparkeervoorzieningen__D66__50PLUS__OAE__DENK__GL__H.A.G._de_Leeuw__CDA_.pdf</text:p>
          </table:table-cell>
          <table:table-cell office:value-type="string" calcext:value-type="string">
            <text:p>Ingetrokken motie B.M02 Uitbreiding fietsparkeervoorzieningen (D66, 50PLUS, OAE, DENK, GL, H.A.G. de Leeuw, CDA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50PLUS', 'CDA', 'D66', 'DENK', 'GL', 'H.A.G.deLeeuw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ttps://eindhoven.parlaeus.nl/user/motie/action=showdoc/gd=210/Ingetrokken_motie_B.M03_Laatste_bus_laatste_trein__D66__VVD__OAE__DENK__GL__50PLUS__H.A.G._de_Leeuw__CDA_.pdf</text:p>
          </table:table-cell>
          <table:table-cell office:value-type="string" calcext:value-type="string">
            <text:p>Ingetrokken motie B.M03 Laatste bus laatste trein (D66, VVD, OAE, DENK, GL, 50PLUS, H.A.G. de Leeuw, CDA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50PLUS', 'CDA', 'D66', 'DENK', 'GL', 'H.A.G.deLeeuw', 'OAE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ttps://eindhoven.parlaeus.nl/user/motie/action=showdoc/gd=211/Ingetrokken_motie_B.M04_Vrijwilligersvergoeding__CDA__VVD__PvdA__GL__CU__50PLUS__DENK__OAE_.pdf</text:p>
          </table:table-cell>
          <table:table-cell office:value-type="string" calcext:value-type="string">
            <text:p>Ingetrokken motie B.M04 Vrijwilligersvergoeding (CDA, VVD, PvdA, GL, CU, 50PLUS, DENK, OAE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50PLUS', 'CDA', 'CU', 'DENK', 'GL', 'OAE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ttps://eindhoven.parlaeus.nl/user/motie/action=showdoc/gd=212/Ingetrokken_motie_B.M05_De_vervuiler_betaalt__D66_.pdf</text:p>
          </table:table-cell>
          <table:table-cell office:value-type="string" calcext:value-type="string">
            <text:p>Ingetrokken motie B.M05 De vervuiler betaalt (D66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D66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ttps://eindhoven.parlaeus.nl/user/motie/action=showdoc/gd=213/Verworpen_motie_B.M06_Arbeidsmarktdiscriminatie__DENK__M.A._Schreurs__D66__OAE_.pdf</text:p>
          </table:table-cell>
          <table:table-cell office:value-type="string" calcext:value-type="string">
            <text:p>Verworpen motie B.M06 Arbeidsmarktdiscriminatie (DENK, M.A. Schreurs, D66, OAE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D66', 'DENK', 'M.A.Schreurs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M.A. Schreurs:1', 'OAE:2', 'DENK:1', 'H.A.G. de Leeuw:1', 'SP:3']</text:p>
          </table:table-cell>
          <table:table-cell office:value-type="string" calcext:value-type="string">
            <text:p>['GL:7', 'PvdA:6', 'CDA:6', 'LPF:2', '50PLUS:2', 'LE:1', 'CU:1', 'VVD:6']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ttps://eindhoven.parlaeus.nl/user/motie/action=showdoc/gd=214/Ingetrokken_motie_B.M07_Basisinstellingen_cultuur__CDA__GL__VVD__OAE_.pdf</text:p>
          </table:table-cell>
          <table:table-cell office:value-type="string" calcext:value-type="string">
            <text:p>Ingetrokken motie B.M07 Basisinstellingen cultuur (CDA, GL, VVD, OAE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CDA', 'GL', 'OAE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ttps://eindhoven.parlaeus.nl/user/motie/action=showdoc/gd=215/Aangenomen_motie_B.M08_Huizen_zijn_om_in_te_wonen_oftewel_Stop_Ceta__SP__DENK__CU__OAE__M.A._Schreurs__GL__LPF_.pdf</text:p>
          </table:table-cell>
          <table:table-cell office:value-type="string" calcext:value-type="string">
            <text:p>Aangenomen motie B.M08 Huizen zijn om in te wonen oftewel Stop Ceta (SP, DENK, CU, OAE, M.A. Schreurs, GL, LPF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CU', 'DENK', 'GL', 'LPF', 'M.A.Schreurs', 'OAE', 'SP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LPF:2', 'CU:1', 'M.A. Schreurs:1', 'OAE:2', 'DENK:1', 'H.A.G. de Leeuw:1', 'SP:3']</text:p>
          </table:table-cell>
          <table:table-cell office:value-type="string" calcext:value-type="string">
            <text:p>['CDA:6', 'D66:5', '50PLUS:2', 'LE:1', 'VVD:6']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ttps://eindhoven.parlaeus.nl/user/motie/action=showdoc/gd=216/Ingetrokken_motie_B.M09_Jeugdzorggelden_naar_de_jeugd__SP__M.A._Schreurs__D66__DENK__50PLUS__OAE_.pdf</text:p>
          </table:table-cell>
          <table:table-cell office:value-type="string" calcext:value-type="string">
            <text:p>Ingetrokken motie B.M09 Jeugdzorggelden naar de jeugd (SP, M.A. Schreurs, D66, DENK, 50PLUS, OAE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50PLUS', 'D66', 'DENK', 'M.A.Schreurs', 'OAE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ttps://eindhoven.parlaeus.nl/user/motie/action=showdoc/gd=217/Ingetrokken_motie_B.M10A_Winternoodopvang_bij_vorst__SP__M.A._Schreurs__D66__DENK__GroenLinks__PvdA__CU__OAE_.pdf</text:p>
          </table:table-cell>
          <table:table-cell office:value-type="string" calcext:value-type="string">
            <text:p>Ingetrokken motie B.M10A Winternoodopvang bij vorst (SP, M.A. Schreurs, D66, DENK, GroenLinks, PvdA, CU, OAE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CU', 'D66', 'DENK', 'GL', 'M.A.Schreurs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ttps://eindhoven.parlaeus.nl/user/motie/action=showdoc/gd=218/Ingetrokken_motie_B.M11_Cultuur_kent_ook_speerpunten_in_2020__GL__CDA_.pdf</text:p>
          </table:table-cell>
          <table:table-cell office:value-type="string" calcext:value-type="string">
            <text:p>Ingetrokken motie B.M11 Cultuur kent ook speerpunten in 2020 (GL, CDA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CDA', 'GL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ttps://eindhoven.parlaeus.nl/user/motie/action=showdoc/gd=219/Ingetrokken_motie_B.M12_ServiceBureau_met_meerwaarde_tegen_minder_kosten__CU__50PLUS__SP_.pdf</text:p>
          </table:table-cell>
          <table:table-cell office:value-type="string" calcext:value-type="string">
            <text:p>Ingetrokken motie B.M12 ServiceBureau met meerwaarde tegen minder kosten (CU, 50PLUS, SP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50PLUS', 'CU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ttps://eindhoven.parlaeus.nl/user/motie/action=showdoc/gd=220/Ingetrokken_motie_B.M13_Meer_bedden_in_maatschappelijke_opvang__PvdA__GroenLinks__CU__DENK__SP__D66__CDA__LPF__M.A._Schreurs__VVD_.pdf</text:p>
          </table:table-cell>
          <table:table-cell office:value-type="string" calcext:value-type="string">
            <text:p>Ingetrokken motie B.M13 Meer bedden in maatschappelijke opvang (PvdA, GroenLinks, CU, DENK, SP, D66, CDA, LPF, M.A. Schreurs, VVD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CDA', 'CU', 'D66', 'DENK', 'GL', 'LPF', 'M.A.Schreurs', 'PvdA', 'SP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ttps://eindhoven.parlaeus.nl/user/motie/action=showdoc/gd=221/Ingetrokken_motie_B.M14A_Beperking_groei_personeelsbestand__PvdA_.pdf</text:p>
          </table:table-cell>
          <table:table-cell office:value-type="string" calcext:value-type="string">
            <text:p>Ingetrokken motie B.M14A Beperking groei personeelsbestand (PvdA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ttps://eindhoven.parlaeus.nl/user/motie/action=showdoc/gd=222/Ingetrokken_motie_B.M15_Samen_werken_aan_een_gezonde_bedrijfscultuur__CU__GroenLinks__VVD_.pdf</text:p>
          </table:table-cell>
          <table:table-cell office:value-type="string" calcext:value-type="string">
            <text:p>Ingetrokken motie B.M15 Samen werken aan een gezonde bedrijfscultuur (CU, GroenLinks, VVD)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CU', 'GL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ttps://eindhoven.parlaeus.nl/user/motie/action=showdoc/gd=223/Toezegging_wethouder_Torunoglu_Begroting_2020_-_Brainport_voor_iedereen.pdf</text:p>
          </table:table-cell>
          <table:table-cell office:value-type="string" calcext:value-type="string">
            <text:p>Toezegging wethouder Torunoglu Begroting 2020 - Brainport voor iedereen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ttps://eindhoven.parlaeus.nl/user/motie/action=showdoc/gd=224/Toezegging_wethouder_Thijs_Begroting_2020_-_Gezonde_stad.pdf</text:p>
          </table:table-cell>
          <table:table-cell office:value-type="string" calcext:value-type="string">
            <text:p>Toezegging wethouder Thijs Begroting 2020 - Gezonde stad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ttps://eindhoven.parlaeus.nl/user/motie/action=showdoc/gd=225/Toezegging_wethouder_Steenbakkers_Begroting_2020_-_Brainport_voor_iedereen.pdf</text:p>
          </table:table-cell>
          <table:table-cell office:value-type="string" calcext:value-type="string">
            <text:p>Toezegging wethouder Steenbakkers Begroting 2020 - Brainport voor iedereen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ttps://eindhoven.parlaeus.nl/user/motie/action=showdoc/gd=226/Toezegging_wethouder_Richters_Begroting_2020_-_Evaluatie_medische_verwijsroute.pdf</text:p>
          </table:table-cell>
          <table:table-cell office:value-type="string" calcext:value-type="string">
            <text:p>Toezegging wethouder Richters Begroting 2020 - Evaluatie medische verwijsroute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ttps://eindhoven.parlaeus.nl/user/motie/action=showdoc/gd=227/Toezegging_wethouder_Richters_Begroting_2020_-_Brainport_voor_iedereen.pdf</text:p>
          </table:table-cell>
          <table:table-cell office:value-type="string" calcext:value-type="string">
            <text:p>Toezegging wethouder Richters Begroting 2020 - Brainport voor iedereen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ttps://eindhoven.parlaeus.nl/user/motie/action=showdoc/gd=228/Toezegging_wethouder_Richters_Begroting_2020_-_Achterstanden_bij_het_servicebureau.pdf</text:p>
          </table:table-cell>
          <table:table-cell office:value-type="string" calcext:value-type="string">
            <text:p>Toezegging wethouder Richters Begroting 2020 - Achterstanden bij het servicebureau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ttps://eindhoven.parlaeus.nl/user/motie/action=showdoc/gd=229/Toezegging_Burgemeester_Jorritsma_Begroting_2020_-_Aanpak_repressie_en_preventie.pdf</text:p>
          </table:table-cell>
          <table:table-cell office:value-type="string" calcext:value-type="string">
            <text:p>Toezegging Burgemeester Jorritsma Begroting 2020 - Aanpak repressie en preventie</text:p>
          </table:table-cell>
          <table:table-cell office:value-type="string" calcext:value-type="string">
            <text:p>05-11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ttps://eindhoven.parlaeus.nl/user/motie/action=showdoc/gd=251/Ingetrokken_na_toezegging_motie_M1_btw-vrijstelling_sport__SP__D66__OAE__DENK_.pdf</text:p>
          </table:table-cell>
          <table:table-cell office:value-type="string" calcext:value-type="string">
            <text:p>Ingetrokken na toezegging motie M1 btw-vrijstelling sport (SP, D66, OAE, DENK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D66', 'DENK', 'OAE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ttps://eindhoven.parlaeus.nl/user/motie/action=showdoc/gd=252/Ingetrokken_motie_M2_voor_Pop-up_taxistandplaatsen__SP__LPF__DENK_.pdf</text:p>
          </table:table-cell>
          <table:table-cell office:value-type="string" calcext:value-type="string">
            <text:p>Ingetrokken motie M2 voor Pop-up taxistandplaatsen (SP, LPF, DENK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DENK', 'LPF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ttps://eindhoven.parlaeus.nl/user/motie/action=showdoc/gd=253/Ingetrokken_na_toezegging_motie_M3_onderbenutting__GL__CDA__M.A._Schreurs__CU__50PLUS_.pdf</text:p>
          </table:table-cell>
          <table:table-cell office:value-type="string" calcext:value-type="string">
            <text:p>Ingetrokken na toezegging motie M3 onderbenutting (GL, CDA, M.A. Schreurs, CU, 50PLUS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50PLUS', 'CDA', 'CU', 'GL', 'M.A.Schreurs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ttps://eindhoven.parlaeus.nl/user/motie/action=showdoc/gd=254/Ingetrokken_vrije_motie_VM1_Beleid_woningaanpassingen_WMO__SP__OAE__M.A._Schreurs__D66__DENK_.pdf</text:p>
          </table:table-cell>
          <table:table-cell office:value-type="string" calcext:value-type="string">
            <text:p>Ingetrokken vrije motie VM1 Beleid woningaanpassingen WMO (SP, OAE, M.A. Schreurs, D66, DENK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D66', 'DENK', 'M.A.Schreurs', 'OAE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ttps://eindhoven.parlaeus.nl/user/motie/action=showdoc/gd=255/Ingetrokken_Vrije_motie_VM2_Kwaliteit_in_coffeeshopbeleid__PvdA__D66__OAE_.pdf</text:p>
          </table:table-cell>
          <table:table-cell office:value-type="string" calcext:value-type="string">
            <text:p>Ingetrokken Vrije motie VM2 Kwaliteit in coffeeshopbeleid (PvdA, D66, OAE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D66', 'OAE', 'PvdA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ttps://eindhoven.parlaeus.nl/user/motie/action=showdoc/gd=256/Verworpen_vrije_motie_VM3_Dit_nooit_meer__M.A._Schreurs__OAE__SP__DENK_.pdf</text:p>
          </table:table-cell>
          <table:table-cell office:value-type="string" calcext:value-type="string">
            <text:p>Verworpen vrije motie VM3 Dit nooit meer (M.A. Schreurs, OAE, SP, DENK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DENK', 'M.A.Schreurs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M.A. Schreurs:1', 'OAE:1', 'DENK:1', 'H.A.G. de Leeuw:1', 'SP:3']</text:p>
          </table:table-cell>
          <table:table-cell office:value-type="string" calcext:value-type="string">
            <text:p>['GL:7', 'PvdA:6', 'CDA:6', 'LPF:1', '50PLUS:2', 'LE:1', 'CU:1', 'VVD:6']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ttps://eindhoven.parlaeus.nl/user/motie/action=showdoc/gd=257/Ingetrokken_vrije_motie_VM4_Aanpassing_opdracht_Brainport-Brainport_Development__M.A._Schreurs__OAE_.pdf</text:p>
          </table:table-cell>
          <table:table-cell office:value-type="string" calcext:value-type="string">
            <text:p>Ingetrokken vrije motie VM4 Aanpassing opdracht Brainport-Brainport Development (M.A. Schreurs, OAE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M.A.Schreurs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ttps://eindhoven.parlaeus.nl/user/motie/action=showdoc/gd=258/Toezegging_wethouder_Richters_bij_vragenhalfuur_V1_Kwijtschelden_schulden__PvdA_.pdf</text:p>
          </table:table-cell>
          <table:table-cell office:value-type="string" calcext:value-type="string">
            <text:p>Toezegging wethouder Richters bij vragenhalfuur V1 Kwijtschelden schulden (PvdA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ttps://eindhoven.parlaeus.nl/user/motie/action=showdoc/gd=259/Toezegging_wethouder_List_bij_vragenhalfuur_V2_Adventkalender_toezeggingen__D66_.pdf</text:p>
          </table:table-cell>
          <table:table-cell office:value-type="string" calcext:value-type="string">
            <text:p>Toezegging wethouder List bij vragenhalfuur V2 Adventkalender toezeggingen (D66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ttps://eindhoven.parlaeus.nl/user/motie/action=showdoc/gd=260/Toezegging_wethouder_List_bij_vragenhalfuur_V4_Blauwe_Zone_Winkelcentrum_Woensel__LPF_.pdf</text:p>
          </table:table-cell>
          <table:table-cell office:value-type="string" calcext:value-type="string">
            <text:p>Toezegging wethouder List bij vragenhalfuur V4 Blauwe Zone Winkelcentrum Woensel (LPF)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ttps://eindhoven.parlaeus.nl/user/motie/action=showdoc/gd=261/Toezegging_wethouder_List_bij_7.1_Raadsvoorstel_aanpassen_Taxiverordening_en_Uitvoeringsbesluit.pdf</text:p>
          </table:table-cell>
          <table:table-cell office:value-type="string" calcext:value-type="string">
            <text:p>Toezegging wethouder List bij 7.1 Raadsvoorstel aanpassen Taxiverordening en Uitvoeringsbesluit</text:p>
          </table:table-cell>
          <table:table-cell office:value-type="string" calcext:value-type="string">
            <text:p>17-12-2019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ttps://eindhoven.parlaeus.nl/user/motie/action=showdoc/gd=263/Ingetrokken_Motie_M4_Toegangsprijs_voor_zwembad__SP_.pdf</text:p>
          </table:table-cell>
          <table:table-cell office:value-type="string" calcext:value-type="string">
            <text:p>Ingetrokken Motie M4 Toegangsprijs voor zwembad (SP)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ttps://eindhoven.parlaeus.nl/user/motie/action=showdoc/gd=264/Ingetrokken_na_toezegging_Motie_M5_Programmering_Tongelreep__SP_.pdf</text:p>
          </table:table-cell>
          <table:table-cell office:value-type="string" calcext:value-type="string">
            <text:p>Ingetrokken na toezegging Motie M5 Programmering Tongelreep (SP)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ttps://eindhoven.parlaeus.nl/user/motie/action=showdoc/gd=265/Ingetrokken_na_toezegging_Motie_M1_Niet_opnieuw_hetzelfde_liedje__GL__PvdA__CDA__VVD__D66__H.A.G._de_Leeuw_.pdf</text:p>
          </table:table-cell>
          <table:table-cell office:value-type="string" calcext:value-type="string">
            <text:p>Ingetrokken na toezegging Motie M1 Niet opnieuw hetzelfde liedje (GL, PvdA, CDA, VVD, D66, H.A.G. de Leeuw)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CDA', 'D66', 'GL', 'H.A.G.deLeeuw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ttps://eindhoven.parlaeus.nl/user/motie/action=showdoc/gd=266/Ingetrokken_na_toezegging_Motie_M2_Toekomst_waar_muziek_in_zit__GL__PvdA__CDA__VVD__D66__H.A.G._de_Leeuw_.pdf</text:p>
          </table:table-cell>
          <table:table-cell office:value-type="string" calcext:value-type="string">
            <text:p>Ingetrokken na toezegging Motie M2 Toekomst waar muziek in zit (GL, PvdA, CDA, VVD, D66, H.A.G. de Leeuw)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CDA', 'D66', 'GL', 'H.A.G.deLeeuw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ttps://eindhoven.parlaeus.nl/user/motie/action=showdoc/gd=267/Ingetrokken_na_toezegging_Motie_M3_Verbreding_ontwikkelingen_rondom_Muziekgebouw_Eindhoven__PvdA__GL__CDA__VVD__D66_.pdf</text:p>
          </table:table-cell>
          <table:table-cell office:value-type="string" calcext:value-type="string">
            <text:p>Ingetrokken na toezegging Motie M3 Verbreding ontwikkelingen rondom Muziekgebouw Eindhoven (PvdA, GL, CDA, VVD, D66)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CDA', 'D66', 'GL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ttps://eindhoven.parlaeus.nl/user/motie/action=showdoc/gd=268/Ingetrokken_Motie_M6_Gezondmaking_MGE_bij_een_ingreep_van_een_arts_wordt_ook_iets_van_de_houding_van_de_pati__nt_verwacht__D66__CU__DENK__50PLUS_.pdf</text:p>
          </table:table-cell>
          <table:table-cell office:value-type="string" calcext:value-type="string">
            <text:p>Ingetrokken Motie M6 Gezondmaking MGE bij een ingreep van een arts wordt ook iets van de houding van de patiënt verwacht (D66, CU, DENK, 50PLUS)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50PLUS', 'CU', 'D66', 'DENK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ttps://eindhoven.parlaeus.nl/user/motie/action=showdoc/gd=269/Ingetrokken_na_toezegging_Vrije_motie_VM1_Brainportrail__GL__CDA__PvdA__D66__OAE__CU__DENK__50PLUS_.pdf</text:p>
          </table:table-cell>
          <table:table-cell office:value-type="string" calcext:value-type="string">
            <text:p>Ingetrokken na toezegging Vrije motie VM1 Brainportrail (GL, CDA, PvdA, D66, OAE, CU, DENK, 50PLUS)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50PLUS', 'CDA', 'CU', 'D66', 'DENK', 'GL', 'OAE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ttps://eindhoven.parlaeus.nl/user/motie/action=showdoc/gd=270/Ingetrokken_na_toezegging_Vrije_motie_VM2__Schitterende_jaarwisseling_voor_het_jubilerende_Eindhoven__GL__PvdA__D66__50PLUS__OAE__DENK__CU_.pdf</text:p>
          </table:table-cell>
          <table:table-cell office:value-type="string" calcext:value-type="string">
            <text:p>Ingetrokken na toezegging Vrije motie VM2 <text:s/>Schitterende jaarwisseling voor het jubilerende Eindhoven (GL, PvdA, D66, 50PLUS, OAE, DENK, CU)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50PLUS', 'CU', 'D66', 'DENK', 'GL', 'OAE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ttps://eindhoven.parlaeus.nl/user/motie/action=showdoc/gd=271/Ingetrokken_Vrije_motie_VM3_Bijscholing__LPF__M.A._Schreurs_.pdf</text:p>
          </table:table-cell>
          <table:table-cell office:value-type="string" calcext:value-type="string">
            <text:p>Ingetrokken Vrije motie VM3 Bijscholing (LPF, M.A. Schreurs)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LPF', 'M.A.Schreurs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ttps://eindhoven.parlaeus.nl/user/motie/action=showdoc/gd=272/Toezegging_Burgemeester_Jorritsma_Raadsvoorstel_Derde_wijziging_APV.pdf</text:p>
          </table:table-cell>
          <table:table-cell office:value-type="string" calcext:value-type="string">
            <text:p>Toezegging Burgemeester Jorritsma Raadsvoorstel Derde wijziging APV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ttps://eindhoven.parlaeus.nl/user/motie/action=showdoc/gd=273/Toezegging_wethouder_Steenbakkers_Raadsvoorstel_Gemeentelijke_bijdrage_Gezondmaking_Muziekgebouw.pdf</text:p>
          </table:table-cell>
          <table:table-cell office:value-type="string" calcext:value-type="string">
            <text:p>Toezegging wethouder Steenbakkers Raadsvoorstel Gemeentelijke bijdrage Gezondmaking Muziekgebouw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ttps://eindhoven.parlaeus.nl/user/motie/action=showdoc/gd=262/Toezegging_rondvraag_SP_kostendelersnorm.pdf</text:p>
          </table:table-cell>
          <table:table-cell office:value-type="string" calcext:value-type="string">
            <text:p>Toezegging rondvraag SP kostendelersnorm</text:p>
          </table:table-cell>
          <table:table-cell office:value-type="string" calcext:value-type="string">
            <text:p>21-01-2020</text:p>
          </table:table-cell>
          <table:table-cell office:value-type="string" calcext:value-type="string">
            <text:p>['SP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ttps://eindhoven.parlaeus.nl/user/motie/action=showdoc/gd=275/Ingetrokken_na_toezegging_Vrije_motie_VM1_klimaatrisicobuffer__GL__H.A.G._de_Leeuw__D66__CU_.pdf</text:p>
          </table:table-cell>
          <table:table-cell office:value-type="string" calcext:value-type="string">
            <text:p>Ingetrokken na toezegging Vrije motie VM1 klimaatrisicobuffer (GL, H.A.G. de Leeuw, D66, CU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CU', 'D66', 'GL', 'H.A.G.deLeeuw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ttps://eindhoven.parlaeus.nl/user/motie/action=showdoc/gd=276/Ingetrokken_na_toezegging_Vrije_motie_VM2_Groenere_wijken__GL__D66__H.A.G._de_Leeuw__LE__CU__DENK_.pdf</text:p>
          </table:table-cell>
          <table:table-cell office:value-type="string" calcext:value-type="string">
            <text:p>Ingetrokken na toezegging Vrije motie VM2 Groenere wijken (GL, D66, H.A.G. de Leeuw, LE, CU, DENK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CU', 'D66', 'DENK', 'GL', 'H.A.G.deLeeuw', 'L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ttps://eindhoven.parlaeus.nl/user/motie/action=showdoc/gd=277/Ingetrokken_na_toezegging_Vrije_motie_VM3A_Gebruik_de_hond_niet_meer_als_melkkoe__LPF__50PLUS__VVD__LE__H.A.G._de_Leeuw__OAE__M.A._Schreurs_.pdf</text:p>
          </table:table-cell>
          <table:table-cell office:value-type="string" calcext:value-type="string">
            <text:p>Ingetrokken na toezegging Vrije motie VM3A Gebruik de hond niet meer als melkkoe (LPF, 50PLUS, VVD, LE, H.A.G. de Leeuw, OAE, M.A. Schreurs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50PLUS', 'H.A.G.deLeeuw', 'LE', 'LPF', 'M.A.Schreurs', 'OAE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ttps://eindhoven.parlaeus.nl/user/motie/action=showdoc/gd=278/Ingetrokken_Vrije_motie_VM4A_Bruisende_nachtstad__M.A._Schreurs__DENK__D66__H.A.G._de_Leeuw__OAE__LPF_.pdf</text:p>
          </table:table-cell>
          <table:table-cell office:value-type="string" calcext:value-type="string">
            <text:p>Ingetrokken Vrije motie VM4A Bruisende nachtstad (M.A. Schreurs, DENK, D66, H.A.G. de Leeuw, OAE, LPF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D66', 'DENK', 'H.A.G.deLeeuw', 'LPF', 'M.A.Schreurs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ttps://eindhoven.parlaeus.nl/user/motie/action=showdoc/gd=279/Ingetrokken_na_toezegging_Vrije_Motie_VM5_Geef_winkelpanden_weer_een_ziel__VVD__DENK__LPF_.pdf</text:p>
          </table:table-cell>
          <table:table-cell office:value-type="string" calcext:value-type="string">
            <text:p>Ingetrokken na toezegging Vrije Motie VM5 Geef winkelpanden weer een ziel (VVD, DENK, LPF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DENK', 'LPF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ttps://eindhoven.parlaeus.nl/user/motie/action=showdoc/gd=280/Ingetrokken_na_toezegging_Vrije_motie_VM6_Verbeteren_verkeersveiligheid_basisscholen__CDA__LPF__OAE__CU_.pdf</text:p>
          </table:table-cell>
          <table:table-cell office:value-type="string" calcext:value-type="string">
            <text:p>Ingetrokken na toezegging Vrije motie VM6 Verbeteren verkeersveiligheid basisscholen (CDA, LPF, OAE, CU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CDA', 'CU', 'DENK', 'LE', 'LPF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ttps://eindhoven.parlaeus.nl/user/motie/action=showdoc/gd=281/Aangenomen_Vrije_motie_VM7A_Commissie_Nachtleven__GL__CDA__M.A._Schreurs__D66__DENK__OAE__H.A.G._de_Leeuw__LPF_.pdf</text:p>
          </table:table-cell>
          <table:table-cell office:value-type="string" calcext:value-type="string">
            <text:p>Aangenomen Vrije motie VM7A Commissie Nachtleven (GL, CDA, M.A. Schreurs, D66, DENK, OAE, H.A.G. de Leeuw, LPF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CDA', 'D66', 'DENK', 'GL', 'H.A.G.deLeeuw', 'LPF', 'M.A.Schreurs', 'OAE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CDA:6', 'D66:5', 'LPF:2', '50PLUS:1', 'LE:1', 'CU:1', 'M.A. Schreurs:1', 'OAE:1', 'DENK:1', 'H.A.G. de Leeuw:1']</text:p>
          </table:table-cell>
          <table:table-cell office:value-type="string" calcext:value-type="string">
            <text:p>['VVD:7', 'SP:3']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ttps://eindhoven.parlaeus.nl/user/motie/action=showdoc/gd=282/Ingetrokken_na_toezegging_Motie_M1_Innovaties_voor_een_succesvolle_warmtetransitie_horen_bij_Eindhoven__CDA__D66__CU__LPF_.pdf</text:p>
          </table:table-cell>
          <table:table-cell office:value-type="string" calcext:value-type="string">
            <text:p>Ingetrokken na toezegging Motie M1 Innovaties voor een succesvolle warmtetransitie horen bij Eindhoven (CDA, D66, CU, LPF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CDA', 'CU', 'D66', 'LPF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ttps://eindhoven.parlaeus.nl/user/motie/action=showdoc/gd=283/Verworpen_Motie_M2_Betaalbare_en_slimme_warmte__PvdA_.pdf</text:p>
          </table:table-cell>
          <table:table-cell office:value-type="string" calcext:value-type="string">
            <text:p>Verworpen Motie M2 Betaalbare en slimme warmte (PvdA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PvdA']</text:p>
          </table:table-cell>
          <table:table-cell office:value-type="string" calcext:value-type="string">
            <text:p>Verworp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ttps://eindhoven.parlaeus.nl/user/motie/action=showdoc/gd=284/Verworpen_motie_M3_Gas_terug_nemen__OAE_.pdf</text:p>
          </table:table-cell>
          <table:table-cell office:value-type="string" calcext:value-type="string">
            <text:p>Verworpen motie M3 Gas terug nemen (OAE)</text:p>
          </table:table-cell>
          <table:table-cell office:value-type="string" calcext:value-type="string">
            <text:p>18-02-2020</text:p>
          </table:table-cell>
          <table:table-cell office:value-type="string" calcext:value-type="string">
            <text:p>[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LPF:2', 'CU:1', 'M.A. Schreurs:1', 'OAE:1', 'DENK:1', 'H.A.G. de Leeuw:1', 'VVD:7']</text:p>
          </table:table-cell>
          <table:table-cell office:value-type="string" calcext:value-type="string">
            <text:p>['GL:7', 'PvdA:6', 'CDA:6', 'D66:5', '50PLUS:1', 'LE:1', 'SP:3']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https://eindhoven.parlaeus.nl/user/motie/action=showdoc/gd=285/Ingetrokken_na_toezegging_motie_M2_Consultatiebureau__CDA_.pdf</text:p>
          </table:table-cell>
          <table:table-cell office:value-type="string" calcext:value-type="string">
            <text:p>Ingetrokken na toezegging motie M2 Consultatiebureau (CDA)</text:p>
          </table:table-cell>
          <table:table-cell office:value-type="string" calcext:value-type="string">
            <text:p>14-04-2020</text:p>
          </table:table-cell>
          <table:table-cell office:value-type="string" calcext:value-type="string">
            <text:p>['C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ttps://eindhoven.parlaeus.nl/user/motie/action=showdoc/gd=286/Ingetrokken_na_toezegging_motie_M1_Effecten_corona-crisis_op_MJP_Grondexploitatie__PvdA__OAE_.pdf</text:p>
          </table:table-cell>
          <table:table-cell office:value-type="string" calcext:value-type="string">
            <text:p>Ingetrokken na toezegging motie M1 Effecten corona-crisis op MJP Grondexploitatie (PvdA, OAE)</text:p>
          </table:table-cell>
          <table:table-cell office:value-type="string" calcext:value-type="string">
            <text:p>14-04-2020</text:p>
          </table:table-cell>
          <table:table-cell office:value-type="string" calcext:value-type="string">
            <text:p>['OAE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ttps://eindhoven.parlaeus.nl/user/motie/action=showdoc/gd=287/Aangenomen_Motie_M1_Wijziging_bestemmingplan__Prinsejagt_-_Driehoeksbos___CU__50PLUS__D66__GL__CDA_.pdf</text:p>
          </table:table-cell>
          <table:table-cell office:value-type="string" calcext:value-type="string">
            <text:p>Aangenomen Motie M1 Wijziging bestemmingplan 'Prinsejagt - Driehoeksbos' (CU, 50PLUS, D66, GL, CDA)</text:p>
          </table:table-cell>
          <table:table-cell office:value-type="string" calcext:value-type="string">
            <text:p>27-05-2020</text:p>
          </table:table-cell>
          <table:table-cell office:value-type="string" calcext:value-type="string">
            <text:p>['50PLUS', 'CDA', 'CU', 'D66', 'GL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unaniem']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ttps://eindhoven.parlaeus.nl/user/motie/action=showdoc/gd=288/Ingetrokken_na_toezegging_Vrije_motie__VM1A__Vervanging_stadspas_Eindhoven___PvdA__D66__OAE__LPF__CU__50PLUS__DENK_.pdf</text:p>
          </table:table-cell>
          <table:table-cell office:value-type="string" calcext:value-type="string">
            <text:p>Ingetrokken na toezegging Vrije motie <text:s/>VM1A 'Vervanging stadspas Eindhoven' (PvdA, D66, OAE, LPF, CU, 50PLUS, DENK)</text:p>
          </table:table-cell>
          <table:table-cell office:value-type="string" calcext:value-type="string">
            <text:p>19-05-2020</text:p>
          </table:table-cell>
          <table:table-cell office:value-type="string" calcext:value-type="string">
            <text:p>['50PLUS', 'CU', 'D66', 'DENK', 'LPF', 'OAE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ttps://eindhoven.parlaeus.nl/user/motie/action=showdoc/gd=289/Verworpen_Vrije_motie_VM2_Vrije_motie_om_als_raad_opdracht_te_geven_tot__onafhankelijk_onderzoek_naar_de_afhandeling_van_bezwaarschriften_WMO__M.A._Schreurs__LPF__OAE__H.A.G._de_Leeuw__DENK_.pdf</text:p>
          </table:table-cell>
          <table:table-cell office:value-type="string" calcext:value-type="string">
            <text:p>Verworpen Vrije motie VM2 Vrije motie om als raad opdracht te geven tot <text:s/>onafhankelijk onderzoek naar de afhandeling van bezwaarschriften WMO (M.A. Schreurs, LPF, OAE, H.A.G. de Leeuw, DENK)</text:p>
          </table:table-cell>
          <table:table-cell office:value-type="string" calcext:value-type="string">
            <text:p>19-05-2020</text:p>
          </table:table-cell>
          <table:table-cell office:value-type="string" calcext:value-type="string">
            <text:p>['DENK', 'H.A.G.deLeeuw', 'LPF', 'M.A.Schreurs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LPF:2', 'M.A. Schreurs:1', 'OAE:2', 'DENK:1', 'H.A.G. de Leeuw:1', 'SP:3']</text:p>
          </table:table-cell>
          <table:table-cell office:value-type="string" calcext:value-type="string">
            <text:p>['GL:7', 'PvdA:6', 'CDA:6', '50PLUS:2', 'LE:1', 'CU:1', 'VVD:7']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ttps://eindhoven.parlaeus.nl/user/motie/action=showdoc/gd=290/Aangenomen_Vrije_motie_VM3_Bravoflex__CDA__GL__50PLUS__CU__LPF__DENK__LE_.pdf</text:p>
          </table:table-cell>
          <table:table-cell office:value-type="string" calcext:value-type="string">
            <text:p>Aangenomen Vrije motie VM3 Bravoflex (CDA, GL, 50PLUS, CU, LPF, DENK, LE)</text:p>
          </table:table-cell>
          <table:table-cell office:value-type="string" calcext:value-type="string">
            <text:p>19-05-2020</text:p>
          </table:table-cell>
          <table:table-cell office:value-type="string" calcext:value-type="string">
            <text:p>['50PLUS', 'CDA', 'CU', 'DENK', 'GL', 'LE', 'LPF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CDA:6', 'LPF:2', '50PLUS:2', 'LE:1', 'CU:1', 'OAE:2', 'DENK:1', 'H.A.G. de Leeuw:1', 'VVD:7', 'SP:3']</text:p>
          </table:table-cell>
          <table:table-cell office:value-type="string" calcext:value-type="string">
            <text:p>['PvdA:6', 'D66:4', 'M.A. Schreurs:1']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ttps://eindhoven.parlaeus.nl/user/motie/action=showdoc/gd=291/Ingetrokken_na_teoezegging_Vrije_motie_VM5A_Samen_zorg_dragen_voor_de_huur_-_detailhandel__PvdA_.pdf</text:p>
          </table:table-cell>
          <table:table-cell office:value-type="string" calcext:value-type="string">
            <text:p>Ingetrokken na teoezegging Vrije motie VM5A Samen zorg dragen voor de huur - detailhandel (PvdA)</text:p>
          </table:table-cell>
          <table:table-cell office:value-type="string" calcext:value-type="string">
            <text:p>19-05-2020</text:p>
          </table:table-cell>
          <table:table-cell office:value-type="string" calcext:value-type="string">
            <text:p>['GL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ttps://eindhoven.parlaeus.nl/user/motie/action=showdoc/gd=292/Ingetrokken_na_toezegging_Amendement_A5_Grip_op_de_GR_GGD_ZOB__PvdA_.pdf</text:p>
          </table:table-cell>
          <table:table-cell office:value-type="string" calcext:value-type="string">
            <text:p>Ingetrokken na toezegging Amendement A5 Grip op de GR GGD ZOB (PvdA)</text:p>
          </table:table-cell>
          <table:table-cell office:value-type="string" calcext:value-type="string">
            <text:p>19-05-2020</text:p>
          </table:table-cell>
          <table:table-cell office:value-type="string" calcext:value-type="string">
            <text:p>[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https://eindhoven.parlaeus.nl/user/motie/action=showdoc/gd=293/Ingetrokken_na_toezegging_Amendement_A1_Borgen_van_de_democratische_en_voorzorgsmaatregelen_voor_rampen_van_lange_duur_zoals_epidemie__n_in_de_visie_2020__M.A._Schreurs__LPF__OAE__H.A.G._de_Leeuw_.pdf</text:p>
          </table:table-cell>
          <table:table-cell office:value-type="string" calcext:value-type="string">
            <text:p>Ingetrokken na toezegging Amendement A1 Borgen van de democratische en voorzorgsmaatregelen voor rampen van lange duur zoals epidemieën in de visie 2020 (M.A. Schreurs, LPF, OAE, H.A.G. de Leeuw)</text:p>
          </table:table-cell>
          <table:table-cell office:value-type="string" calcext:value-type="string">
            <text:p>19-05-2020</text:p>
          </table:table-cell>
          <table:table-cell office:value-type="string" calcext:value-type="string">
            <text:p>['H.A.G.deLeeuw', 'LPF', 'M.A.Schreurs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https://eindhoven.parlaeus.nl/user/motie/action=showdoc/gd=295/Ingetrokken_na_toezegging_Vrije_motie_VM1_Steunen_oproep_om_500_vluchtelingenkinderen_op_te_vangen__M.A._Schreurs__SP__D66__CU__GL__PvdA__DENK__OAE_.pdf</text:p>
          </table:table-cell>
          <table:table-cell office:value-type="string" calcext:value-type="string">
            <text:p>Ingetrokken na toezegging Vrije motie VM1 Steunen oproep om 500 vluchtelingenkinderen op te vangen (M.A. Schreurs, SP, D66, CU, GL, PvdA, DENK, OAE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CU', 'D66', 'DENK', 'GL', 'M.A.Schreurs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ttps://eindhoven.parlaeus.nl/user/motie/action=showdoc/gd=296/Verworpen_Vrije_motie_VM2_Democratisch_referendum_over_de_kleur_van_Zwarte_Piet__LPF__OAE_.pdf</text:p>
          </table:table-cell>
          <table:table-cell office:value-type="string" calcext:value-type="string">
            <text:p>Verworpen Vrije motie VM2 Democratisch referendum over de kleur van Zwarte Piet (LPF, OAE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LPF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LPF:2', 'M.A. Schreurs:1', 'OAE:2']</text:p>
          </table:table-cell>
          <table:table-cell office:value-type="string" calcext:value-type="string">
            <text:p>['GL:7', 'PvdA:6', 'CDA:6', 'D66:5', '50PLUS:2', 'LE:1', 'CU:1', 'DENK:1', 'H.A.G. de Leeuw:1', 'VVD:7', 'SP:3']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ttps://eindhoven.parlaeus.nl/user/motie/action=showdoc/gd=297/Verworpen_Vrije_Motie_VM3_Stop_de_huurverhoging__0___is_Genoeg__SP_.pdf</text:p>
          </table:table-cell>
          <table:table-cell office:value-type="string" calcext:value-type="string">
            <text:p>Verworpen Vrije Motie VM3 Stop de huurverhoging, 0 % is Genoeg (SP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DENK', 'LPF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LPF:2', 'M.A. Schreurs:1', 'OAE:2', 'DENK:1', 'SP:3']</text:p>
          </table:table-cell>
          <table:table-cell office:value-type="string" calcext:value-type="string">
            <text:p>['GL:7', 'PvdA:6', 'CDA:6', 'D66:5', '50PLUS:2', 'LE:1', 'CU:1', 'H.A.G. de Leeuw:1', 'VVD:7']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ttps://eindhoven.parlaeus.nl/user/motie/action=showdoc/gd=298/Verworpen_Vrije_motie_VM4A_afhandeling_coronaboetes__M.A._Schreurs__LPF__DENK_.pdf</text:p>
          </table:table-cell>
          <table:table-cell office:value-type="string" calcext:value-type="string">
            <text:p>Verworpen Vrije motie VM4A afhandeling coronaboetes (M.A. Schreurs, LPF, DENK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LPF', 'M.A.Schreurs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LPF:2', 'M.A. Schreurs:1', 'OAE:2', 'DENK:1', 'SP:3']</text:p>
          </table:table-cell>
          <table:table-cell office:value-type="string" calcext:value-type="string">
            <text:p>['GL:7', 'PvdA:6', 'CDA:6', 'D66:5', '50PLUS:2', 'LE:1', 'CU:1', 'H.A.G. de Leeuw:1', 'VVD:7']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ttps://eindhoven.parlaeus.nl/user/motie/action=showdoc/gd=299/Ingetrokken_Vrije_motie_VM5_uitvoering_conform_dictum_aangenomen_motie_Racisme_en_geweld_zijn_nooit_acceptabel__M.A._Schreurs_.pdf</text:p>
          </table:table-cell>
          <table:table-cell office:value-type="string" calcext:value-type="string">
            <text:p>Ingetrokken Vrije motie VM5 uitvoering conform dictum aangenomen motie Racisme en geweld zijn nooit acceptabel (M.A. Schreurs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M.A.Schreurs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ttps://eindhoven.parlaeus.nl/user/motie/action=showdoc/gd=300/Aangenomen_Vrije_motie_VM6_Invulling_sinterklaasfeest_aan_samenleving__VVD__CDA__50PLUS__CU__H.A.G._de_Leeuw_.pdf</text:p>
          </table:table-cell>
          <table:table-cell office:value-type="string" calcext:value-type="string">
            <text:p>Aangenomen Vrije motie VM6 Invulling sinterklaasfeest aan samenleving (VVD, CDA, 50PLUS, CU, H.A.G. de Leeuw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50PLUS', 'CDA', 'CU', 'H.A.G.deLeeuw', 'VVD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CDA:6', 'LPF:2', '50PLUS:2', 'LE:1', 'CU:1', 'M.A. Schreurs:1', 'OAE:2', 'H.A.G. de Leeuw:1', 'VVD:7']</text:p>
          </table:table-cell>
          <table:table-cell office:value-type="string" calcext:value-type="string">
            <text:p>['GL:7', 'PvdA:6', 'D66:5', 'DENK:1']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ttps://eindhoven.parlaeus.nl/user/motie/action=showdoc/gd=301/Verworpen_Vrije_Motie_VM7_Een_strafblad_bij_Coronaboetes_is_disproportioneel__M.A._Schreurs__DENK_.pdf</text:p>
          </table:table-cell>
          <table:table-cell office:value-type="string" calcext:value-type="string">
            <text:p>Verworpen Vrije Motie VM7 Een strafblad bij Coronaboetes is disproportioneel (M.A. Schreurs, DENK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DENK', 'M.A.Schreurs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PvdA:6', 'LPF:2', 'M.A. Schreurs:1', 'OAE:2', 'DENK:1', 'H.A.G. de Leeuw:1', 'SP:3']</text:p>
          </table:table-cell>
          <table:table-cell office:value-type="string" calcext:value-type="string">
            <text:p>['GL:7', 'CDA:6', 'D66:5', '50PLUS:2', 'LE:1', 'CU:1', 'VVD:7']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ttps://eindhoven.parlaeus.nl/user/motie/action=showdoc/gd=302/Ingetrokken_na_toezegging_Vrije_motie_VM8__Eindhoven_voorstander_van_Smart_Distancing_in_de_horeca__D66__PvdA__DENK_.pdf</text:p>
          </table:table-cell>
          <table:table-cell office:value-type="string" calcext:value-type="string">
            <text:p>Ingetrokken na toezegging Vrije motie VM8 <text:s/>Eindhoven voorstander van Smart Distancing in de horeca (D66, PvdA, DENK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D66', 'DENK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https://eindhoven.parlaeus.nl/user/motie/action=showdoc/gd=303/Aangenomen_vrije_motie_VM9A_VN_Verdrag_in_Eindhoven_zodat_iedereen___cht_mee_doet__PvdA__50PLUS__D66__CU__DENK__GL__VVD__CDA_.pdf</text:p>
          </table:table-cell>
          <table:table-cell office:value-type="string" calcext:value-type="string">
            <text:p>Aangenomen vrije motie VM9A VN Verdrag in Eindhoven zodat iedereen écht mee doet (PvdA, 50PLUS, D66, CU, DENK, GL, VVD, CDA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50PLUS', 'CDA', 'CU', 'D66', 'DENK', 'GL', 'PvdA', 'VVD']</text:p>
          </table:table-cell>
          <table:table-cell office:value-type="string" calcext:value-type="string">
            <text:p>Aangenomen</text:p>
          </table:table-cell>
          <table:table-cell table:number-columns-repeated="2" office:value-type="string" calcext:value-type="string">
            <text:p>['vul handmatig in']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https://eindhoven.parlaeus.nl/user/motie/action=showdoc/gd=304/Aangenomen_vrije_motie_VM10__Onderling_Fatsoen_en_Respect___50PLUS__CU__GL__VVD__D66__CDA__PvdA__SP__DENK__LE_.pdf</text:p>
          </table:table-cell>
          <table:table-cell office:value-type="string" calcext:value-type="string">
            <text:p>Aangenomen vrije motie VM10 'Onderling Fatsoen en Respect' (50PLUS, CU, GL, VVD, D66, CDA, PvdA, SP, DENK, LE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50PLUS', 'CDA', 'CU', 'D66', 'DENK', 'GL', 'LE', 'PvdA', 'SP', 'VVD']</text:p>
          </table:table-cell>
          <table:table-cell office:value-type="string" calcext:value-type="string">
            <text:p>Aangenomen</text:p>
          </table:table-cell>
          <table:table-cell office:value-type="string" calcext:value-type="string">
            <text:p>['GL:7', 'PvdA:6', 'CDA:6', '50PLUS:2', 'LE:1', 'CU:1', 'DENK:1', 'VVD:7', 'SP:3']</text:p>
          </table:table-cell>
          <table:table-cell office:value-type="string" calcext:value-type="string">
            <text:p>['LPF:2', 'M.A. Schreurs:1', 'OAE:2', 'H.A.G. de Leeuw:1']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ttps://eindhoven.parlaeus.nl/user/motie/action=showdoc/gd=305/Niet_in_stemming_gebracht_Vrije_motie_VM11A_In_dialoog_op_weg_naar_een_gezellig_Sinterklaasfeest__D66__DENK_.pdf</text:p>
          </table:table-cell>
          <table:table-cell office:value-type="string" calcext:value-type="string">
            <text:p>Niet in stemming gebracht Vrije motie VM11A In dialoog op weg naar een gezellig Sinterklaasfeest (D66, DENK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D66', 'DENK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ttps://eindhoven.parlaeus.nl/user/motie/action=showdoc/gd=306/Ingetrokken_na_toezegging_motie_M15_Het_geld_op_de_juiste_plek__GL__PvdA__SP__50PLUS__D66__DENK__OAE__CU_.pdf</text:p>
          </table:table-cell>
          <table:table-cell office:value-type="string" calcext:value-type="string">
            <text:p>Ingetrokken na toezegging motie M15 Het geld op de juiste plek (GL, PvdA, SP, 50PLUS, D66, DENK, OAE, CU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50PLUS', 'CU', 'D66', 'DENK', 'GL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https://eindhoven.parlaeus.nl/user/motie/action=showdoc/gd=307/Verworpen_motie_M10_Heel-2020-geen-precariobelasting-heffen__D66__OAE__M.A._Schreurs__DENK__LE__H.A.G_de_Leeuw_.pdf</text:p>
          </table:table-cell>
          <table:table-cell office:value-type="string" calcext:value-type="string">
            <text:p>Verworpen motie M10 Heel-2020-geen-precariobelasting-heffen (D66, OAE, M.A. Schreurs, DENK, LE, H.A.G de Leeuw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D66', 'DENK', 'H.A.G.deLeeuw', 'LE', 'M.A.Schreurs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LPF:2', 'LE:1', 'M.A. Schreurs:1', 'OAE:2', 'DENK:1', 'H.A.G. de Leeuw:1']</text:p>
          </table:table-cell>
          <table:table-cell office:value-type="string" calcext:value-type="string">
            <text:p>['GL:7', 'PvdA:6', 'CDA:6', '50PLUS:2', 'CU:1', 'VVD:7', 'SP:3']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https://eindhoven.parlaeus.nl/user/motie/action=showdoc/gd=308/Toezegging_wethouder_Oosterveer_Vraag_V3_Vragenhalfuur_Corona.pdf</text:p>
          </table:table-cell>
          <table:table-cell office:value-type="string" calcext:value-type="string">
            <text:p>Toezegging wethouder Oosterveer Vraag V3 Vragenhalfuur Corona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https://eindhoven.parlaeus.nl/user/motie/action=showdoc/gd=309/Toezegging_wethouder_Thijs_Vraag_V4_Vragenhalfuur_Ingekomen_brief_van_UN_Woman_Nederland__20-179_.pdf</text:p>
          </table:table-cell>
          <table:table-cell office:value-type="string" calcext:value-type="string">
            <text:p>Toezegging wethouder Thijs Vraag V4 Vragenhalfuur Ingekomen brief van UN Woman Nederland (20-179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ttps://eindhoven.parlaeus.nl/user/motie/action=showdoc/gd=310/Toezegging_wethouder_Oosterveer_Raadsvoorstel_afschaffen_stadspas_als_toegangsmiddel_en_implemeteren_alternatieven.pdf</text:p>
          </table:table-cell>
          <table:table-cell office:value-type="string" calcext:value-type="string">
            <text:p>Toezegging wethouder Oosterveer Raadsvoorstel afschaffen stadspas als toegangsmiddel en implemeteren alternatieven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ttps://eindhoven.parlaeus.nl/user/motie/action=showdoc/gd=311/Toezegging_wethouder_Thijs_Raadsvoorstel_doorontwikkeling_afvalinzameling__amendement_A4_Doorontwikkeling_afvalinzameling_.pdf</text:p>
          </table:table-cell>
          <table:table-cell office:value-type="string" calcext:value-type="string">
            <text:p>Toezegging wethouder Thijs Raadsvoorstel doorontwikkeling afvalinzameling (amendement A4 Doorontwikkeling afvalinzameling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https://eindhoven.parlaeus.nl/user/motie/action=showdoc/gd=312/Toezegging_wethouderTorunoglu_Raadsvoorstel_gwijzigde_vaststelling_bestemmingsplan_I_Philipsdorp_2013__Langdonkenstraat_.pdf</text:p>
          </table:table-cell>
          <table:table-cell office:value-type="string" calcext:value-type="string">
            <text:p>Toezegging wethouderTorunoglu Raadsvoorstel gwijzigde vaststelling bestemmingsplan I Philipsdorp 2013 (Langdonkenstraat)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ttps://eindhoven.parlaeus.nl/user/motie/action=showdoc/gd=313/Toezegging_wethouders_List_en_Steenbakkers_Raadsvoorstel_Uitwerking_Maatschappleijk_Ondersteuningsfonds.pdf</text:p>
          </table:table-cell>
          <table:table-cell office:value-type="string" calcext:value-type="string">
            <text:p>Toezegging wethouders List en Steenbakkers Raadsvoorstel Uitwerking Maatschappleijk Ondersteuningsfonds</text:p>
          </table:table-cell>
          <table:table-cell office:value-type="string" calcext:value-type="string">
            <text:p>16-06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https://eindhoven.parlaeus.nl/user/motie/action=showdoc/gd=294/Toezegging_wethouder_Thijs_concept_motie_slooppremie_voor_brommers_en_scooters_ouder_dan_10_jaar.pdf</text:p>
          </table:table-cell>
          <table:table-cell office:value-type="string" calcext:value-type="string">
            <text:p>Toezegging wethouder Thijs concept motie slooppremie voor brommers en scooters ouder dan 10 jaar</text:p>
          </table:table-cell>
          <table:table-cell office:value-type="string" calcext:value-type="string">
            <text:p>09-06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https://eindhoven.parlaeus.nl/user/motie/action=showdoc/gd=314/Toezegging_wethouder_Torunoglu_RV_Jaarstukken_2019_over_Meerjarenplan_vastgoed.pdf</text:p>
          </table:table-cell>
          <table:table-cell office:value-type="string" calcext:value-type="string">
            <text:p>Toezegging wethouder Torunoglu RV Jaarstukken 2019 over Meerjarenplan vastgoed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https://eindhoven.parlaeus.nl/user/motie/action=showdoc/gd=315/Ingetrokken_Motie_JR.M02_Spijtbetuiging_college__M.A._Schreurs_.pdf</text:p>
          </table:table-cell>
          <table:table-cell office:value-type="string" calcext:value-type="string">
            <text:p>Ingetrokken Motie JR.M02 Spijtbetuiging college (M.A. Schreurs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M.A.Schreurs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https://eindhoven.parlaeus.nl/user/motie/action=showdoc/gd=316/Verworpen_Motie_JR.M03_Tegen_Jaarrekening_Sociaal_Domein__M.A._Schreurs__H.A.G._de_Leeuw__OAE__DENK_.pdf</text:p>
          </table:table-cell>
          <table:table-cell office:value-type="string" calcext:value-type="string">
            <text:p>Verworpen Motie JR.M03 Tegen Jaarrekening Sociaal Domein (M.A. Schreurs, H.A.G. de Leeuw, OAE, DENK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DENK', 'H.A.G.deLeeuw', 'M.A.Schreurs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LPF:2', 'M.A. Schreurs:1', 'OAE:2', 'DENK:1', 'H.A.G. de Leeuw:1', 'SP:3']</text:p>
          </table:table-cell>
          <table:table-cell office:value-type="string" calcext:value-type="string">
            <text:p>['GL:7', 'PvdA:6', 'CDA:6', '50PLUS:2', 'LE:1', 'CU:1', 'VVD:7']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https://eindhoven.parlaeus.nl/user/motie/action=showdoc/gd=317/Ingetrokken_Motie_JR.M04_Overheid_behoort_het_belang_van_haar_burgers_te_dienen__M.A._Schreurs__OAE_.pdf</text:p>
          </table:table-cell>
          <table:table-cell office:value-type="string" calcext:value-type="string">
            <text:p>Ingetrokken Motie JR.M04 Overheid behoort het belang van haar burgers te dienen (M.A. Schreurs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M.A.Schreurs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https://eindhoven.parlaeus.nl/user/motie/action=showdoc/gd=318/Ingetrokken_na_toezegging_Motie_JR.M05_Helderheid_investeringen__PvdA__GL__VVD__CDA__H.A.G._de_Leeuw__DENK__CU__D66__50PLUS__OAE_.pdf</text:p>
          </table:table-cell>
          <table:table-cell office:value-type="string" calcext:value-type="string">
            <text:p>Ingetrokken na toezegging Motie JR.M05 Helderheid investeringen (PvdA, GL, VVD, CDA, H.A.G. de Leeuw, DENK, CU, D66, 50PLUS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50PLUS', 'CDA', 'CU', 'D66', 'DENK', 'GL', 'H.A.G.deLeeuw', 'OAE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https://eindhoven.parlaeus.nl/user/motie/action=showdoc/gd=319/Ingetrokken_na_toezegging_Motie_JR.M06_Geen_uitstroom_beschermd_wonen_naar_de_straat__SP__DENK__50PLUS__OAE_.pdf</text:p>
          </table:table-cell>
          <table:table-cell office:value-type="string" calcext:value-type="string">
            <text:p>Ingetrokken na toezegging Motie JR.M06 Geen uitstroom beschermd wonen naar de straat (SP, DENK, 50PLUS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50PLUS', 'DENK', 'OAE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https://eindhoven.parlaeus.nl/user/motie/action=showdoc/gd=320/Verworpen_Motie_JR.M07_Monitoren_en_repareren_II__SP__DENK__OAE_.pdf</text:p>
          </table:table-cell>
          <table:table-cell office:value-type="string" calcext:value-type="string">
            <text:p>Verworpen Motie JR.M07 Monitoren en repareren II (SP, DENK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DENK', 'OAE', 'SP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D66:5', 'M.A. Schreurs:1', 'OAE:2', 'DENK:1', 'H.A.G. de Leeuw:1', 'SP:3']</text:p>
          </table:table-cell>
          <table:table-cell office:value-type="string" calcext:value-type="string">
            <text:p>['GL:7', 'PvdA:6', 'CDA:6', 'LPF:2', '50PLUS:2', 'LE:1', 'CU:1', 'VVD:7'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https://eindhoven.parlaeus.nl/user/motie/action=showdoc/gd=321/Ingetrokken_na_toezegging_Motie_JR.M08_Afwijken_van_de_kostendelersnorm__SP__DENK__OAE_.pdf</text:p>
          </table:table-cell>
          <table:table-cell office:value-type="string" calcext:value-type="string">
            <text:p>Ingetrokken na toezegging Motie JR.M08 Afwijken van de kostendelersnorm (SP, DENK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DENK', 'OAE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https://eindhoven.parlaeus.nl/user/motie/action=showdoc/gd=322/Ingetrokken_Motie_JR.M09_Sociale_Huurwoningen__SP__OAE__DENK_.pdf</text:p>
          </table:table-cell>
          <table:table-cell office:value-type="string" calcext:value-type="string">
            <text:p>Ingetrokken Motie JR.M09 Sociale Huurwoningen (SP, OAE, DENK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DENK', 'OAE', 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https://eindhoven.parlaeus.nl/user/motie/action=showdoc/gd=323/Ingetrokken_na_toezegging_Motie_JR.M10_Hoe_komt_het_nou_dat_wij_zo_slecht_scoren_op_veiligheid__CDA__DENK__50PLUS_.pdf</text:p>
          </table:table-cell>
          <table:table-cell office:value-type="string" calcext:value-type="string">
            <text:p>Ingetrokken na toezegging Motie JR.M10 Hoe komt het nou dat wij zo slecht scoren op veiligheid (CDA, DENK, 50PLUS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50PLUS', 'CDA', 'DENK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ttps://eindhoven.parlaeus.nl/user/motie/action=showdoc/gd=324/Ingetrokken_na_toezegging_Motie_M2_Verbeteren_clientondersteuning_WIJ_Eindhoven__PvdA__50PLUS__D66__DENK__GL__CU__OAE_.pdf</text:p>
          </table:table-cell>
          <table:table-cell office:value-type="string" calcext:value-type="string">
            <text:p>Ingetrokken na toezegging Motie M2 Verbeteren clientondersteuning WIJ Eindhoven (PvdA, 50PLUS, D66, DENK, GL, CU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50PLUS', 'CU', 'D66', 'DENK', 'GL', 'OAE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ttps://eindhoven.parlaeus.nl/user/motie/action=showdoc/gd=325/Ingetrokken_motie_M5_Aanvulling_AIO-uitkering__OAE__H.A.G._de_Leeuw__DENK_.pdf</text:p>
          </table:table-cell>
          <table:table-cell office:value-type="string" calcext:value-type="string">
            <text:p>Ingetrokken motie M5 Aanvulling AIO-uitkering (OAE, H.A.G. de Leeuw, DENK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DENK', 'H.A.G.deLeeuw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https://eindhoven.parlaeus.nl/user/motie/action=showdoc/gd=326/Ingetrokken_motie_M8_De_bank_met_de_goede_naam__OAE__H.A.G._de_Leeuw__DENK_.pdf</text:p>
          </table:table-cell>
          <table:table-cell office:value-type="string" calcext:value-type="string">
            <text:p>Ingetrokken motie M8 De bank met de goede naam (OAE, H.A.G. de Leeuw, DENK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DENK', 'H.A.G.deLeeuw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https://eindhoven.parlaeus.nl/user/motie/action=showdoc/gd=327/Ingetrokken_na_toezegging_motie_M11A_Van_vangnet_naar_trampoline__GL__DENK__50PLUS__CU__OAE_.pdf</text:p>
          </table:table-cell>
          <table:table-cell office:value-type="string" calcext:value-type="string">
            <text:p>Ingetrokken na toezegging motie M11A Van vangnet naar trampoline (GL, DENK, 50PLUS, CU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50PLUS', 'CU', 'DENK', 'GL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ttps://eindhoven.parlaeus.nl/user/motie/action=showdoc/gd=328/Ingetrokken_Motie_M15_Stop_groei_kinderarmoede__OAE__DENK_.pdf</text:p>
          </table:table-cell>
          <table:table-cell office:value-type="string" calcext:value-type="string">
            <text:p>Ingetrokken Motie M15 Stop groei kinderarmoede (OAE, DENK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DENK', 'OAE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https://eindhoven.parlaeus.nl/user/motie/action=showdoc/gd=329/Toezegging_wethouder_Oosterveer_Kaderbrief__Intensiveringen_.pdf</text:p>
          </table:table-cell>
          <table:table-cell office:value-type="string" calcext:value-type="string">
            <text:p>Toezegging wethouder Oosterveer Kaderbrief (Intensiveringen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ttps://eindhoven.parlaeus.nl/user/motie/action=showdoc/gd=330/Toezegging_wethouder_List_Kaderbrief__Bereikbaarheid_in_de_stad_.pdf</text:p>
          </table:table-cell>
          <table:table-cell office:value-type="string" calcext:value-type="string">
            <text:p>Toezegging wethouder List Kaderbrief (Bereikbaarheid in de stad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https://eindhoven.parlaeus.nl/user/motie/action=showdoc/gd=331/Aangehouden_Vrije_motie_VM1_servicebureau__D66__CU__SP__H.A.G._de_Leeuw__DENK_.pdf</text:p>
          </table:table-cell>
          <table:table-cell office:value-type="string" calcext:value-type="string">
            <text:p>Aangehouden Vrije motie VM1 servicebureau (D66, CU, SP, H.A.G. de Leeuw, DENK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CU', 'D66', 'DENK', 'H.A.G.deLeeuw', 'SP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ttps://eindhoven.parlaeus.nl/user/motie/action=showdoc/gd=332/Ingetrokken_Vrije_motie_VM2_Actieplan_Onderwijs_Een_nieuw_normaal__PvdA__DENK__OAE_.pdf</text:p>
          </table:table-cell>
          <table:table-cell office:value-type="string" calcext:value-type="string">
            <text:p>Ingetrokken Vrije motie VM2 Actieplan Onderwijs Een nieuw normaal (PvdA, DENK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DENK', 'OAE', 'PvdA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https://eindhoven.parlaeus.nl/user/motie/action=showdoc/gd=333/Ingetrokken_na_toezegging_Vrije_motie_VM4_Sociaal_groen_in_alle_wijken__PvdA__GL__DENK__D66__OAE_.pdf</text:p>
          </table:table-cell>
          <table:table-cell office:value-type="string" calcext:value-type="string">
            <text:p>Ingetrokken na toezegging Vrije motie VM4 Sociaal groen in alle wijken (PvdA, GL, DENK, D66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D66', 'DENK', 'GL', 'OAE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ttps://eindhoven.parlaeus.nl/user/motie/action=showdoc/gd=334/Ingetrokken_na_toezegging_Vrije_motie_VM5_Lam_of_Leeuw__M.A._Schreurs__OAE__H.A.G._de_Leeuw_.pdf</text:p>
          </table:table-cell>
          <table:table-cell office:value-type="string" calcext:value-type="string">
            <text:p>Ingetrokken na toezegging Vrije motie VM5 Lam of Leeuw (M.A. Schreurs, OAE, H.A.G. de Leeuw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H.A.G.deLeeuw', 'M.A.Schreurs', 'OAE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ttps://eindhoven.parlaeus.nl/user/motie/action=showdoc/gd=335/Ingetrokken_na_toezegging_Vrije_Motie_VM6A_Meer_sport_en_bewegen_in_de_openbare_ruimte__D66__PvdA__DENK__CU__50PLUS__OAE_.pdf</text:p>
          </table:table-cell>
          <table:table-cell office:value-type="string" calcext:value-type="string">
            <text:p>Ingetrokken na toezegging Vrije Motie VM6A Meer sport en bewegen in de openbare ruimte (D66, PvdA, DENK, CU, 50PLUS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50PLUS', 'CU', 'D66', 'DENK', 'OAE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https://eindhoven.parlaeus.nl/user/motie/action=showdoc/gd=336/Ingetrokken_na_toezegging_Vrije_motie_VM7_Bio-artlabarotories_en_Next_Nature__M.A.._Schreurs_.pdf</text:p>
          </table:table-cell>
          <table:table-cell office:value-type="string" calcext:value-type="string">
            <text:p>Ingetrokken na toezegging Vrije motie VM7 Bio-artlabarotories en Next Nature (M.A.. Schreurs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M.A.Schreurs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ttps://eindhoven.parlaeus.nl/user/motie/action=showdoc/gd=337/Ingetrokken_na_toezegging_Vrije_motie_VM8_garantie_voor_PLAN__M.A._Schreurs_.pdf</text:p>
          </table:table-cell>
          <table:table-cell office:value-type="string" calcext:value-type="string">
            <text:p>Ingetrokken na toezegging Vrije motie VM8 garantie voor PLAN (M.A. Schreurs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M.A.Schreurs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https://eindhoven.parlaeus.nl/user/motie/action=showdoc/gd=338/Verworpen_Vrije_motie_VM9_Waterstof_als_energiedrager_en_brandstof_voor_de_toekomst__LPF__OAE_.pdf</text:p>
          </table:table-cell>
          <table:table-cell office:value-type="string" calcext:value-type="string">
            <text:p>Verworpen Vrije motie VM9 Waterstof als energiedrager en brandstof voor de toekomst (LPF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LPF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LPF:2', 'M.A. Schreurs:1', 'OAE:2', 'H.A.G. de Leeuw:1']</text:p>
          </table:table-cell>
          <table:table-cell office:value-type="string" calcext:value-type="string">
            <text:p>['GL:7', 'PvdA:6', 'CDA:6', 'D66:5', '50PLUS:2', 'LE:1', 'CU:1', 'DENK:1', 'VVD:7', 'SP:3']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ttps://eindhoven.parlaeus.nl/user/motie/action=showdoc/gd=339/Verworpen_Vrije_motie_VM10_Eindhovenaren_zijn_geen_racisten__LPF__OAE_.pdf</text:p>
          </table:table-cell>
          <table:table-cell office:value-type="string" calcext:value-type="string">
            <text:p>Verworpen Vrije motie VM10 Eindhovenaren zijn geen racisten (LPF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LPF', 'OAE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LPF:2', 'M.A. Schreurs:1', 'OAE:2', 'H.A.G. de Leeuw:1']</text:p>
          </table:table-cell>
          <table:table-cell office:value-type="string" calcext:value-type="string">
            <text:p>['GL:7', 'PvdA:6', 'CDA:6', 'D66:5', '50PLUS:2', 'LE:1', 'CU:1', 'DENK:1', 'VVD:7', 'SP:3']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ttps://eindhoven.parlaeus.nl/user/motie/action=showdoc/gd=340/Ingetrokken_na_toezegging_Vrije_motie_VM11_Aanpak_jeugdwerkloosheid__SP__DENK__GL__D66__OAE__CU_.pdf</text:p>
          </table:table-cell>
          <table:table-cell office:value-type="string" calcext:value-type="string">
            <text:p>Ingetrokken na toezegging Vrije motie VM11 Aanpak jeugdwerkloosheid (SP, DENK, GL, D66, OAE, CU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CU', 'D66', 'DENK', 'GL', 'OAE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https://eindhoven.parlaeus.nl/user/motie/action=showdoc/gd=341/Ingetrokken_na_toezegging_Vrije_motie_VM12_Toekomst_en_Corona_Prognoses_voor_de_culturele_BIS-instellingen__CDA_.pdf</text:p>
          </table:table-cell>
          <table:table-cell office:value-type="string" calcext:value-type="string">
            <text:p>Ingetrokken na toezegging Vrije motie VM12 Toekomst en Corona Prognoses voor de culturele BIS-instellingen (CDA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C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https://eindhoven.parlaeus.nl/user/motie/action=showdoc/gd=342/Aangehouden_Vrije_Motie_VM13_Niet_vergeten_de_kwetsbare_arbeidsmigranten__CDA__SP__DENK__D66__OAE_.pdf</text:p>
          </table:table-cell>
          <table:table-cell office:value-type="string" calcext:value-type="string">
            <text:p>Aangehouden Vrije Motie VM13 Niet vergeten de kwetsbare arbeidsmigranten (CDA, SP, DENK, D66, OAE)</text:p>
          </table:table-cell>
          <table:table-cell office:value-type="string" calcext:value-type="string">
            <text:p>07-07-2020</text:p>
          </table:table-cell>
          <table:table-cell office:value-type="string" calcext:value-type="string">
            <text:p>['CDA', 'D66', 'OAE', 'SP']</text:p>
          </table:table-cell>
          <table:table-cell office:value-type="string" calcext:value-type="string">
            <text:p>Aangehoud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https://eindhoven.parlaeus.nl/user/motie/action=showdoc/gd=356/Toezegging_wethouder_Steenbakkers_rondvraag_GL_gelijke_kansen__eerlijk_schooladvies.pdf</text:p>
          </table:table-cell>
          <table:table-cell office:value-type="string" calcext:value-type="string">
            <text:p>Toezegging wethouder Steenbakkers rondvraag GL gelijke kansen, eerlijk schooladvies</text:p>
          </table:table-cell>
          <table:table-cell office:value-type="string" calcext:value-type="string">
            <text:p>29-09-2020</text:p>
          </table:table-cell>
          <table:table-cell office:value-type="string" calcext:value-type="string">
            <text:p>['CDA', 'GL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https://eindhoven.parlaeus.nl/user/motie/action=showdoc/gd=343/Toezegging_wethouder_Richters_Vraag_vragenhalfuur_Het_gaat_om_kinderen__Vraag_V3_.pdf</text:p>
          </table:table-cell>
          <table:table-cell office:value-type="string" calcext:value-type="string">
            <text:p>Toezegging wethouder Richters Vraag vragenhalfuur Het gaat om kinderen (Vraag V3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PvdA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https://eindhoven.parlaeus.nl/user/motie/action=showdoc/gd=344/Toezegging_wethouder_Torunoglu_Raadsvoorstel_Gewijzigde_vaststelling_bestemmingsplan_II_Tongelresche_Akkers__woonwagenlocatie_Fernhoutstraat_.pdf</text:p>
          </table:table-cell>
          <table:table-cell office:value-type="string" calcext:value-type="string">
            <text:p>Toezegging wethouder Torunoglu Raadsvoorstel Gewijzigde vaststelling bestemmingsplan II Tongelresche Akkers (woonwagenlocatie Fernhoutstraat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ttps://eindhoven.parlaeus.nl/user/motie/action=showdoc/gd=345/Ingetrokken_na_toezegging_Motie_M1_-_Zero_emissie_betaalbaar_houden__VVD__PvdA__D66__LE__GL__50PLUS__SP__CDA__DENK__CU_.pdf</text:p>
          </table:table-cell>
          <table:table-cell office:value-type="string" calcext:value-type="string">
            <text:p>Ingetrokken na toezegging Motie M1 - Zero emissie betaalbaar houden (VVD, PvdA, D66, LE, GL, 50PLUS, SP, CDA, DENK, CU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50PLUS', 'CDA', 'CU', 'D66', 'DENK', 'GL', 'LE', 'PvdA', 'SP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ttps://eindhoven.parlaeus.nl/user/motie/action=showdoc/gd=346/Ingetrokken_na_toezegging_Motie_M4_-_Doorstroming_niet_beperken_door_HOV3__VVD__CDA__DENK__CU_.pdf</text:p>
          </table:table-cell>
          <table:table-cell office:value-type="string" calcext:value-type="string">
            <text:p>Ingetrokken na toezegging Motie M4 - Doorstroming niet beperken door HOV3 (VVD, CDA, DENK, CU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CDA', 'CU', 'DENK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https://eindhoven.parlaeus.nl/user/motie/action=showdoc/gd=347/Ingetrokken_na_toezegging_Motie_M5_-_Tijdelijkheid_niet_automatisch_maar_situatie_gebonden__SP__DENK__GL_.pdf</text:p>
          </table:table-cell>
          <table:table-cell office:value-type="string" calcext:value-type="string">
            <text:p>Ingetrokken na toezegging Motie M5 - Tijdelijkheid niet automatisch maar situatie gebonden (SP, DENK, GL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DENK', 'GL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https://eindhoven.parlaeus.nl/user/motie/action=showdoc/gd=348/Ingetrokken_na_toezegging_Motie_M6_-_Stel_een_doel__SP__D66__DENK__GL_.pdf</text:p>
          </table:table-cell>
          <table:table-cell office:value-type="string" calcext:value-type="string">
            <text:p>Ingetrokken na toezegging Motie M6 - Stel een doel (SP, D66, DENK, GL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D66', 'DENK', 'GL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ttps://eindhoven.parlaeus.nl/user/motie/action=showdoc/gd=349/Ingetrokken_na_toezegging_Motie_M7_-_Laat_niet_als_dank...___SP__GL_.pdf</text:p>
          </table:table-cell>
          <table:table-cell office:value-type="string" calcext:value-type="string">
            <text:p>Ingetrokken na toezegging Motie M7 - Laat niet als dank... <text:s/>(SP, GL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GL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ttps://eindhoven.parlaeus.nl/user/motie/action=showdoc/gd=350/Ingetrokken_Motie_M8_-_Evaluatie_nodig__SP_.pdf</text:p>
          </table:table-cell>
          <table:table-cell office:value-type="string" calcext:value-type="string">
            <text:p>Ingetrokken Motie M8 - Evaluatie nodig (SP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SP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ttps://eindhoven.parlaeus.nl/user/motie/action=showdoc/gd=351/Toezegging_wethouder_Steenbakkers_Raadsvoorstel_Vereenvoudiging_financi__le_afspraken_ISE.pdf</text:p>
          </table:table-cell>
          <table:table-cell office:value-type="string" calcext:value-type="string">
            <text:p>Toezegging wethouder Steenbakkers Raadsvoorstel Vereenvoudiging financiële afspraken ISE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ttps://eindhoven.parlaeus.nl/user/motie/action=showdoc/gd=352/Ingetrokken_na_toezegging_Motie_M2_-__parkeer_overlast_de_IJzeren_Man__VVD__CDA__PvdA__50PLUS__LE__DENK_.pdf</text:p>
          </table:table-cell>
          <table:table-cell office:value-type="string" calcext:value-type="string">
            <text:p>Ingetrokken na toezegging Motie M2 - (parkeer)overlast de IJzeren Man (VVD, CDA, PvdA, 50PLUS, LE, DENK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50PLUS', 'CDA', 'DENK', 'LE', 'PvdA', 'VVD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https://eindhoven.parlaeus.nl/user/motie/action=showdoc/gd=353/Ingetrokken_na_toezegging_Motie_M3_-_plezier_zonder_parkeeroverlast__GL__D66__PvdA__5-PLUS__DENK_.pdf</text:p>
          </table:table-cell>
          <table:table-cell office:value-type="string" calcext:value-type="string">
            <text:p>Ingetrokken na toezegging Motie M3 - plezier zonder parkeeroverlast (GL, D66, PvdA, 5-PLUS, DENK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50PLUS', 'D66', 'DENK', 'GL', 'PvdA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https://eindhoven.parlaeus.nl/user/motie/action=showdoc/gd=354/Ingetrokken_Motie_M9A_-_Houd_oog_voor_waar_het_om_draait__CDA__50PLUS__DENK_.pdf</text:p>
          </table:table-cell>
          <table:table-cell office:value-type="string" calcext:value-type="string">
            <text:p>Ingetrokken Motie M9A - Houd oog voor waar het om draait (CDA, 50PLUS, DENK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50PLUS', 'CDA', 'DENK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ttps://eindhoven.parlaeus.nl/user/motie/action=showdoc/gd=355/Ingetrokken_na_toezegging_Motie_M10A_-_Beperk_geluidsoverlast_De_IJzeren_Man__CDA__50PLUS__DENK_.pdf</text:p>
          </table:table-cell>
          <table:table-cell office:value-type="string" calcext:value-type="string">
            <text:p>Ingetrokken na toezegging Motie M10A - Beperk geluidsoverlast De IJzeren Man (CDA, 50PLUS, DENK)</text:p>
          </table:table-cell>
          <table:table-cell office:value-type="string" calcext:value-type="string">
            <text:p>16-09-2020</text:p>
          </table:table-cell>
          <table:table-cell office:value-type="string" calcext:value-type="string">
            <text:p>['50PLUS', 'CDA', 'DENK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ttps://eindhoven.parlaeus.nl/user/motie/action=showdoc/gd=357/Toezegging_burgemeester_Jorritsma_Vraag_V3_vragenhalfuur_Gebouwen_van_groot_belang.pdf</text:p>
          </table:table-cell>
          <table:table-cell office:value-type="string" calcext:value-type="string">
            <text:p>Toezegging burgemeester Jorritsma Vraag V3 vragenhalfuur Gebouwen van groot belang</text:p>
          </table:table-cell>
          <table:table-cell office:value-type="string" calcext:value-type="string">
            <text:p>06-10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ttps://eindhoven.parlaeus.nl/user/motie/action=showdoc/gd=358/Verworpen_Vrije_motie_VM1_Onderzoek_oplegging_Coronaboetes__M.A._Schreurs_.pdf</text:p>
          </table:table-cell>
          <table:table-cell office:value-type="string" calcext:value-type="string">
            <text:p>Verworpen Vrije motie VM1 Onderzoek oplegging Coronaboetes (M.A. Schreurs)</text:p>
          </table:table-cell>
          <table:table-cell office:value-type="string" calcext:value-type="string">
            <text:p>06-10-2020</text:p>
          </table:table-cell>
          <table:table-cell office:value-type="string" calcext:value-type="string">
            <text:p>['DENK', 'M.A.Schreurs']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['LPF:2', 'M.A. Schreurs:1', 'SP:3']</text:p>
          </table:table-cell>
          <table:table-cell office:value-type="string" calcext:value-type="string">
            <text:p>['GL:6', 'PvdA:5', 'CDA:6', 'D66:5', '50PLUS:2', 'LE:1', 'CU:1', 'OAE:2', 'DENK:1', 'H.A.G. de Leeuw:1', 'VVD:7']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https://eindhoven.parlaeus.nl/user/motie/action=showdoc/gd=359/Ingetrokken_Vrije_motie_VM2_Vormgeving_raadzaal__M.A._Schreurs_.pdf</text:p>
          </table:table-cell>
          <table:table-cell office:value-type="string" calcext:value-type="string">
            <text:p>Ingetrokken Vrije motie VM2 Vormgeving raadzaal (M.A. Schreurs)</text:p>
          </table:table-cell>
          <table:table-cell office:value-type="string" calcext:value-type="string">
            <text:p>06-10-2020</text:p>
          </table:table-cell>
          <table:table-cell office:value-type="string" calcext:value-type="string">
            <text:p>['M.A.Schreurs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https://eindhoven.parlaeus.nl/user/motie/action=showdoc/gd=360/Ingetrokken_Vrije_motie_VM3_Belarus__M.A._Schreurs_.pdf</text:p>
          </table:table-cell>
          <table:table-cell office:value-type="string" calcext:value-type="string">
            <text:p>Ingetrokken Vrije motie VM3 Belarus (M.A. Schreurs)</text:p>
          </table:table-cell>
          <table:table-cell office:value-type="string" calcext:value-type="string">
            <text:p>06-10-2020</text:p>
          </table:table-cell>
          <table:table-cell office:value-type="string" calcext:value-type="string">
            <text:p>['M.A.Schreurs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https://eindhoven.parlaeus.nl/user/motie/action=showdoc/gd=361/Ingetrokken_Vrije_motie_VM4_Mondkapjes_voor_alle_Eindhovenaren___CDA__PvdA__DENK__GL__50PLUS_.pdf</text:p>
          </table:table-cell>
          <table:table-cell office:value-type="string" calcext:value-type="string">
            <text:p>Ingetrokken Vrije motie VM4 Mondkapjes voor alle Eindhovenaren <text:s/>(CDA, PvdA, DENK, GL, 50PLUS)</text:p>
          </table:table-cell>
          <table:table-cell office:value-type="string" calcext:value-type="string">
            <text:p>06-10-2020</text:p>
          </table:table-cell>
          <table:table-cell office:value-type="string" calcext:value-type="string">
            <text:p>['50PLUS', 'CDA', 'DENK', 'GL', 'PvdA']</text:p>
          </table:table-cell>
          <table:table-cell office:value-type="string" calcext:value-type="string">
            <text:p>Ingetrokken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ttps://eindhoven.parlaeus.nl/user/motie/action=showdoc/gd=362/Ingetrokken_na_toezegging_Vrije_motie_VM5_Geen_verschil_Participatiekansen_Jeugd__GL__PvdA__SP__DENK__50PLUS__OAE__D66_.pdf</text:p>
          </table:table-cell>
          <table:table-cell office:value-type="string" calcext:value-type="string">
            <text:p>Ingetrokken na toezegging Vrije motie VM5 Geen verschil Participatiekansen Jeugd (GL, PvdA, SP, DENK, 50PLUS, OAE, D66)</text:p>
          </table:table-cell>
          <table:table-cell office:value-type="string" calcext:value-type="string">
            <text:p>06-10-2020</text:p>
          </table:table-cell>
          <table:table-cell office:value-type="string" calcext:value-type="string">
            <text:p>['50PLUS', 'D66', 'DENK', 'GL', 'OAE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https://eindhoven.parlaeus.nl/user/motie/action=showdoc/gd=363/Ingetrokken_na_toezegging_Motie_M1_Slim_hergebruik_van_materialen_in_vastgoed__GL__SP__D66__CDA__PvdA_.pdf</text:p>
          </table:table-cell>
          <table:table-cell office:value-type="string" calcext:value-type="string">
            <text:p>Ingetrokken na toezegging Motie M1 Slim hergebruik van materialen in vastgoed (GL, SP, D66, CDA, PvdA)</text:p>
          </table:table-cell>
          <table:table-cell office:value-type="string" calcext:value-type="string">
            <text:p>06-10-2020</text:p>
          </table:table-cell>
          <table:table-cell office:value-type="string" calcext:value-type="string">
            <text:p>['CDA', 'D66', 'GL', 'PvdA', 'SP']</text:p>
          </table:table-cell>
          <table:table-cell office:value-type="string" calcext:value-type="string">
            <text:p>Ingetrokken na Toezegging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https://eindhoven.parlaeus.nl/user/motie/action=showdoc/gd=364/Toezegging_wethouder_Torunoglu_Raadsvoorstel_nota_vastgoedbeleid.pdf</text:p>
          </table:table-cell>
          <table:table-cell office:value-type="string" calcext:value-type="string">
            <text:p>Toezegging wethouder Torunoglu Raadsvoorstel nota vastgoedbeleid</text:p>
          </table:table-cell>
          <table:table-cell office:value-type="string" calcext:value-type="string">
            <text:p>06-10-2020</text:p>
          </table:table-cell>
          <table:table-cell office:value-type="string" calcext:value-type="string">
            <text:p>['']</text:p>
          </table:table-cell>
          <table:table-cell/>
          <table:table-cell table:number-columns-repeated="2" office:value-type="string" calcext:value-type="string">
            <text:p>[]</text:p>
          </table:table-cell>
        </table:table-row>
        <table:table-row table:style-name="ro1" table:number-rows-repeated="10482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style="long"/>
      <number:text>-</number:text>
      <number:year number:style="long"/>
    </number:date-style>
    <number:text-style style:name="N122">
      <number:text-content/>
      <number:text>Aangenomen</number:text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4T00:59:02.776862463</dc:date>
    <meta:editing-duration>PT4M52S</meta:editing-duration>
    <meta:editing-cycles>2</meta:editing-cycles>
    <meta:generator>LibreOffice/6.0.7.3$Linux_X86_64 LibreOffice_project/00m0$Build-3</meta:generator>
    <meta:document-statistic meta:table-count="1" meta:cell-count="2752" meta:object-count="0"/>
  </office:meta>
</office:document-meta>
</file>